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1" svg:font-family="'Courier New'"/>
    <style:font-face style:font-family-generic="swiss" style:name="DejaVu Sans2" svg:font-family="'DejaVu Sans'"/>
    <style:font-face style:font-family-generic="swiss" style:name="Ubuntu" svg:font-family="Ubuntu"/>
    <style:font-face style:font-family-generic="modern" style:font-pitch="fixed" style:name="Courier New" svg:font-family="'Courier New'"/>
    <style:font-face style:font-pitch="variable" style:name="DejaVu Sans3" svg:font-family="'DejaVu Sans'"/>
    <style:font-face style:font-pitch="variable" style:name="Lucida Sans Unicode" svg:font-family="'Lucida Sans Unicode'"/>
    <style:font-face style:font-pitch="variable" style:name="Tahoma"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Tahoma1" svg:font-family="Tahoma"/>
    <style:font-face style:font-family-generic="swiss" style:font-pitch="variable" style:name="Times New Roman1" svg:font-family="'Times New Roman'"/>
    <style:font-face style:font-family-generic="swiss" style:font-pitch="variable" style:name="Ubuntu1" svg:font-family="Ubuntu"/>
    <style:font-face style:font-family-generic="system" style:font-pitch="variable" style:name="DejaVu Sans"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9.5pt" style:font-name="Arial" style:font-name-complex="Arial" style:font-size-asian="9.5pt" style:font-size-complex="9.5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style:font-name="Arial"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style:font-name="Arial"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style:font-name="Arial" style:font-size-asian="10pt" style:font-size-complex="10pt" style:use-window-font-color="true"/>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style:font-name="Arial" style:font-name-complex="Calibri" style:font-size-asian="10pt" style:font-size-complex="10pt"/>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style:font-name="Arial" style:font-name-complex="Calibri" style:font-size-asian="10pt" style:font-size-complex="10pt" style:font-weight-asian="normal" style:font-weight-complex="normal"/>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00edd35" style:font-name="Arial" style:font-name-complex="Calibri" style:font-size-asian="10pt" style:font-size-complex="10pt"/>
    </style:style>
    <style:style style:family="paragraph" style:name="P22"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style>
    <style:style style:family="paragraph" style:name="P23"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style:font-style-asian="normal" style:font-weight-asian="normal" style:font-weight-complex="normal" style:use-window-font-color="true"/>
    </style:style>
    <style:style style:family="paragraph" style:master-page-name="" style:name="P24"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master-page-name="" style:name="P25" style:parent-style-name="Standard">
      <style:paragraph-properties fo:line-height="100%" fo:margin-bottom="0cm" fo:margin-left="0cm" fo:margin-right="0cm" fo:margin-top="0.199cm" fo:text-align="justify" fo:text-indent="1.499cm" loext:contextual-spacing="false" style:auto-text-indent="false"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00edd35" style:font-name="Arial" style:font-name-complex="Calibri" style:font-size-asian="10pt" style:font-size-complex="10pt"/>
    </style:style>
    <style:style style:family="paragraph" style:name="P26"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27"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use-window-font-color="true"/>
    </style:style>
    <style:style style:family="paragraph" style:name="P28"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0e21af" style:font-name="Arial" style:font-name-complex="Calibri" style:font-size-asian="10pt" style:font-size-complex="10pt"/>
    </style:style>
    <style:style style:family="paragraph" style:name="P30"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1" style:parent-style-name="UrbanBody">
      <style:paragraph-properties fo:margin-left="2cm" fo:margin-right="0cm" fo:text-align="justify" fo:text-indent="-2cm" style:auto-text-indent="false" style:justify-single-word="false">
        <style:tab-stops>
          <style:tab-stop style:position="2cm"/>
        </style:tab-stops>
      </style:paragraph-properties>
    </style:style>
    <style:style style:family="paragraph" style:name="P32" style:parent-style-name="UrbanBody">
      <style:paragraph-properties fo:margin-bottom="0cm" fo:margin-left="2cm" fo:margin-right="0cm" fo:margin-top="1cm" fo:text-align="justify" fo:text-indent="-2cm" loext:contextual-spacing="false" style:auto-text-indent="false" style:justify-single-word="false">
        <style:tab-stops>
          <style:tab-stop style:position="2cm"/>
        </style:tab-stops>
      </style:paragraph-properties>
    </style:style>
    <style:style style:family="paragraph" style:name="P33" style:parent-style-name="UrbanBody">
      <style:paragraph-properties fo:margin-bottom="0cm" fo:margin-left="2cm" fo:margin-right="0cm" fo:margin-top="0cm" fo:text-align="justify" fo:text-indent="-2cm" loext:contextual-spacing="false" style:auto-text-indent="false" style:justify-single-word="false">
        <style:tab-stops>
          <style:tab-stop style:position="2cm"/>
        </style:tab-stops>
      </style:paragraph-properties>
      <style:text-properties officeooo:paragraph-rsid="000d568e"/>
    </style:style>
    <style:style style:family="paragraph" style:name="P34" style:parent-style-name="UrbanBody">
      <style:paragraph-properties fo:margin-bottom="0cm" fo:margin-left="2cm" fo:margin-right="0cm" fo:margin-top="0cm" fo:text-align="justify" fo:text-indent="-2cm" loext:contextual-spacing="false" style:auto-text-indent="false" style:justify-single-word="false">
        <style:tab-stops>
          <style:tab-stop style:position="2cm"/>
        </style:tab-stops>
      </style:paragraph-properties>
      <style:text-properties fo:font-weight="bold" officeooo:paragraph-rsid="000d568e" style:font-weight-asian="bold" style:font-weight-complex="bold"/>
    </style:style>
    <style:style style:family="paragraph" style:name="P35"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style:font-name="Arial" style:font-size-asian="10pt" style:font-size-complex="10pt"/>
    </style:style>
    <style:style style:family="paragraph" style:master-page-name="" style:name="P36"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37" style:parent-style-name="Text_20_body">
      <style:paragraph-properties fo:margin-bottom="0cm" fo:margin-top="0.199cm" loext:contextual-spacing="false"/>
      <style:text-properties fo:font-size="10pt" style:font-name="Arial" style:font-size-asian="10pt" style:font-size-complex="10pt"/>
    </style:style>
    <style:style style:family="paragraph" style:name="P38"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master-page-name="" style:name="P39"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text-underline-style="none"/>
    </style:style>
    <style:style style:family="paragraph" style:master-page-name="" style:name="P40"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41" style:parent-style-name="Standard">
      <style:paragraph-properties fo:border="none" fo:line-height="100%" fo:margin-bottom="0cm" fo:margin-left="0cm" fo:margin-right="0cm" fo:margin-top="0.199cm" fo:padding="0cm" fo:text-align="center" fo:text-indent="0cm" loext:contextual-spacing="false" style:auto-text-indent="false" style:justify-single-word="false"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name="P42" style:parent-style-name="Standard">
      <style:paragraph-properties fo:border="none" fo:line-height="100%" fo:margin-bottom="0cm" fo:margin-left="0cm" fo:margin-right="0cm" fo:margin-top="0.199cm" fo:padding="0cm" fo:text-align="center" fo:text-indent="0cm" loext:contextual-spacing="false" style:auto-text-indent="false" style:justify-single-word="false" style:shadow="none">
        <style:tab-stops/>
      </style:paragraph-properties>
      <style:text-properties fo:font-size="10pt" fo:font-weight="normal" style:font-name="Arial" style:font-size-asian="10pt" style:font-size-complex="10pt" style:font-weight-asian="normal" style:font-weight-complex="normal"/>
    </style:style>
    <style:style style:family="paragraph" style:name="P43" style:parent-style-name="Standard">
      <style:paragraph-properties fo:border="none" fo:line-height="100%" fo:margin-left="0cm" fo:margin-right="0cm" fo:padding="0cm" fo:text-align="center" fo:text-indent="0cm" style:auto-text-indent="false" style:justify-single-word="false" style:shadow="none">
        <style:tab-stops/>
      </style:paragraph-properties>
      <style:text-properties fo:country="BE" fo:font-size="16pt" fo:font-weight="bold" fo:language="fr" style:font-name="Arial" style:font-name-complex="Calibri" style:font-size-asian="16pt" style:font-size-complex="16pt" style:font-weight-asian="bold"/>
    </style:style>
    <style:style style:family="paragraph" style:name="P44" style:parent-style-name="Standard">
      <style:paragraph-properties fo:border="none" fo:line-height="100%" fo:margin-left="0cm" fo:margin-right="0cm" fo:padding="0cm" fo:text-align="center" fo:text-indent="0cm" style:auto-text-indent="false" style:justify-single-word="false" style:shadow="none">
        <style:tab-stops/>
      </style:paragraph-properties>
      <style:text-properties fo:country="BE" fo:font-size="16pt" fo:font-style="normal" fo:font-weight="bold" fo:language="fr" style:font-name="Arial" style:font-name-complex="Times New Roman2" style:font-size-asian="16pt" style:font-size-complex="16pt" style:font-style-asian="normal" style:font-style-complex="normal" style:font-weight-asian="bold" style:font-weight-complex="bold" style:text-underline-style="none"/>
    </style:style>
    <style:style style:family="paragraph" style:name="P45" style:parent-style-name="UrbanBody">
      <style:text-properties fo:color="#000000"/>
    </style:style>
    <style:style style:family="paragraph" style:name="P46" style:parent-style-name="UrbanBody">
      <style:text-properties style:use-window-font-color="true"/>
    </style:style>
    <style:style style:family="paragraph" style:master-page-name="" style:name="P47" style:parent-style-name="UrbanBody">
      <style:paragraph-properties fo:line-height="100%" fo:margin-bottom="0cm" fo:margin-top="0.4cm" fo:text-align="justify" loext:contextual-spacing="false"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48"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style:font-name="Arial" style:font-name-complex="Calibri" style:font-size-asian="10pt" style:font-size-complex="10pt"/>
    </style:style>
    <style:style style:family="paragraph" style:name="P49"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style:font-name="Arial" style:font-name-complex="Calibri" style:font-size-asian="10pt" style:font-size-complex="10pt"/>
    </style:style>
    <style:style style:family="paragraph" style:master-page-name="" style:name="P50" style:parent-style-name="Standard">
      <style:paragraph-properties fo:margin-left="1cm" fo:margin-right="0cm" fo:text-align="justify" fo:text-indent="0cm" style:auto-text-indent="false" style:justify-single-word="false" style:page-number="auto"/>
      <style:text-properties fo:background-color="transparent" fo:font-size="10pt" fo:font-style="normal" fo:font-weight="normal" style:font-name="Arial" style:font-size-asian="10pt" style:font-size-complex="10pt" style:font-style-asian="normal" style:font-weight-asian="normal" style:font-weight-complex="normal" style:use-window-font-color="true"/>
    </style:style>
    <style:style style:family="paragraph" style:name="P51" style:parent-style-name="Standard">
      <style:paragraph-properties fo:border="none" fo:line-height="100%" fo:margin-bottom="0cm" fo:margin-left="3.5cm" fo:margin-right="0cm" fo:margin-top="0.199cm" fo:padding="0cm" fo:text-align="center" fo:text-indent="0cm" loext:contextual-spacing="false" style:auto-text-indent="false" style:justify-single-word="false"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master-page-name="Standard" style:name="P52" style:parent-style-name="Standard">
      <style:paragraph-properties fo:border="none" fo:line-height="100%" fo:margin-bottom="0cm" fo:margin-left="3.5cm" fo:margin-right="0cm" fo:margin-top="0.199cm" fo:padding="0cm" fo:text-align="center" fo:text-indent="0cm" loext:contextual-spacing="false" style:auto-text-indent="false" style:justify-single-word="false" style:page-number="auto"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list-style-name="WW8Num6" style:name="P5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5"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57"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list-style-name="WW8Num10" style:name="P58"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6" style:name="P60"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6" style:master-page-name="" style:name="P61"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use-window-font-color="true"/>
    </style:style>
    <style:style style:family="paragraph" style:list-style-name="WW8Num10" style:master-page-name="" style:name="P62"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10" style:master-page-name="" style:name="P63"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L3" style:master-page-name="" style:name="P64" style:parent-style-name="Standard">
      <style:paragraph-properties fo:margin-left="1.499cm" fo:margin-right="0cm" fo:text-align="justify" fo:text-indent="0cm" style:auto-text-indent="false" style:justify-single-word="false" style:page-number="auto"/>
      <style:text-properties fo:font-size="10pt" style:font-name="Arial" style:font-size-asian="10pt" style:font-size-complex="10pt"/>
    </style:style>
    <style:style style:family="paragraph" style:list-style-name="L3" style:master-page-name="" style:name="P65" style:parent-style-name="Standard">
      <style:paragraph-properties fo:margin-left="1cm" fo:margin-right="0cm" fo:text-align="justify" fo:text-indent="0cm" style:auto-text-indent="false" style:justify-single-word="false" style:page-number="auto"/>
      <style:text-properties fo:font-size="10pt" style:font-name="Arial" style:font-size-asian="10pt" style:font-size-complex="10pt"/>
    </style:style>
    <style:style style:family="paragraph" style:list-style-name="L3" style:name="P66" style:parent-style-name="UrbanBody">
      <style:paragraph-properties fo:margin-bottom="0cm" fo:margin-top="0.101cm" fo:text-align="justify" loext:contextual-spacing="false" style:justify-single-word="false"/>
    </style:style>
    <style:style style:family="paragraph" style:list-style-name="L1" style:master-page-name="" style:name="P67"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master-page-name="" style:name="P68" style:parent-style-name="UrbanTable">
      <style:paragraph-properties fo:margin-left="0.3cm" fo:margin-right="0cm" fo:text-align="justify" fo:text-indent="-0.3cm" style:auto-text-indent="false" style:justify-single-word="false" style:page-number="auto"/>
    </style:style>
    <style:style style:family="paragraph" style:list-style-name="L2" style:name="P69" style:parent-style-name="UrbanTable">
      <style:paragraph-properties fo:margin-left="0.3cm" fo:margin-right="0cm" fo:text-align="justify" fo:text-indent="-0.3cm" style:auto-text-indent="false" style:justify-single-word="false"/>
      <style:text-properties fo:color="#0066ff"/>
    </style:style>
    <style:style style:family="paragraph" style:name="P7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ffff00" fo:font-style="normal" fo:font-weight="normal" loext:char-shading-value="0" style:font-style-asian="normal" style:font-weight-asian="normal"/>
    </style:style>
    <style:style style:family="text" style:name="T5">
      <style:text-properties fo:font-style="normal" fo:font-weight="normal" style:font-style-asian="normal" style:font-weight-asian="normal" style:text-underline-style="none"/>
    </style:style>
    <style:style style:family="text" style:name="T6">
      <style:text-properties style:font-name-complex="Calibri"/>
    </style:style>
    <style:style style:family="text" style:name="T7">
      <style:text-properties officeooo:rsid="000e21af" style:font-name-complex="Calibri"/>
    </style:style>
    <style:style style:family="text" style:name="T8">
      <style:text-properties fo:country="BE" fo:language="fr" style:font-name-complex="Calibri"/>
    </style:style>
    <style:style style:family="text" style:name="T9">
      <style:text-properties fo:country="BE" fo:font-weight="bold" fo:language="fr" style:font-name-complex="Calibri" style:font-weight-asian="bold"/>
    </style:style>
    <style:style style:family="text" style:name="T10">
      <style:text-properties fo:country="BE" fo:font-weight="bold" fo:language="fr" style:font-name-complex="Calibri" style:font-weight-asian="bold" style:font-weight-complex="normal"/>
    </style:style>
    <style:style style:family="text" style:name="T11">
      <style:text-properties fo:background-color="transparent" fo:country="BE" fo:font-weight="bold" fo:language="fr" loext:char-shading-value="0" style:font-name-complex="Calibri" style:font-weight-asian="bold" style:font-weight-complex="bold"/>
    </style:style>
    <style:style style:family="text" style:name="T12">
      <style:text-properties fo:country="BE" fo:font-weight="normal" fo:language="fr" style:font-name-complex="Calibri" style:font-weight-asian="normal" style:font-weight-complex="normal" style:text-underline-color="font-color" style:text-underline-style="solid" style:text-underline-width="auto"/>
    </style:style>
    <style:style style:family="text" style:name="T13">
      <style:text-properties fo:country="BE" fo:language="fr" style:font-name-complex="Arial"/>
    </style:style>
    <style:style style:family="text" style:name="T14">
      <style:text-properties fo:background-color="transparent" fo:country="BE" fo:language="fr" loext:char-shading-value="0" style:font-name-complex="Calibri"/>
    </style:style>
    <style:style style:family="text" style:name="T15">
      <style:text-properties fo:country="BE" fo:language="fr" style:font-name-asian="Arial" style:font-name-complex="Arial"/>
    </style:style>
    <style:style style:family="text" style:name="T16">
      <style:text-properties fo:background-color="#ffff00" fo:country="BE" fo:language="fr" loext:char-shading-value="0" style:font-name-complex="Calibri"/>
    </style:style>
    <style:style style:family="text" style:name="T17">
      <style:text-properties fo:country="BE" fo:font-weight="normal" fo:language="fr" style:font-name-complex="Calibri" style:font-weight-asian="normal" style:font-weight-complex="normal"/>
    </style:style>
    <style:style style:family="text" style:name="T18">
      <style:text-properties fo:background-color="transparent" fo:country="BE" fo:font-weight="normal" fo:language="fr" loext:char-shading-value="0" style:font-name-complex="Calibri" style:font-weight-asian="normal" style:font-weight-complex="normal"/>
    </style:style>
    <style:style style:family="text" style:name="T19">
      <style:text-properties fo:background-color="#ffff00" fo:country="BE" fo:font-weight="normal" fo:language="fr" loext:char-shading-value="0" style:font-name-complex="Calibri" style:font-weight-asian="normal" style:font-weight-complex="normal"/>
    </style:style>
    <style:style style:family="text" style:name="T20">
      <style:text-properties fo:background-color="#ffff00" fo:country="BE" fo:font-style="italic" fo:font-weight="normal" fo:language="fr" loext:char-shading-value="0" style:font-name-complex="Calibri" style:font-style-asian="italic" style:font-style-complex="italic" style:font-weight-asian="normal" style:font-weight-complex="normal"/>
    </style:style>
    <style:style style:family="text" style:name="T21">
      <style:text-properties fo:background-color="#99ff99" fo:country="BE" fo:language="fr" loext:char-shading-value="0" style:font-name-complex="Calibri"/>
    </style:style>
    <style:style style:family="text" style:name="T22">
      <style:text-properties style:text-position="super 58%"/>
    </style:style>
    <style:style style:family="text" style:name="T23">
      <style:text-properties fo:country="BE" fo:language="fr" style:font-name-complex="Calibri" style:text-position="super 58%"/>
    </style:style>
    <style:style style:family="text" style:name="T24">
      <style:text-properties fo:country="BE" fo:font-weight="normal" fo:language="fr" style:font-name-complex="Calibri" style:font-weight-asian="normal" style:font-weight-complex="normal" style:text-position="super 58%" style:text-underline-color="font-color" style:text-underline-style="solid" style:text-underline-width="auto"/>
    </style:style>
    <style:style style:family="text" style:name="T25">
      <style:text-properties style:font-name-complex="Calibri" style:text-position="super 58%"/>
    </style:style>
    <style:style style:family="text" style:name="T26">
      <style:text-properties fo:country="none" fo:font-style="normal" fo:font-weight="normal" fo:language="zxx" style:font-style-asian="normal" style:font-weight-asian="normal" style:text-position="super 58%" style:text-underline-style="none"/>
    </style:style>
    <style:style style:family="text" style:name="T27">
      <style:text-properties fo:background-color="transparent" fo:country="BE" fo:font-size="10pt" fo:language="fr" loext:char-shading-value="0" style:font-name="Arial" style:font-name-complex="Calibri" style:font-size-asian="10pt" style:font-size-complex="10pt" style:text-position="super 58%"/>
    </style:style>
    <style:style style:family="text" style:name="T28">
      <style:text-properties fo:background-color="#ffff00" fo:color="#000000" fo:country="BE" fo:language="fr" loext:char-shading-value="0" style:font-name-complex="Calibri"/>
    </style:style>
    <style:style style:family="text" style:name="T29">
      <style:text-properties fo:background-color="#99ff99" fo:color="#000000" fo:country="BE" fo:language="fr" loext:char-shading-value="0" style:font-name-complex="Calibri"/>
    </style:style>
    <style:style style:family="text" style:name="T30">
      <style:text-properties fo:color="#000000" fo:country="BE" fo:language="fr" style:font-name-complex="Calibri"/>
    </style:style>
    <style:style style:family="text" style:name="T31">
      <style:text-properties fo:color="#000000" fo:country="none" fo:font-style="normal" fo:font-weight="normal" fo:language="zxx" style:font-name-complex="Calibri" style:font-style-asian="normal" style:font-weight-asian="normal" style:text-underline-style="none"/>
    </style:style>
    <style:style style:family="text" style:name="T32">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33">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34">
      <style:text-properties fo:background-color="#ffff00" fo:color="#000000" loext:char-shading-value="0"/>
    </style:style>
    <style:style style:family="text" style:name="T35">
      <style:text-properties fo:background-color="#ffff00" fo:color="#000000" loext:char-shading-value="0" style:font-name-complex="Calibri"/>
    </style:style>
    <style:style style:family="text" style:name="T36">
      <style:text-properties fo:color="#000000" style:font-name-complex="Calibri"/>
    </style:style>
    <style:style style:family="text" style:name="T37">
      <style:text-properties style:text-underline-color="font-color" style:text-underline-style="solid" style:text-underline-width="auto"/>
    </style:style>
    <style:style style:family="text" style:name="T38">
      <style:text-properties officeooo:rsid="0010ae13" style:text-underline-color="font-color" style:text-underline-style="solid" style:text-underline-width="auto"/>
    </style:style>
    <style:style style:family="text" style:name="T39">
      <style:text-properties fo:country="BE" fo:font-size="10pt" fo:language="fr" style:font-name="Arial" style:font-name-complex="Calibri" style:font-size-asian="10pt" style:font-size-complex="10pt"/>
    </style:style>
    <style:style style:family="text" style:name="T40">
      <style:text-properties fo:background-color="#ffff00" fo:country="BE" fo:font-size="10pt" fo:language="fr" loext:char-shading-value="0" style:font-name="Arial" style:font-name-complex="Calibri" style:font-size-asian="10pt" style:font-size-complex="10pt"/>
    </style:style>
    <style:style style:family="text" style:name="T41">
      <style:text-properties fo:country="BE" fo:font-size="10pt" fo:font-style="normal" fo:language="fr" style:font-name="Arial" style:font-name-complex="Calibri" style:font-size-asian="10pt" style:font-size-complex="10pt" style:font-style-asian="normal" style:font-style-complex="normal"/>
    </style:style>
    <style:style style:family="text" style:name="T42">
      <style:text-properties fo:background-color="#99ff99" fo:country="BE" fo:font-size="10pt" fo:language="fr" loext:char-shading-value="0" style:font-name="Arial" style:font-name-complex="Calibri" style:font-size-asian="10pt" style:font-size-complex="10pt"/>
    </style:style>
    <style:style style:family="text" style:name="T43">
      <style:text-properties fo:background-color="transparent" fo:country="BE" fo:font-size="10pt" fo:language="fr" loext:char-shading-value="0" style:font-name="Arial" style:font-name-complex="Calibri" style:font-size-asian="10pt" style:font-size-complex="10pt"/>
    </style:style>
    <style:style style:family="text" style:name="T44">
      <style:text-properties fo:background-color="transparent" fo:country="BE" fo:language="fr" loext:char-shading-value="0" style:font-name="Arial" style:font-name-complex="Calibri"/>
    </style:style>
    <style:style style:family="text" style:name="T45">
      <style:text-properties fo:country="BE" fo:language="fr" style:font-name="Arial" style:font-name-complex="Calibri"/>
    </style:style>
    <style:style style:family="text" style:name="T46">
      <style:text-properties fo:background-color="#ffff00" fo:country="BE" fo:language="fr" loext:char-shading-value="0" style:font-name="Arial" style:font-name-complex="Calibri"/>
    </style:style>
    <style:style style:family="text" style:name="T47">
      <style:text-properties fo:country="BE" fo:font-weight="normal" fo:language="fr" style:font-name="Arial" style:font-name-complex="Calibri" style:font-weight-asian="normal" style:font-weight-complex="normal"/>
    </style:style>
    <style:style style:family="text" style:name="T48">
      <style:text-properties fo:background-color="transparent" loext:char-shading-value="0"/>
    </style:style>
    <style:style style:family="text" style:name="T49">
      <style:text-properties fo:background-color="#ffff00" loext:char-shading-value="0"/>
    </style:style>
    <style:style style:family="text" style:name="T50">
      <style:text-properties fo:background-color="#ffff00" loext:char-shading-value="0" style:font-name-complex="Calibri"/>
    </style:style>
    <style:style style:family="text" style:name="T51">
      <style:text-properties fo:letter-spacing="-0.004cm"/>
    </style:style>
    <style:style style:family="text" style:name="T52">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53">
      <style:text-properties fo:font-weight="bold" fo:letter-spacing="-0.004cm" style:font-name-complex="Times New Roman" style:font-weight-asian="bold" style:font-weight-complex="bold"/>
    </style:style>
    <style:style style:family="text" style:name="T54">
      <style:text-properties fo:letter-spacing="-0.004cm" style:font-name-complex="Times New Roman"/>
    </style:style>
    <style:style style:family="text" style:name="T55">
      <style:text-properties fo:font-weight="bold"/>
    </style:style>
    <style:style style:family="text" style:name="T56">
      <style:text-properties fo:font-weight="bold" style:font-weight-asian="bold" style:font-weight-complex="bold"/>
    </style:style>
    <style:style style:family="text" style:name="T57">
      <style:text-properties fo:country="none" fo:font-style="normal" fo:font-weight="normal" fo:language="zxx" style:font-style-asian="normal" style:font-weight-asian="normal" style:text-underline-style="none"/>
    </style:style>
    <style:style style:family="text" style:name="T58">
      <style:text-properties fo:country="none" fo:font-style="normal" fo:font-weight="normal" fo:language="zxx" style:font-style-asian="normal" style:font-weight-asian="normal"/>
    </style:style>
    <style:style style:family="text" style:name="T59">
      <style:text-properties fo:background-color="transparent" fo:font-weight="normal" loext:char-shading-value="0" style:font-weight-asian="normal" style:font-weight-complex="normal" style:use-window-font-color="true"/>
    </style:style>
    <style:style style:family="text" style:name="T60">
      <style:text-properties fo:background-color="transparent" fo:font-style="normal" fo:font-weight="normal" loext:char-shading-value="0" style:font-style-asian="normal" style:font-weight-asian="normal" style:font-weight-complex="normal" style:use-window-font-color="true"/>
    </style:style>
    <style:style style:family="text" style:name="T61">
      <style:text-properties fo:color="#0066ff"/>
    </style:style>
    <style:style style:family="text" style:name="T62">
      <style:text-properties fo:color="#0066ff" fo:country="none" fo:font-style="normal" fo:font-weight="normal" fo:language="zxx" style:font-style-asian="normal" style:font-weight-asian="normal" style:text-underline-style="none"/>
    </style:style>
    <style:style style:family="text" style:name="T63">
      <style:text-properties fo:color="#0066ff" fo:font-style="normal" fo:font-weight="normal" style:font-style-asian="normal" style:font-weight-asian="normal"/>
    </style:style>
    <style:style style:family="text" style:name="T64">
      <style:text-properties fo:color="#0066ff" fo:font-style="normal" fo:font-weight="normal" style:font-style-asian="normal" style:font-weight-asian="normal" style:text-underline-style="none"/>
    </style:style>
    <style:style style:family="text" style:name="T65">
      <style:text-properties fo:color="#0066ff" fo:country="BE" fo:font-size="10pt" fo:language="fr" style:font-name="Arial" style:font-name-complex="Calibri" style:font-size-asian="10pt" style:font-size-complex="10pt"/>
    </style:style>
    <style:style style:family="text" style:name="T66">
      <style:text-properties style:text-line-through-style="none" style:text-line-through-type="none"/>
    </style:style>
    <style:style style:family="text" style:name="T67">
      <style:text-properties fo:font-variant="normal" fo:text-transform="none"/>
    </style:style>
    <style:style style:family="text" style:name="T68">
      <style:text-properties fo:country="BE" fo:font-weight="normal" fo:language="fr" style:font-name-complex="Calibri" style:font-weight-asian="normal" style:font-weight-complex="normal" style:text-position="0% 100%" style:text-underline-style="none"/>
    </style:style>
    <style:style style:family="text" style:name="T69">
      <style:text-properties fo:country="BE" fo:font-weight="normal" fo:language="fr" style:font-name-complex="Calibri" style:font-weight-asian="normal" style:font-weight-complex="normal" style:text-position="0% 100%"/>
    </style:style>
    <style:style style:family="text" style:name="T70">
      <style:text-properties fo:background-color="#99ff99" loext:char-shading-value="0"/>
    </style:style>
    <style:style style:family="text" style:name="T71">
      <style:text-properties fo:background-color="#ffff00" fo:font-style="italic" loext:char-shading-value="0" style:font-style-asian="italic" style:font-style-complex="italic"/>
    </style:style>
    <style:style style:family="text" style:name="T72">
      <style:text-properties fo:color="#009900" fo:country="BE" fo:font-weight="bold" fo:language="fr" style:font-name-complex="Calibri" style:font-weight-asian="bold" style:font-weight-complex="bold"/>
    </style:style>
    <style:style style:family="text" style:name="T73">
      <style:text-properties fo:background-color="transparent" fo:font-weight="normal" loext:char-shading-value="0" style:font-weight-asian="normal" style:font-weight-complex="normal"/>
    </style:style>
    <style:style style:family="text" style:name="T74">
      <style:text-properties fo:font-weight="normal" style:font-weight-asian="normal" style:font-weight-complex="normal"/>
    </style:style>
    <style:style style:family="text" style:name="T75">
      <style:text-properties fo:background-color="#99ccff" loext:char-shading-value="0"/>
    </style:style>
    <style:style style:family="text" style:name="T76">
      <style:text-properties fo:background-color="#ffff00" fo:color="#800000" fo:font-weight="bold" fo:letter-spacing="-0.004cm" loext:char-shading-value="0" officeooo:rsid="000d568e" style:font-name-complex="Times New Roman" style:font-weight-asian="bold" style:font-weight-complex="bold"/>
    </style:style>
    <style:style style:family="text" style:name="T77">
      <style:text-properties fo:background-color="#ffff00" fo:color="#800000" fo:letter-spacing="-0.004cm" loext:char-shading-value="0" officeooo:rsid="000d568e" style:font-name-complex="Times New Roman"/>
    </style:style>
    <style:style style:family="text" style:name="T78">
      <style:text-properties fo:background-color="#ffff00" fo:color="#800000" loext:char-shading-value="0" officeooo:rsid="0010ae13"/>
    </style:style>
    <style:style style:family="text" style:name="T79">
      <style:text-properties fo:background-color="#ffff00" fo:color="#800000" loext:char-shading-value="0" officeooo:rsid="0010d9bf"/>
    </style:style>
    <style:style style:family="text" style:name="T80">
      <style:text-properties officeooo:rsid="001b2579"/>
    </style:style>
    <style:style style:family="text" style:name="T81">
      <style:text-properties officeooo:rsid="0010ae13"/>
    </style:style>
    <style:style style:family="text" style:name="T82">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3">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4">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5">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6">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7">
      <style:text-properties fo:color="#000000" fo:country="BE" fo:font-size="10pt" fo:font-style="normal" fo:font-weight="normal" fo:language="fr" fo:letter-spacing="normal" fo:text-shadow="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8">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9">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90">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bullet text:bullet-char="-" text:level="1" text:style-name="Bullet_20_Symbols">
        <style:list-level-properties text:list-level-position-and-space-mode="label-alignment">
          <style:list-level-label-alignment fo:margin-left="0.3cm" fo:text-indent="-0.3cm" text:label-followed-by="listtab" text:list-tab-stop-position="0.3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name="Cadre1" draw:style-name="fr1" draw:z-index="0" svg:width="17.692cm" svg:x="0.053cm" svg:y="0.189cm" text:anchor-type="paragraph"><draw:text-box fo:min-height="3.625cm"><text:p text:style-name="P30"><office:annotation><dc:creator>Gauthier Bastien</dc:creator><dc:date>2011-01-13T14:56:41</dc:date><text:p text:style-name="P70"><text:span text:style-name="T82">do text</text:span></text:p><text:p text:style-name="P70"><text:span text:style-name="T82">from document(at=header, format='odt')</text:span></text:p></office:annotation><text:span text:style-name="T2">Import depuis header.odt</text:span></text:p></draw:text-box></draw:frame></text:p>
      <text:p text:style-name="P51"/>
      <text:p text:style-name="P51"/>
      <text:p text:style-name="P51"/>
      <text:p text:style-name="P41">RAPPORT DU COLLÈGE COMMUNAL</text:p>
      <text:p text:style-name="P43">sur la demande de permis d'urbanis<text:span text:style-name="T81">ation</text:span></text:p>
      <text:p text:style-name="P44"><text:text-input text:description="">self.getReference()</text:text-input></text:p>
      <text:p text:style-name="P42"><text:span text:style-name="T8">Séance du </text:span><text:span text:style-name="T8"><text:text-input text:description="Date">urbanEventObj.getFormattedDate(withCityNamePrefix=False)</text:text-input></text:span></text:p>
      <text:p text:style-name="P32"><text:span text:style-name="T52">Présents</text:span><text:span text:style-name="T53">: <text:s/><text:tab/></text:span><text:span text:style-name="T76">XXX</text:span><text:span text:style-name="T53">, <text:s/>Bourgmestre-Président ;</text:span></text:p>
      <text:p text:style-name="P33"><text:tab/><text:span text:style-name="T76">XXX</text:span><text:span text:style-name="T56">, Échevins ;</text:span></text:p>
      <text:p text:style-name="P34"><text:tab/><text:span text:style-name="T77">XXX</text:span>, Président du C.P.A.S. ;</text:p>
      <text:p text:style-name="P33"><text:span text:style-name="T53"><text:tab/></text:span><text:span text:style-name="T76">XXX</text:span><text:span text:style-name="T53">, Directeur général.</text:span><text:span text:style-name="T51"> </text:span></text:p>
      <text:p text:style-name="P31"><text:span text:style-name="T52"><office:annotation><dc:creator>Pierre Millecamps</dc:creator><dc:date>2016-03-22T12:42:49</dc:date><text:p text:style-name="P70"><text:span text:style-name="T83">do text if not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text:span></text:p>
      <text:p text:style-name="P31"><text:span text:style-name="T52"><office:annotation><dc:creator>Pierre Millecamps</dc:creator><dc:date>2016-03-22T12:42:49</dc:date><text:p text:style-name="P70"><text:span text:style-name="T83">do text if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annonce de projet.</text:span></text:p>
      <text:p text:style-name="P31"><text:span text:style-name="T52"><office:annotation><dc:creator>Pierre Millecamps</dc:creator><dc:date>2016-03-22T12:42:49</dc:date><text:p text:style-name="P70"><text:span text:style-name="T83">do text if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enquête publique.</text:span></text:p>
      <text:p text:style-name="P29">Le <text:s/>Collège communal de <text:span text:style-name="T80"><text:text-input text:description="">tool.getCityName()</text:text-input></text:span>,</text:p>
      <text:p text:style-name="P3"><text:span text:style-name="T8">Vu le Code du Développement Territorial </text:span><text:span text:style-name="T6">(ci-après, le Code)</text:span><text:span text:style-name="T8">; </text:span></text:p>
      <text:p text:style-name="P3"><text:span text:style-name="T8">Vu le livre I</text:span><text:span text:style-name="T23">er</text:span><text:span text:style-name="T8"> du Code de l’environnement ; </text:span></text:p>
      <text:p text:style-name="P3"><text:span text:style-name="T8"><office:annotation><dc:creator>Auteur inconnu</dc:creator><dc:date>2017-07-05T13:27:38</dc:date><text:p text:style-name="P70"><text:span text:style-name="T87">do text if self.hasSingleApplicant()</text:span></text:p></office:annotation></text:span><text:span text:style-name="T8">Considérant que </text:span><text:span text:style-name="T8"><text:text-input text:description="Demandeur avec adresse">self.getApplicantsSignaletic(withaddress=True)</text:text-input></text:span><text:span text:style-name="T8">, a introduit une demande de permis </text:span><text:span text:style-name="T6">d’urbani</text:span><text:span text:style-name="T7">s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3"><text:span text:style-name="T8"><office:annotation><dc:creator>Auteur inconnu</dc:creator><dc:date>2017-07-05T13:27:38</dc:date><text:p text:style-name="P70"><text:span text:style-name="T87">do text if self.hasMultipleApplicants()</text:span></text:p></office:annotation></text:span><text:span text:style-name="T8">Considérant que </text:span><text:span text:style-name="T8"><text:text-input text:description="Demandeur avec adresse">self.getApplicantsSignaletic(withaddress=True)</text:text-input></text:span><text:span text:style-name="T8">, ont introduit une demande de permis </text:span><text:span text:style-name="T6">d’urbanis</text:span><text:span text:style-name="T7">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45"><text:span text:style-name="T1"><office:annotation><dc:creator>Auteur inconnu</dc:creator><dc:date>2016-09-20T11:52:32</dc:date><text:p text:style-name="P70"><text:span text:style-name="T90">do text if self.getLastDeposit().getEventDate() &lt;&gt; self.getFirstDeposit().getEventDate()</text:span></text:p></office:annotation></text:span><text:span text:style-name="T1">Considérant que cette demande a été introduite le </text:span><text:span text:style-name="T3"><text:text-input text:description="DatePremierDépôt">tool.formatDate(self.getFirstDeposit().getEventDate())</text:text-input></text:span><text:span text:style-name="T3"><text:s/>et qu'elle a été</text:span><text:span text:style-name="T1"> </text:span><text:span text:style-name="T4">complétée/modifiée</text:span><text:span text:style-name="T1"> le</text:span><text:span text:style-name="T58"> </text:span><text:span text:style-name="T58"><text:text-input text:description="Date du récépissé">tool.formatDate(self.getLastDeposit().getEventDate())</text:text-input></text:span><text:span text:style-name="T58"> ;</text:span></text:p>
      <text:p text:style-name="P3"><text:span text:style-name="T31"><office:annotation><dc:creator>Auteur inconnu</dc:creator><dc:date>2016-09-20T11:52:32</dc:date><text:p text:style-name="P70"><text:span text:style-name="T90">do text if self.getLastDeposit().getEventDate() == self.getFirstDeposit().getEventDate()</text:span></text:p></office:annotation></text:span><text:span text:style-name="T31">Considérant que cette demande a été introduite le </text:span><text:span text:style-name="T32"><text:text-input text:description="DatePremierDépôt">tool.formatDate(self.getFirstDeposit().getEventDate())</text:text-input></text:span><text:span text:style-name="T32"> ;</text:span></text:p>
      <text:p text:style-name="P3"><text:span text:style-name="T8">Considérant que la demande complète a fait l’objet, en application de l’article D.IV.33 du Code, d’un accusé de réception envoyé en date du</text:span><text:span text:style-name="T31"> </text:span><text:span text:style-name="T31"><text:text-input text:description="Date du récépissé">tool.formatDate(self.getLastAcknowledgment().getEventDate())</text:text-input></text:span><text:span text:style-name="T31"> ;</text:span></text:p>
      <text:p text:style-name="P7">Considérant qu’à défaut de l’envoi de l’accusé de réception visé à l’article D.IV.33 du Code, la demande est considérée comme recevable ;</text:p>
      <text:p text:style-name="P11"><text:span text:style-name="T42">Considérant que préalablement à l’introduction de la demande, une réunion de projet s’est tenue le </text:span><text:span text:style-name="T40">…</text:span><text:span text:style-name="T42"> ;</text:span></text:p>
      <text:p text:style-name="P6"><text:span text:style-name="T70">Considérant qu’un certificat d’urbanisme n° 2 non périmé relatif à l’objet de la demande a été délivré en date du </text:span><text:span text:style-name="T49">...</text:span><text:span text:style-name="T70"> ;</text:span></text:p>
      <text:p text:style-name="P5"><office:annotation><dc:creator>Auteur inconnu</dc:creator><dc:date>2017-07-05T15:21:13</dc:date><text:p text:style-name="P70"><text:span text:style-name="T85">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5"><office:annotation><dc:creator>Auteur inconnu</dc:creator><dc:date>2017-08-03T15:34:50</dc:date><text:p text:style-name="P70"><text:span text:style-name="T83">do text if licence_helper.prorogation</text:span></text:p></office:annotation>Considérant que le délai de décision imparti au Collège communal pour statuer sur la présente demande a été prorogé de <text:span text:style-name="T49">30</text:span> jours ; </text:p>
      <text:p text:style-name="P5"><office:annotation><dc:creator>Auteur inconnu</dc:creator><dc:date>2017-07-05T14:59:01</dc:date><text:p text:style-name="P70"><text:span text:style-name="T85">do text if self.getImpactStudy() is not True</text:span></text:p></office:annotation>Considérant que la demande de permis comprend une notice d'évaluation des incidences sur l'environnement ;</text:p>
      <text:p text:style-name="P10"><text:span text:style-name="T8"><office:annotation><dc:creator>Auteur inconnu</dc:creator><dc:date>2017-07-05T14:43:31</dc:date><text:p text:style-name="P70"><text:span text:style-name="T85">do text if self.getImpactStudy () is True</text:span></text:p></office:annotation></text:span><text:span text:style-name="T8">Considérant qu’une étude d'incidences sur l’environnement a été réalisée pour le motif <text:line-break/></text:span><text:soft-page-break/><text:span text:style-name="T8">suivant :</text:span></text:p>
      <text:p text:style-name="P2"><text:span text:style-name="T6"><office:annotation><dc:creator>Auteur inconnu</dc:creator><dc:date>2017-07-05T15:06:54</dc:date><text:p text:style-name="P70"><text:span text:style-name="T85">do text if self.getImpactStudy() is not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n'est pas susceptible d'avoir des incidences notables sur l'environnement pour les motifs suivants :</text:span></text:p>
      <text:p text:style-name="P9"><text:span text:style-name="T6"><office:annotation><dc:creator>Auteur inconnu</dc:creator><dc:date>2017-07-05T15:06:47</dc:date><text:p text:style-name="P70"><text:span text:style-name="T85">do text if self.getImpactStudy() is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est susceptible d'avoir des incidences notables sur l'environnement pour les motifs suivants :</text:span></text:p>
      <text:p text:style-name="P8"><office:annotation><dc:creator>Auteur inconnu</dc:creator><dc:date>2017-07-05T15:09:46</dc:date><text:p><text:span text:style-name="T89">do text</text:span></text:p><text:p><text:span text:style-name="T89">from xhtml(self.portal_urban.decorateHTML('UrbanTable', self.getValueForTemplate('description')))</text:span></text:p></office:annotation></text:p>
      <text:p text:style-name="P4">Considérant que la demande se rapporte :</text:p>
      <text:list text:style-name="WW8Num6" xml:id="list3843322134">
        <text:list-item>
          <text:p text:style-name="P53"><office:annotation><dc:creator>Auteur inconnu</dc:creator><dc:date>2017-07-05T15:25:01</dc:date><text:p text:style-name="P70"><text:span text:style-name="T85">do text if 'classe' in self.getProtectedBuilding()</text:span></text:p></office:annotation>à un <text:s/><text:span text:style-name="T49">site</text:span> <text:span text:style-name="T49">monument</text:span> <text:span text:style-name="T49">ensemble architectural</text:span> - <text:span text:style-name="T49">inscrit sur la liste de sauvegarde</text:span> - <text:span text:style-name="T49">classé</text:span> - <text:span text:style-name="T49">soumis provisoirement aux effets du classement en vertu de l’article 208 du Code wallon du patrimoine</text:span> - <text:span text:style-name="T49">figurant sur la liste du patrimoine immobilier exceptionnel visée à l’article 187,12° du Code wallon du patrimoine</text:span> (<text:span text:style-name="T49">...</text:span>) ;</text:p>
        </text:list-item>
        <text:list-item>
          <text:p text:style-name="P53"><office:annotation><dc:creator>Auteur inconnu</dc:creator><dc:date>2017-07-05T15:31:36</dc:date><text:p text:style-name="P70"><text:span text:style-name="T85">do text if 'zoneprotection' in self.getProtectedBuilding()</text:span></text:p></office:annotation>à un bien immobilier situé dans une zone de protection en vertu du Code wallon du patrimoine (<text:span text:style-name="T49">...</text:span>) ;</text:p>
        </text:list-item>
        <text:list-item>
          <text:p text:style-name="P53"><office:annotation><dc:creator>Auteur inconnu</dc:creator><dc:date>2017-07-05T15:31:36</dc:date><text:p text:style-name="P70"><text:span text:style-name="T85">do text if 'reprisinventaire' in self.getProtectedBuilding()</text:span></text:p></office:annotation>à un bien immobilier repris en page <text:span text:style-name="T49">...</text:span> du "Patrimoine Monumental de la Belgique" (<text:span text:style-name="T48">Volume 2</text:span>, Province du <text:span text:style-name="T79">XXX</text:span>, arrondissement de Nivelles) en vertu du Code wallon du patrimoine ;</text:p>
        </text:list-item>
        <text:list-item>
          <text:p text:style-name="P53"><office:annotation><dc:creator>Auteur inconnu</dc:creator><dc:date>2017-07-05T15:31:36</dc:date><text:p text:style-name="P70"><text:span text:style-name="T85">do text if 'archeologique' in self.getProtectedBuilding()</text:span></text:p></office:annotation>à un bien immobilier repris à l’inventaire du patrimoine archéologique en vertu du Code wallon du patrimoine (<text:span text:style-name="T49">...</text:span>) ;</text:p>
        </text:list-item>
        <text:list-item>
          <text:p text:style-name="P57"><text:span text:style-name="T21">à un bien comportant </text:span><text:span text:style-name="T16">un arbre</text:span><text:span text:style-name="T21"> - </text:span><text:span text:style-name="T16">arbuste</text:span><text:span text:style-name="T21"> - </text:span><text:span text:style-name="T16">une haie remarquable</text:span><text:span text:style-name="T21"> ;</text:span></text:p>
        </text:list-item>
        <text:list-item>
          <text:p text:style-name="P59"><text:span text:style-name="T14"><office:annotation><dc:creator>Auteur inconnu</dc:creator><dc:date>2017-08-03T16:08:25</dc:date><text:p text:style-name="P70"><text:span text:style-name="T85">do text if 'tr'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très faible ;</text:span></text:p>
        </text:list-item>
        <text:list-item>
          <text:p text:style-name="P59"><text:span text:style-name="T14"><office:annotation><dc:creator>Auteur inconnu</dc:creator><dc:date>2017-08-03T16:08:25</dc:date><text:p text:style-name="P70"><text:span text:style-name="T85">do text if not 'Non' in licence_helper.floodingLevel and not 'tr' in licence_helper.floodingLevel and not 'moy' in licence_helper.floodingLevel and not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faible;</text:span></text:p>
        </text:list-item>
        <text:list-item>
          <text:p text:style-name="P59"><text:span text:style-name="T8"><office:annotation><dc:creator>Auteur inconnu</dc:creator><dc:date>2017-08-03T16:08:25</dc:date><text:p text:style-name="P70"><text:span text:style-name="T85">do text if 'moyen' in licence_helper.floodingLevel</text:span></text:p></office:annotation></text:span><text:span text:style-name="T8">à un bien immobilier exposé à un risque naturel majeur : <text:s/>l’inondation comprise dans les zones soumises à l’aléa d'inondation au sens de l’article D.53 du Code de l’eau : bien situé </text:span><text:span text:style-name="T16">pour partie</text:span><text:span text:style-name="T8"> en zone d'aléa moyen ;</text:span></text:p>
        </text:list-item>
        <text:list-item>
          <text:p text:style-name="P59"><text:span text:style-name="T14"><office:annotation><dc:creator>Auteur inconnu</dc:creator><dc:date>2017-08-03T16:08:25</dc:date><text:p text:style-name="P70"><text:span text:style-name="T85">do text if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élevé;</text:span></text:p>
        </text:list-item>
        <text:list-item>
          <text:p text:style-name="P60"><text:span text:style-name="T44"><office:annotation><dc:creator>Auteur inconnu</dc:creator><dc:date>2017-08-03T16:08:25</dc:date><text:p text:style-name="P70"><text:span text:style-name="T85">do text if licence_helper.concentratedRunoffSRisk and len(licence_helper.concentratedRunoffSRisk) &lt; 50 </text:span></text:p></office:annotation></text:span><text:span text:style-name="T44">à un bien immobilier exposé à un risque naturel majeur : le bien est parcouru par un </text:span><text:span text:style-name="T44"><text:text-input text:description="Natura2000">self.concentratedRunoffSRisk</text:text-input></text:span><text:span text:style-name="T44"> ;</text:span></text:p>
        </text:list-item>
        <text:list-item>
          <text:p text:style-name="P61"><text:span text:style-name="T45"><office:annotation><dc:creator>Auteur inconnu</dc:creator><dc:date>2017-08-03T16:08:25</dc:date><text:p text:style-name="P70"><text:span text:style-name="T85">do text if len(licence_helper.concentratedRunoffSRisk) &gt; 50</text:span></text:p></office:annotation></text:span><text:span text:style-name="T45">à un bien immobilier exposé à un risque naturel majeur : le bien est parcouru par un </text:span><text:span text:style-name="T46"><text:text-input text:description="Natura2000">self.concentratedRunoffSRisk</text:text-input></text:span><text:span text:style-name="T45"> ;</text:span></text:p>
        </text:list-item>
      </text:list>
      <text:list text:style-name="WW8Num10" xml:id="list3887515546">
        <text:list-item>
          <text:p text:style-name="P62"><text:span text:style-name="T8"><office:annotation><dc:creator>Auteur inconnu</dc:creator><dc:date>2017-07-05T15:53:15</dc:date><text:p text:style-name="P70"><text:span text:style-name="T85">do text if licence_helper.natura_2000</text:span></text:p></office:annotation></text:span><text:span text:style-name="T8">à un bien immobilier</text:span><text:span text:style-name="T72"> </text:span><text:span text:style-name="T17"><text:text-input text:description="Avis FD">licence_helper.natura_2000</text:text-input></text:span><text:span text:style-name="T8"><text:s/>arrêté en application de la loi du 12 juillet 1973 sur la conservation de la nature ;</text:span></text:p>
        </text:list-item>
        <text:list-item>
          <text:p text:style-name="P58"><text:span text:style-name="T29">à un bien immobilier situé dans ou à proximité </text:span><text:span text:style-name="T28">d’une réserve naturelle agréée</text:span><text:span text:style-name="T29"> - </text:span><text:span text:style-name="T28">d’une zone humide d’intérêt biologique</text:span><text:span text:style-name="T29"> visée par la loi du 12 juillet 1973 sur la conservation de la nature… ;</text:span></text:p>
        </text:list-item>
        <text:list-item>
          <text:p text:style-name="P56">à la <text:span text:style-name="T49">création</text:span> - <text:span text:style-name="T49">modification</text:span> - d’un établissement présentant un risque d’accident majeur au sens du décret du 11 mars 1999 relatif au permis d’environnement… ; </text:p>
        </text:list-item>
        <text:list-item>
          <text:p text:style-name="P54"><office:annotation><dc:creator>Auteur inconnu</dc:creator><dc:date>2017-08-03T15:45:08</dc:date><text:p text:style-name="P70"><text:span text:style-name="T88">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bien <text:text-input text:description="SEVESO">self.sevesoSite</text:text-input> ;</text:p>
        </text:list-item>
        <text:list-item>
          <text:p text:style-name="P63"><office:annotation><dc:creator>Auteur inconnu</dc:creator><dc:date>2017-08-03T15:45:08</dc:date><text:p text:style-name="P70"><text:span text:style-name="T88">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55">à un bien situé dans le périmètre du Plan d’Assainissement par Sous-bassin Hydrographique de la Senne approuvé par le Gouvernement wallon en date du 22 décembre 2005 qui reprend celui-ci en <text:text-input text:description="Zone PASH">self.pash</text:text-input> ;</text:p>
        </text:list-item>
      </text:list>
      <text:p text:style-name="P14"><text:span text:style-name="T30">Considérant que le schéma </text:span><text:span text:style-name="T36">de développement du territoire s’applique à la localisation du projet en vertu de l’article D.II.16 pour le motif suivant : </text:span><text:span text:style-name="T35">demande de permis d'urbanisme relative à une infrastructure linéaire visée par la structure territoriale du schéma du développement du territoire</text:span><text:span text:style-name="T36"> ou </text:span><text:span text:style-name="T35">demande de permis d'urbanisme visant à urbaniser un terrain de plus de quinze hectares et portant sur …</text:span><text:span text:style-name="T36"> ;</text:span></text:p>
      <text:p text:style-name="P12">Considérant que le bien est soumis à l’application :</text:p>
      <text:p text:style-name="UrbanList1">-<text:tab/>du plan de secteur de Nivelles <text:span text:style-name="T57">approuvé par arrêté royal du 1</text:span><text:span text:style-name="T26">er</text:span><text:span text:style-name="T57"> décembre 1981 et qui n'a pas cessé de produire ses effets pour le bien précité: </text:span><text:span text:style-name="T62"><text:text-input text:description="Bien-Parcelles">self.folderZone</text:text-input></text:span> ;</text:p>
      <text:p text:style-name="UrbanList1">-<text:tab/>du schéma de développement communal entré en vigueur le 13 novembre 2012 qui situe le bien <text:span text:style-name="T63"><text:text-input text:description="Bien-Parcelles">self.SDC</text:text-input></text:span> ;</text:p>
      <text:p text:style-name="UrbanList1">-<text:tab/>du guide régional d'urbanisme, étant situé sur une partie du territoire communal où s'appliquent ses dispositions relatives :</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oft-page-break/><text:span text:style-name="T49">-<text:tab/>à la "zone protégée en matière d'urbanisme"</text:span> ;</text:p>
      <text:p text:style-name="UrbanList1"><text:span text:style-name="T39">-<text:tab/>du guide communal d’urbanisme entré en vigueur le 15 mars 2017 : </text:span><text:span text:style-name="T65"><text:text-input text:description="GCU">self.township_guide</text:text-input></text:span> ;</text:p>
      <text:p text:style-name="UrbanList1">-<text:tab/><office:annotation><dc:creator>Auteur inconnu</dc:creator><dc:date>2017-08-03T16:52:57</dc:date><text:p text:style-name="P70"><text:span text:style-name="T85">do text if self.getIsInSubdivision()</text:span></text:p></office:annotation>d’un permis d’urbanisation :<text:span text:style-name="T59"> </text:span><text:span text:style-name="T59"><text:text-input text:description="RéfLotissement">self.getParcellings().getLabel()</text:text-input></text:span><text:span text:style-name="T59"><text:s/>(délivré le </text:span><text:span text:style-name="T59"><text:text-input text:description="Date lotissement">tool.formatDate(self.getParcellings().getAuthorizationDate())</text:text-input></text:span><text:span text:style-name="T59"><text:s/>à </text:span><text:span text:style-name="T59"><text:text-input text:description="Lotisseur">self.getParcellings().getSubdividerName()</text:text-input></text:span><text:span text:style-name="T59">) - </text:span><text:span text:style-name="T59"><text:text-input text:description="NumLot">licence_view.display_html_as_text('subdivisionDetails')</text:text-input></text:span><text:span text:style-name="T59"> ;</text:span></text:p>
      <text:p text:style-name="P16"><text:span text:style-name="T65"><office:annotation><dc:creator>Auteur inconnu</dc:creator><dc:date>2017-08-04T08:58:29</dc:date><text:p text:style-name="P70"><text:span text:style-name="T83">do </text:span><text:span text:style-name="T84">text</text:span><text:span text:style-name="T83"> if 'gio' in licence_helper.divergence</text:span></text:p></office:annotation></text:span><text:span text:style-name="T65">Considérant que la demande s’écarte du guide régional d'urbanisme pour le(s) motif(s) suivant(s) :</text:span></text:p>
      <text:p text:style-name="P15"><office:annotation><dc:creator>Auteur inconnu</dc:creator><dc:date>2017-08-04T08:58:29</dc:date><text:p text:style-name="P70"><text:span text:style-name="T83">do </text:span><text:span text:style-name="T84">text</text:span><text:span text:style-name="T83"> if 'vel' in licence_helper.divergence</text:span></text:p></office:annotation>Considérant que la demande s’écarte du schéma de développement communal pour le(s) motif(s) suivant(s) :</text:p>
      <text:p text:style-name="P15"><office:annotation><dc:creator>Auteur inconnu</dc:creator><dc:date>2017-08-04T08:58:29</dc:date><text:p text:style-name="P70"><text:span text:style-name="T83">do </text:span><text:span text:style-name="T84">text</text:span><text:span text:style-name="T83"> if 'de co' in licence_helper.divergence</text:span></text:p></office:annotation>Considérant que la demande s’écarte du guide communal d'urbanisme pour le(s) motif(s) suivant(s) :</text:p>
      <text:p text:style-name="P15"><office:annotation><dc:creator>Auteur inconnu</dc:creator><dc:date>2017-08-04T08:58:29</dc:date><text:p text:style-name="P70"><text:span text:style-name="T83">do </text:span><text:span text:style-name="T84">text</text:span><text:span text:style-name="T83"> if 'per' in licence_helper.divergence</text:span></text:p></office:annotation>Considérant que la demande s’écarte du permis d'urbanisation pour le(s) motif(s) suivant(s) :</text:p>
      <text:p text:style-name="P15"><office:annotation><dc:creator>Auteur inconnu</dc:creator><dc:date>2017-08-04T08:58:29</dc:date><text:p text:style-name="P70"><text:span text:style-name="T83">do </text:span><text:span text:style-name="T84">text</text:span><text:span text:style-name="T83"> if 'ori' in licence_helper.divergence</text:span></text:p></office:annotation>Considérant que la demande s’écarte du schéma d'orientation local pour le(s) motif(s) suivant(s) :</text:p>
      <text:list text:style-name="L1" xml:id="list4124906136">
        <text:list-header>
          <text:p text:style-name="P67"><text:span text:style-name="T61"><office:annotation><dc:creator>Auteur inconnu</dc:creator><dc:date>2017-08-09T13:20:52</dc:date><text:p text:style-name="P70"><text:span text:style-name="T83">do </text:span><text:span text:style-name="T84">text</text:span><text:span text:style-name="T83"> if licence_helper.divergence</text:span></text:p></office:annotation></text:span><text:span text:style-name="T61"><office:annotation><dc:creator>Auteur inconnu</dc:creator><dc:date>2017-08-08T09:25:49</dc:date><text:p text:style-name="P70"><text:span text:style-name="T87">do text</text:span></text:p><text:p><text:span text:style-name="T87">from xhtml(self.portal_urban.decorateHTML('UrbanTable', self.getAnnouncementArticlesText()))</text:span></text:p></office:annotation></text:span></text:p>
        </text:list-header>
      </text:list>
      <text:p text:style-name="P12"><office:annotation><dc:creator>Auteur inconnu</dc:creator><dc:date>2017-08-09T13:22:01</dc:date><text:p text:style-name="P70"><text:span text:style-name="T83">do </text:span><text:span text:style-name="T84">text</text:span><text:span text:style-name="T83"> if 'pla' in licence_helper.derogation</text:span></text:p></office:annotation>Considérant que la demande déroge au plan de secteur pour le(s) motif(s) suivant(s) :</text:p>
      <text:p text:style-name="P12"><office:annotation><dc:creator>Auteur inconnu</dc:creator><dc:date>2017-08-04T08:58:29</dc:date><text:p text:style-name="P70"><text:span text:style-name="T83">do </text:span><text:span text:style-name="T84">text</text:span><text:span text:style-name="T83"> if 'nor' in licence_helper.derogation</text:span></text:p></office:annotation>Considérant que la demande déroge à une ou des norme(s) du guide régional d'urbanisme pour le(s) motif(s) suivant(s) :</text:p>
      <text:p text:style-name="P36"><office:annotation><dc:creator>Auteur inconnu</dc:creator><dc:date>2017-08-09T13:28:22</dc:date><text:p text:style-name="P70"><text:span text:style-name="T83">do </text:span><text:span text:style-name="T84">text</text:span><text:span text:style-name="T83"> if licence_helper.derogation</text:span></text:p></office:annotation><office:annotation><dc:creator>Auteur inconnu</dc:creator><dc:date>2017-08-08T09:24:35</dc:date><text:p text:style-name="P70"><text:span text:style-name="T87">do text</text:span></text:p><text:p><text:span text:style-name="T87">from xhtml(self.portal_urban.decorateHTML('UrbanTable', self.getInvestigationReasons()))</text:span></text:p></office:annotation></text:p>
      <text:p text:style-name="P22"><text:span text:style-name="T22"><office:annotation><dc:creator>Auteur inconnu</dc:creator><dc:date>2017-07-31T11:34:40</dc:date><text:p text:style-name="P70"><text:span text:style-name="T85">do text if hasattr(self, 'getRoadAdaptation') and 'odification' in </text:span><text:span text:style-name="T83">licence_helper.r</text:span><text:span text:style-name="T85">oadAdaptation</text:span></text:p></office:annotation></text:span><text:span text:style-name="T8">Considérant que la demande comporte </text:span>une demande <text:span text:style-name="T48">de modification</text:span> de la voirie communale portant sur :</text:p>
      <text:p text:style-name="P36"><office:annotation><dc:creator>Auteur inconnu</dc:creator><dc:date>2017-08-09T13:58:06</dc:date><text:p text:style-name="P70"><text:span text:style-name="T85">do text if hasattr(self, 'getRoadAdaptation') and 'odification' in </text:span><text:span text:style-name="T83">licence_helper.r</text:span><text:span text:style-name="T85">oadAdaptation</text:span></text:p></office:annotation><text:span text:style-name="T33"><office:annotation><dc:creator>Auteur inconnu</dc:creator><dc:date>2017-08-09T13:58:56</dc:date><text:p><text:span text:style-name="T87">do text</text:span></text:p><text:p><text:span text:style-name="T87">from xhtml(self.portal_urban.decorateHTML('UrbanTable', self.getRoadModificationSubject()))</text:span></text:p></office:annotation></text:span></text:p>
      <text:p text:style-name="P22"><text:span text:style-name="T39"><office:annotation><dc:creator>Auteur inconnu</dc:creator><dc:date>2017-08-09T14:00:23</dc:date><text:p text:style-name="P70"><text:span text:style-name="T85">do text if hasattr(self, 'getRoadAdaptation') and 'odification' in </text:span><text:span text:style-name="T83">licence_helper.r</text:span><text:span text:style-name="T85">oadAdaptation</text:span></text:p></office:annotation></text:span><text:span text:style-name="T39">Considérant 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ture' in </text:span><text:span text:style-name="T83">licence_helper.r</text:span><text:span text:style-name="T85">oadAdaptation</text:span></text:p></office:annotation></text:span><text:span text:style-name="T8">Considérant que la demande comporte</text:span> une demande<text:span text:style-name="T48"> de création </text:span>d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press' in </text:span><text:span text:style-name="T83">licence_helper.r</text:span><text:span text:style-name="T85">oadAdaptation</text:span></text:p></office:annotation></text:span><text:span text:style-name="T8">Considérant que la demande comporte</text:span> une demande<text:span text:style-name="T48"> </text:span><text:span text:style-name="T66">de suppression</text:span> <text:span text:style-name="T49">partielle</text:span> d'un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12"><office:annotation><dc:creator>Auteur inconnu</dc:creator><dc:date>2017-08-09T14:30:01</dc:date><text:p text:style-name="P70"><text:span text:style-name="T83">do </text:span><text:span text:style-name="T84">text</text:span><text:span text:style-name="T83"> if licence_helper.divergence and not licence_helper.derogation</text:span></text:p></office:annotation>Considérant que la demande est soumise à une annonce de projet pour le(s) motif(s) suivant(s) :</text:p>
      <text:list text:style-name="L2" xml:id="list4006245741">
        <text:list-item>
          <text:p text:style-name="P68"><text:span text:style-name="T62"><office:annotation><dc:creator>Auteur inconnu</dc:creator><dc:date>2017-08-09T16:02:41</dc:date><text:p text:style-name="P70"><text:span text:style-name="T83">do </text:span><text:span text:style-name="T84">text</text:span><text:span text:style-name="T83"> if licence_helper.divergence and not licence_helper.derogation</text:span></text:p></office:annotation></text:span><text:span text:style-name="T64"><text:text-input text:description="Bien-Parcelles">self.announcementArticles</text:text-input></text:span></text:p>
        </text:list-item>
      </text:list>
      <text:p text:style-name="P24"><office:annotation><dc:creator>Auteur inconnu</dc:creator><dc:date>2017-08-09T15:33:48</dc:date><text:p text:style-name="P70"><text:span text:style-name="T83">do text if licence_helper.derogation</text:span></text:p></office:annotation>Considérant que la demande est soumise à une enquête publique pour le(s) motif(s) suivant(s) :</text:p>
      <text:list text:continue-numbering="true" text:style-name="L2" xml:id="list143951044418614">
        <text:list-item>
          <text:p text:style-name="P69"><text:span text:style-name="T5"><office:annotation><dc:creator>Auteur inconnu</dc:creator><dc:date>2017-08-09T16:14:54</dc:date><text:p text:style-name="P70"><text:span text:style-name="T83">do text if licence_helper.derogation</text:span></text:p></office:annotation></text:span><text:span text:style-name="T5"><text:text-input text:description="Bien-Parcelles">self.investigationArticles</text:text-input></text:span></text:p>
        </text:list-item>
        <text:list-item>
          <text:p text:style-name="P69"><text:span text:style-name="T5"><office:annotation><dc:creator>Auteur inconnu</dc:creator><dc:date>2017-08-09T16:36:04</dc:date><text:p text:style-name="P70"><text:span text:style-name="T83">do text if licence_helper.derogation and licence_helper.divergence</text:span></text:p></office:annotation></text:span><text:span text:style-name="T5"><text:text-input text:description="écarts">self.announcementArticles</text:text-input></text:span></text:p>
        </text:list-item>
      </text:list>
      <text:p text:style-name="P25"><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lt;1</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aucune réclamation n’a été introduite;</text:p>
      <text:p text:style-name="P21"><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gt;0</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1</text:span></text:p></office:annotation>-<text:tab/><text:text-input text:description="NbRéclamationsOrales">licence_helper.getLastAnnouncement().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gt;1</text:span></text:p></office:annotation>-<text:tab/><text:text-input text:description="NbRéclamationsOrales">licence_helper.getLastAnnouncement().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1</text:span></text:p></office:annotation>-<text:tab/><text:text-input text:description="NbRéclamationsOrales">licence_helper.getLastAnnouncement().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gt;1</text:span></text:p></office:annotation>-<text:tab/><text:text-input text:description="NbRéclamationsOrales">licence_helper.getLastAnnouncement().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1</text:span></text:p></office:annotation>-<text:tab/><text:text-input text:description="NbRéclamationsOrales">licence_helper.getLastAnnouncement().getNumberOfPetition()</text:text-input> pétition de <text:text-input text:description="NbRéclamationsOrales">licence_helper.getLastAnnouncement().getNumberOfSignature()</text:text-input><text:s/>signatur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gt;1</text:span></text:p></office:annotation>-<text:tab/><text:text-input text:description="NbRéclamationsOrales">licence_helper.getLastAnnouncement().getNumberOfPetition()</text:text-input> pétitions pour un total de <text:text-input text:description="NbRéclamationsOrales">licence_helper.getLastAnnouncement().getNumberOfSignature()</text:text-input><text:s/>signatures ;</text:p>
      <text:p text:style-name="P19"><office:annotation><dc:creator>Auteur inconnu</dc:creator><dc:date>2017-08-10T11:11:29</dc:date><text:p text:style-name="P70"><text:span text:style-name="T83">do </text:span><text:span text:style-name="T84">text</text:span><text:span text:style-name="T83"> if licence_helper.derogation and len(licence_helper.getLastInquiry().getClaimants())&lt;1</text:span></text:p></office:annotation>Considérant que l’enquête publique a eu lieu <text:span text:style-name="T74">du <text:s/></text:span><text:span text:style-name="T74"><text:text-input text:description="">licence_view.format_date(licence_helper.getLastInquiry().getInvestigationStart())</text:text-input></text:span><text:span text:style-name="T74"><text:s/>au </text:span><text:span text:style-name="T74"><text:text-input text:description="">licence_view.format_date(licence_helper.getLastInquiry().getInvestigationEnd())</text:text-input></text:span><text:span text:style-name="T74"><text:s text:c="2"/></text:span>, conformément aux articles D.VIII.6 et suivants du Code; qu'aucune réclamation n'a été introduite;</text:p>
      <text:p text:style-name="P49"><office:annotation><dc:creator>Auteur inconnu</dc:creator><dc:date>2017-08-10T11:11:29</dc:date><text:p text:style-name="P70"><text:span text:style-name="T83">do </text:span><text:span text:style-name="T84">text</text:span><text:span text:style-name="T83"> if licence_helper.derogation and len(licence_helper.getLastInquiry().getClaimants())&gt;0</text:span></text:p></office:annotation>Considérant que l’enquête publique a eu lieu <text:span text:style-name="T73">du </text:span><text:span text:style-name="T73"><text:text-input text:description="">licence_view.format_date(licence_helper.getLastInquiry().getInvestigationStart())</text:text-input></text:span><text:span text:style-name="T73"><text:s/>au </text:span><text:span text:style-name="T73"><text:text-input text:description="">licence_view.format_date(licence_helper.getLastInquiry().getInvestigationEnd())</text:text-input></text:span><text:span text:style-name="T73"><text:s/></text:span>, conformément aux articles <text:soft-page-break/>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1</text:span></text:p></office:annotation>-<text:tab/><text:text-input text:description="NbRéclamationsOrales">licence_helper.getLastInquiry().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1</text:span></text:p></office:annotation>-<text:tab/><text:text-input text:description="NbRéclamationsOrales">licence_helper.getLastInquiry().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0"><office:annotation><dc:creator>Auteur inconnu</dc:creator><dc:date>2017-08-22T16:18:49</dc:date><text:p text:style-name="P70"><text:span text:style-name="T83">do text if 'Ann' in licence_helper.inquiry_type and len(licence_helper.getLastAnnouncement().getClaimants())&gt;0</text:span></text:p></office:annotation>Considérant que les réclamations et observations suscitées par l'annonce de projet peuvent être résumées comme suit : <text:span text:style-name="T49">XXX</text:span></text:p>
      <text:p text:style-name="P20"><office:annotation><dc:creator>Auteur inconnu</dc:creator><dc:date>2017-08-22T16:19:15</dc:date><text:p text:style-name="P70"><text:span text:style-name="T83">do text if licence_helper.derogation and len(licence_helper.getLastInquiry().getClaimants())&gt;0</text:span></text:p></office:annotation>Considérant que les réclamations et observations suscitées par <text:s/>l'enquête publique peuvent être résumées comme suit : <text:span text:style-name="T49">XXX</text:span></text:p>
      <text:p text:style-name="P22"><text:span text:style-name="T60"><office:annotation><dc:creator>Auteur inconnu</dc:creator><dc:date>2016-06-14T17:02:33</dc:date><text:p text:style-name="P70"><text:span text:style-name="T85">do text if len(self.solicitOpinionsTo == 1</text:span></text:p></office:annotation></text:span><text:span text:style-name="T60">Considérant que le service visé ci-après a été consulté :</text:span></text:p>
      <text:p text:style-name="P23"><office:annotation><dc:creator>Auteur inconnu</dc:creator><dc:date>2016-06-14T17:02:33</dc:date><text:p text:style-name="P70"><text:span text:style-name="T85">do text if len(self.solicitOpinionsTo) &gt; 1</text:span></text:p></office:annotation>Considérant que les services visés ci-après ont été consultés :</text:p>
      <text:section text:name="Section2" text:style-name="Sect1">
        <text:list text:style-name="L3" xml:id="list571414849">
          <text:list-item>
            <text:p text:style-name="P66"><text:span text:style-name="T60"><office:annotation><dc:creator>Ngaha </dc:creator><dc:date>2016-06-14T11:01:56</dc:date><text:p text:style-name="P70"><text:span text:style-name="T86">do section- for opinion in self.getUrbanEventOpinionRequests()</text:span></text:p></office:annotation></text:span><text:span text:style-name="T60"><text:text-input text:description="">opinion.Title()</text:text-input></text:span><text:span text:style-name="T60"> :</text:span></text:p>
          </text:list-item>
        </text:list>
        <text:p text:style-name="P50">pour le(s) motif(s) suivant(s) :</text:p>
        <text:list text:continue-numbering="true" text:style-name="L3" xml:id="list143951248213669">
          <text:list-header>
            <text:p text:style-name="P64"><office:annotation><dc:creator>Ngaha </dc:creator><dc:date>2016-06-14T13:45:07</dc:date><text:p text:style-name="P70"><text:span text:style-name="T86">do text</text:span></text:p><text:p text:style-name="P70"><text:span text:style-name="T86">from xhtml(self.portal_urban.decorateHTML('UrbanBody', opinion.getOpinionText()))</text:span></text:p></office:annotation></text:p>
            <text:p text:style-name="P65">que son avis sollicité en date du <text:text-input text:description="">tool.formatDate(opinion.getEventDate())</text:text-input>, transmis en date du <text:span text:style-name="T49">XXX</text:span> et réceptionné en date du <text:text-input text:description="">tool.formatDate(opinion.getReceiptDate())</text:text-input>, sous les références <text:text-input text:description="">opinion.getReceivedDocumentReference()</text:text-input>, est <text:text-input text:description="">opinion.getExternalDecision()</text:text-input>; qu'il est libellé comme suit :</text:p>
            <text:p text:style-name="P64"><office:annotation><dc:creator>Ngaha </dc:creator><dc:date>2016-06-14T13:44:03</dc:date><text:p text:style-name="P70"><text:span text:style-name="T86">do text</text:span></text:p><text:p text:style-name="P70"><text:span text:style-name="T86">from xhtml(self.portal_urban.decorateHTML('UrbanBody', opinion.getDecisionText()))</text:span></text:p></office:annotation></text:p>
          </text:list-header>
        </text:list>
      </text:section>
      <text:p text:style-name="P17"><text:span text:style-name="T6">Considérant que le demandeur a produit des plans modificatifs ayant fait l’objet</text:span><text:span text:style-name="T8">, en application de l’article D.IV.43 du Code,</text:span><text:span text:style-name="T6"> d’un accusé de réception daté du </text:span><text:span text:style-name="T50">…</text:span><text:span text:style-name="T6"> ; que ces plans ont été <text:s/>soumis </text:span><text:span text:style-name="T8">à une </text:span><text:span text:style-name="T16">annonce de projet</text:span><text:span text:style-name="T8"> <text:s/></text:span><text:span text:style-name="T16">enquête publique</text:span><text:span text:style-name="T8"> </text:span><text:span text:style-name="T16">et à </text:span><text:span text:style-name="T50">la consultation des services ou commissions suivants : ...</text:span><text:span text:style-name="T6"> ; que </text:span><text:span text:style-name="T50">…</text:span><text:span text:style-name="T6"> ;</text:span></text:p>
      <text:p text:style-name="P28">Considérant que l'avis du Fonctionnaire délégué sur les plans modifiés a été sollicité en vertu de l’article <text:span text:style-name="T49">D.IV.15</text:span><text:span text:style-name="T71"> (avis facultatif)</text:span> - <text:span text:style-name="T49">D.IV.16 </text:span><text:span text:style-name="T71">(écarts)</text:span> - <text:span text:style-name="T49">D.IV.17 </text:span><text:span text:style-name="T71">(avis conforme)</text:span> du Code en date du <text:span text:style-name="T49">…</text:span> ; que son avis <text:span text:style-name="T49">conforme</text:span> est <text:span text:style-name="T49">réputé favorable par défaut en vertu de l'article <text:s/>D. IV.39 du Code</text:span> <text:span text:style-name="T49">favorable</text:span> <text:span text:style-name="T49">conditionnel</text:span> <text:span text:style-name="T49">défavorable</text:span> ; qu'il est libellé comme suit (avis complet joint en annexe) : <text:span text:style-name="T49">…</text:span> ; </text:p>
      <text:p text:style-name="P12">Considérant que <text:span text:style-name="T49">XXX</text:span> ;</text:p>
      <text:p text:style-name="P12">Considérant que les charges imposées en vertu de l’article D.IV.54 du Code sont justifiées comme suit : <text:span text:style-name="T49">XXX</text:span> ;</text:p>
      <text:p text:style-name="P26"><office:annotation><dc:creator>Pierre Millecamps</dc:creator><dc:date>2017-09-06T15:07:39</dc:date><text:p text:style-name="P70"><text:span text:style-name="T85">do text if self.getIsInSubdivision() and not </text:span><text:span text:style-name="T83">'per' in licence_helper.divergence</text:span></text:p></office:annotation>Considérant que le projet respecte les prescriptions urbanistiques du lotissement ;</text:p>
      <text:p text:style-name="P26"><office:annotation><dc:creator>Pierre Millecamps</dc:creator><dc:date>2017-09-06T15:07:51</dc:date><text:p text:style-name="P70"><text:span text:style-name="T85">do text if self.getIsInSubdivision() and </text:span><text:span text:style-name="T83">'per' in licence_helper.divergence</text:span></text:p></office:annotation>Considérant qu'en dehors <text:span text:style-name="T49">de la dérogation sollicitée</text:span> <text:span text:style-name="T34">des dérogations sollicitées</text:span>, le projet respecte les prescriptions urbanistiques du lotissement ;</text:p>
      <text:p text:style-name="P26">Considérant que le projet de construction respecte le caractère général de la zone ;</text:p>
      <text:p text:style-name="P26">Considérant que le projet d'agrandissement, situé à l'arrière de la construction principale, n'est pas de nature à compromettre l'harmonie du quartier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gio'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guide régional d'urbanisme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vel'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e développement communal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de co'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guide communal d'urbanisme et que les travaux projetés ne sont pas d'impact limité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per'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permis d'urbanisation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ori'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orientation local et que les travaux projetés ne sont pas d'impact limité ;</text:p>
      <text:p text:style-name="P27"><office:annotation><dc:creator>Pierre Millecamps</dc:creator><dc:date>2017-09-19T16:45:49</dc:date><text:p text:style-name="P70"><text:span text:style-name="T83">do </text:span><text:span text:style-name="T84">text</text:span><text:span text:style-name="T83"> if 'pla' in licence_helper.derogation</text:span></text:p></office:annotation>Considérant qu'en application de l'article D.IV.17, alinéa 1<text:span text:style-name="T22">er</text:span>, 1° du Code, l'avis conforme du Fonctionnaire délégué est requis parce que la demande implique une dérogation au plan de secteur ;</text:p>
      <text:p text:style-name="P27"><office:annotation><dc:creator>Pierre Millecamps</dc:creator><dc:date>2017-09-19T16:45:49</dc:date><text:p text:style-name="P70"><text:span text:style-name="T83">do </text:span><text:span text:style-name="T84">text</text:span><text:span text:style-name="T83"> if 'nor' in licence_helper.derogation</text:span></text:p></office:annotation>Considérant qu'en application de l'article D.IV.17, alinéa 1<text:span text:style-name="T22">er</text:span>, 1° du Code, l'avis conforme du Fonctionnaire délégué est requis parce que la demande implique une dérogation à <text:span text:style-name="T49">une norme</text:span> <text:span text:style-name="T49">des normes</text:span> du guide régional <text:soft-page-break/>d'urbanisme ;</text:p>
      <text:p text:style-name="P27"><office:annotation><dc:creator>Pierre Millecamps</dc:creator><dc:date>2017-09-19T16:45:49</dc:date><text:p text:style-name="P70"><text:span text:style-name="T85">do text if licence_helper.natura_2000</text:span></text:p></office:annotation>Considérant qu'en application de l'article D.IV.17, alinéa 1<text:span text:style-name="T22">er</text:span>, 2° du Code, l'avis conforme du Fonctionnaire délégué est requis parce que la demande concerne un bien inscrit dans un site Natura 2000 ;</text:p>
      <text:p text:style-name="P46"><office:annotation><dc:creator>Auteur inconnu</dc:creator><dc:date>2017-07-05T15:25:01</dc:date><text:p text:style-name="P70"><text:span text:style-name="T85">do text if 'class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 </text:span><text:span text:style-name="T49">inscrit sur la liste de sauvegarde</text:span> - <text:span text:style-name="T49">classé</text:span> - <text:span text:style-name="T49">soumis provisoirement aux effets du classement</text:span> ;</text:p>
      <text:p text:style-name="P46"><office:annotation><dc:creator>Auteur inconnu</dc:creator><dc:date>2017-07-05T15:31:36</dc:date><text:p text:style-name="P70"><text:span text:style-name="T85">do text if 'zoneprotection'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text:span> situé dans une zone de protection visée à l'article 209 du Code wallon du patrimoine (<text:span text:style-name="T49">...</text:span>) ;</text:p>
      <text:p text:style-name="P46"><office:annotation><dc:creator>Auteur inconnu</dc:creator><dc:date>2017-07-05T15:31:36</dc:date><text:p text:style-name="P70"><text:span text:style-name="T85">do text if 'archeologiqu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text:span> bien localisé dans un site repris à l’inventaire du patrimoine archéologique visée à l'article 233 du Code wallon du patrimoine (<text:span text:style-name="T49">...</text:span>) ;</text:p>
      <text:p text:style-name="P18">Pour les motifs précités,</text:p>
      <text:p text:style-name="P13">Ouï Monsieur Stéphane LACROIX, Échevin de l'urbanisme, en son rapport</text:p>
      <text:p text:style-name="P13">À l'unanimité,</text:p>
      <text:p text:style-name="P40"><text:span text:style-name="T12"><office:annotation><dc:creator>Pierre Millecamps</dc:creator><dc:date>2017-09-07T14:17:50</dc:date><text:p text:style-name="P70"><text:span text:style-name="T83">do </text:span><text:span text:style-name="T84">text</text:span><text:span text:style-name="T83"> if licence_helper.divergence and not licence_helper.derogation</text:span></text:p></office:annotation></text:span><text:span text:style-name="T12">Article 1</text:span><text:span text:style-name="T24">er</text:span><text:span text:style-name="T68"> :<text:tab/></text:span><text:span text:style-name="T9">ÉMET L'AVIS QU'IL Y A LIEU D'ACCEPTER</text:span><text:span text:style-name="T47"> </text:span><text:span text:style-name="T19">l'écart sollicité</text:span><text:span text:style-name="T17"> </text:span><text:span text:style-name="T19">les écarts sollicités</text:span><text:span text:style-name="T18"> </text:span><text:span text:style-name="T17">(</text:span><text:span text:style-name="T20">liste des écarts</text:span><text:span text:style-name="T17">) <text:s/>par </text:span><text:span text:style-name="T17"><text:text-input text:description="Demandeur avec adresse">self.getApplicantsSignaletic(withaddress=False)</text:text-input></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not licence_helper.divergence and licence_helper.derogation</text:span></text:p></office:annotation></text:span><text:span text:style-name="T12">Article 1</text:span><text:span text:style-name="T24">er</text:span><text:span text:style-name="T69"> :<text:tab/></text:span><text:span text:style-name="T9">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7"> </text:span><text:span text:style-name="T19">les dérogations sollicitées</text:span><text:span text:style-name="T18"> </text:span><text:span text:style-name="T17">(</text:span><text:span text:style-name="T20">liste des dérogations</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licence_helper.divergence and licence_helper.derogation</text:span></text:p></office:annotation></text:span><text:span text:style-name="T12">Article 1</text:span><text:span text:style-name="T24">er</text:span><text:span text:style-name="T69"> :<text:tab/></text:span><text:span text:style-name="T10">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8"> </text:span><text:span text:style-name="T19">les dérogations sollicitées</text:span><text:span text:style-name="T18"> (</text:span><text:span text:style-name="T20">liste des dérogations</text:span><text:span text:style-name="T18">) et </text:span><text:span text:style-name="T11">D'ACCEPTER </text:span><text:span text:style-name="T19">l'écart sollicité</text:span><text:span text:style-name="T18"> <text:s/></text:span><text:span text:style-name="T19">les écarts sollicités</text:span><text:span text:style-name="T18"> </text:span><text:span text:style-name="T17">(</text:span><text:span text:style-name="T20">liste des écarts</text:span><text:span text:style-name="T17">).</text:span></text:p>
      <text:p text:style-name="P38"><text:span text:style-name="T37">Article 2:</text:span> <text:tab/><text:span text:style-name="T55">ÉMET UN AVIS FAVORABLE</text:span> sur la demande de permis d'urbanis<text:span text:style-name="T81">ation</text:span><text:span text:style-name="T49">, sous réserve</text:span> :</text:p>
      <text:p text:style-name="P35">-<text:tab/>de respecter le niveau du sol naturel sur une largeur d'1 mètre le long des limites mitoyennes de la parcelle, sauf en ce qui concerne la rampe d'accès commune avec la parcelle voisine, qui ne pourra être réalisée qu'avec l'accord explicite du propriétaire concerné, à présenter au collège avant la délivrance du permis d'urbanis<text:span text:style-name="T81">ation</text:span>;</text:p>
      <text:p text:style-name="P35">-<text:tab/>de se conformer aux avis susvisés des différents services consultés dont, plus particulièrement, celui de la zone de secours , favorable à condition de prévoir des modifications qui nécessiteront l'introduction de nouveaux plans, modifiés en conséquence et visés par le Service régional d'Incendie, <text:span text:style-name="T37">avant la délivrance du permis d'urbanis</text:span><text:span text:style-name="T38">ation</text:span>;</text:p>
      <text:p text:style-name="P35">-<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5">-<text:tab/>de supprimer le filtre bactérien;</text:p>
      <text:p text:style-name="P35">-<text:tab/>de raccorder toutes les évacuations d'eaux usées à la nouvelle fosse septique "toutes eaux";</text:p>
      <text:p text:style-name="P35">-<text:tab/>d'installer une fosse septique toutes eaux (by-passable et munie d'un dégraisseur) pour le traitement des eaux usées et un regard de visite accessible avant le rejet dans l'égout public.</text:p>
      <text:p text:style-name="P35">-<text:tab/>de raccorder l'évacuation des eaux pluviales au réseau d'égouts de l'habitation;</text:p>
      <text:p text:style-name="P35">-<text:tab/>lors des vidanges de la piscine, de faire évacuer les eaux par un vidangeur, tout déversement de celles-ci dans les égouts publics étant interdit;</text:p>
      <text:p text:style-name="P35">-<text:span text:style-name="T67"><text:tab/></text:span>d'introduire, préalablement à la délivrance du permis d'urbanis<text:span text:style-name="T81">ation</text:span>,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text:span text:style-name="T81">ation</text:span>;</text:p>
      <text:p text:style-name="P35">-<text:span text:style-name="T6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5">-<text:tab/>de présenter au collège, avant la délivrance du permis d'urbanis<text:span text:style-name="T81">ation</text:span>,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5">-<text:tab/>appliquer la peinture extérieure dans les deux ans de la fin de la construction, dans une teinte à soumettre à l'accord préalable du collège, </text:p>
      <text:p text:style-name="P35">-<text:tab/>de présenter au collège, avant la délivrance du permis d'urbanis<text:span text:style-name="T81">ation</text:span>, l'autorisation des services de la Division de l'Eau, pour le rejet des eaux pluviales dans <text:span text:style-name="T78">XXX</text:span>;</text:p>
      <text:p text:style-name="P35"><text:soft-page-break/>-<text:tab/>d'obtenir, préalablement à la délivrance du permis d'urbanis<text:span text:style-name="T81">ation</text:span>, l'autorisation du collège provincial du <text:span text:style-name="T78">XXX</text:span> pour la dérogation sollicitée;</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not licence_helper.derogation</text:span></text:p></office:annotation></text:span><text:span text:style-name="T37">Article 3:</text:span> <text:tab/><text:span text:style-name="T55">DÉCIDE</text:span> de solliciter l'avis préalable du Fonctionnaire délégué sur la demande<text:span text:style-name="T48"> </text:span><text:span text:style-name="T49">d'écart</text:span><text:span text:style-name="T48"> </text:span><text:span text:style-name="T49">d'écart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not licence_helper.divergence and licence_helper.derogation</text:span></text:p></office:annotation></text:span><text:span text:style-name="T37">Article 3:</text:span> <text:tab/><text:span text:style-name="T55">DÉCIDE</text:span> de solliciter l'avis conforme du Fonctionnaire délégué sur la demande <text:span text:style-name="T48">de </text:span><text:span text:style-name="T49">dérogation</text:span> <text:span text:style-name="T48"><text:s/></text:span><text:span text:style-name="T49">dérogation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licence_helper.derogation</text:span></text:p></office:annotation></text:span><text:span text:style-name="T37">Article 3:</text:span> <text:tab/><text:span text:style-name="T55">DÉCIDE</text:span> de solliciter l'avis préalable du Fonctionnaire délégué sur la demande <text:span text:style-name="T49">d'écart</text:span> <text:span text:style-name="T49">d'écarts</text:span> et son avis conforme sur la demande <text:span text:style-name="T48">de </text:span><text:span text:style-name="T49">dérogation</text:span><text:span text:style-name="T48"> </text:span><text:span text:style-name="T49">dérogations</text:span><text:span text:style-name="T48">.</text:span></text:p>
      <text:p text:style-name="P37">La présente délibération sera transmise au Fonctionnaire délégué du centre de <text:span text:style-name="T78">XXX</text:span> de la DGO4 (Aménagement du Territoire, Logement, Patrimoine et Énergie), accompagnée du dossier d'instruction de la demande.</text:p>
      <text:p text:style-name="P37"/>
      <text:p text:style-name="P47"><text:span text:style-name="T39"><office:annotation><dc:creator>Gauthier Bastien</dc:creator><dc:date>2011-01-13T14:56:41</dc:date><text:p text:style-name="P70"><text:span text:style-name="T82">do text</text:span></text:p><text:p text:style-name="P70"><text:span text:style-name="T82">from document(at=signatures, format='odt')</text:span></text:p></office:annotation></text:span><text:span text:style-name="T41">Import depuis signatures.odt</text:span></text:p>
      <text:p text:style-name="P1"/>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1" svg:font-family="'Courier New'"/>
    <style:font-face style:font-family-generic="swiss" style:name="DejaVu Sans2" svg:font-family="'DejaVu Sans'"/>
    <style:font-face style:font-family-generic="swiss" style:name="Ubuntu" svg:font-family="Ubuntu"/>
    <style:font-face style:font-family-generic="modern" style:font-pitch="fixed" style:name="Courier New" svg:font-family="'Courier New'"/>
    <style:font-face style:font-pitch="variable" style:name="DejaVu Sans3" svg:font-family="'DejaVu Sans'"/>
    <style:font-face style:font-pitch="variable" style:name="Lucida Sans Unicode" svg:font-family="'Lucida Sans Unicode'"/>
    <style:font-face style:font-pitch="variable" style:name="Tahoma"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Tahoma1" svg:font-family="Tahoma"/>
    <style:font-face style:font-family-generic="swiss" style:font-pitch="variable" style:name="Times New Roman1" svg:font-family="'Times New Roman'"/>
    <style:font-face style:font-family-generic="swiss" style:font-pitch="variable" style:name="Ubuntu1" svg:font-family="Ubuntu"/>
    <style:font-face style:font-family-generic="system" style:font-pitch="variable" style:name="DejaVu Sans"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9.5pt" style:font-name="Arial" style:font-name-complex="Arial" style:font-size-asian="9.5pt" style:font-size-complex="9.5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style:font-name="Arial"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style:font-name="Arial"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style:font-name="Arial" style:font-size-asian="10pt" style:font-size-complex="10pt" style:use-window-font-color="true"/>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style:font-name="Arial" style:font-name-complex="Calibri" style:font-size-asian="10pt" style:font-size-complex="10pt"/>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style:font-name="Arial" style:font-name-complex="Calibri" style:font-size-asian="10pt" style:font-size-complex="10pt" style:font-weight-asian="normal" style:font-weight-complex="normal"/>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00edd35" style:font-name="Arial" style:font-name-complex="Calibri" style:font-size-asian="10pt" style:font-size-complex="10pt"/>
    </style:style>
    <style:style style:family="paragraph" style:name="P22"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style>
    <style:style style:family="paragraph" style:name="P23"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style:font-style-asian="normal" style:font-weight-asian="normal" style:font-weight-complex="normal" style:use-window-font-color="true"/>
    </style:style>
    <style:style style:family="paragraph" style:master-page-name="" style:name="P24"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master-page-name="" style:name="P25" style:parent-style-name="Standard">
      <style:paragraph-properties fo:line-height="100%" fo:margin-bottom="0cm" fo:margin-left="0cm" fo:margin-right="0cm" fo:margin-top="0.199cm" fo:text-align="justify" fo:text-indent="1.499cm" loext:contextual-spacing="false" style:auto-text-indent="false"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00edd35" style:font-name="Arial" style:font-name-complex="Calibri" style:font-size-asian="10pt" style:font-size-complex="10pt"/>
    </style:style>
    <style:style style:family="paragraph" style:name="P26"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27"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use-window-font-color="true"/>
    </style:style>
    <style:style style:family="paragraph" style:name="P28"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0e21af" style:font-name="Arial" style:font-name-complex="Calibri" style:font-size-asian="10pt" style:font-size-complex="10pt"/>
    </style:style>
    <style:style style:family="paragraph" style:name="P30"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1" style:parent-style-name="UrbanBody">
      <style:paragraph-properties fo:margin-left="2cm" fo:margin-right="0cm" fo:text-align="justify" fo:text-indent="-2cm" style:auto-text-indent="false" style:justify-single-word="false">
        <style:tab-stops>
          <style:tab-stop style:position="2cm"/>
        </style:tab-stops>
      </style:paragraph-properties>
    </style:style>
    <style:style style:family="paragraph" style:name="P32" style:parent-style-name="UrbanBody">
      <style:paragraph-properties fo:margin-bottom="0cm" fo:margin-left="2cm" fo:margin-right="0cm" fo:margin-top="1cm" fo:text-align="justify" fo:text-indent="-2cm" loext:contextual-spacing="false" style:auto-text-indent="false" style:justify-single-word="false">
        <style:tab-stops>
          <style:tab-stop style:position="2cm"/>
        </style:tab-stops>
      </style:paragraph-properties>
    </style:style>
    <style:style style:family="paragraph" style:name="P33" style:parent-style-name="UrbanBody">
      <style:paragraph-properties fo:margin-bottom="0cm" fo:margin-left="2cm" fo:margin-right="0cm" fo:margin-top="0cm" fo:text-align="justify" fo:text-indent="-2cm" loext:contextual-spacing="false" style:auto-text-indent="false" style:justify-single-word="false">
        <style:tab-stops>
          <style:tab-stop style:position="2cm"/>
        </style:tab-stops>
      </style:paragraph-properties>
      <style:text-properties officeooo:paragraph-rsid="000d568e"/>
    </style:style>
    <style:style style:family="paragraph" style:name="P34" style:parent-style-name="UrbanBody">
      <style:paragraph-properties fo:margin-bottom="0cm" fo:margin-left="2cm" fo:margin-right="0cm" fo:margin-top="0cm" fo:text-align="justify" fo:text-indent="-2cm" loext:contextual-spacing="false" style:auto-text-indent="false" style:justify-single-word="false">
        <style:tab-stops>
          <style:tab-stop style:position="2cm"/>
        </style:tab-stops>
      </style:paragraph-properties>
      <style:text-properties fo:font-weight="bold" officeooo:paragraph-rsid="000d568e" style:font-weight-asian="bold" style:font-weight-complex="bold"/>
    </style:style>
    <style:style style:family="paragraph" style:name="P35"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style:font-name="Arial" style:font-size-asian="10pt" style:font-size-complex="10pt"/>
    </style:style>
    <style:style style:family="paragraph" style:master-page-name="" style:name="P36"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37" style:parent-style-name="Text_20_body">
      <style:paragraph-properties fo:margin-bottom="0cm" fo:margin-top="0.199cm" loext:contextual-spacing="false"/>
      <style:text-properties fo:font-size="10pt" style:font-name="Arial" style:font-size-asian="10pt" style:font-size-complex="10pt"/>
    </style:style>
    <style:style style:family="paragraph" style:name="P38"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master-page-name="" style:name="P39"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text-underline-style="none"/>
    </style:style>
    <style:style style:family="paragraph" style:master-page-name="" style:name="P40"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41" style:parent-style-name="Standard">
      <style:paragraph-properties fo:border="none" fo:line-height="100%" fo:margin-bottom="0cm" fo:margin-left="0cm" fo:margin-right="0cm" fo:margin-top="0.199cm" fo:padding="0cm" fo:text-align="center" fo:text-indent="0cm" loext:contextual-spacing="false" style:auto-text-indent="false" style:justify-single-word="false"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name="P42" style:parent-style-name="Standard">
      <style:paragraph-properties fo:border="none" fo:line-height="100%" fo:margin-bottom="0cm" fo:margin-left="0cm" fo:margin-right="0cm" fo:margin-top="0.199cm" fo:padding="0cm" fo:text-align="center" fo:text-indent="0cm" loext:contextual-spacing="false" style:auto-text-indent="false" style:justify-single-word="false" style:shadow="none">
        <style:tab-stops/>
      </style:paragraph-properties>
      <style:text-properties fo:font-size="10pt" fo:font-weight="normal" style:font-name="Arial" style:font-size-asian="10pt" style:font-size-complex="10pt" style:font-weight-asian="normal" style:font-weight-complex="normal"/>
    </style:style>
    <style:style style:family="paragraph" style:name="P43" style:parent-style-name="Standard">
      <style:paragraph-properties fo:border="none" fo:line-height="100%" fo:margin-left="0cm" fo:margin-right="0cm" fo:padding="0cm" fo:text-align="center" fo:text-indent="0cm" style:auto-text-indent="false" style:justify-single-word="false" style:shadow="none">
        <style:tab-stops/>
      </style:paragraph-properties>
      <style:text-properties fo:country="BE" fo:font-size="16pt" fo:font-weight="bold" fo:language="fr" style:font-name="Arial" style:font-name-complex="Calibri" style:font-size-asian="16pt" style:font-size-complex="16pt" style:font-weight-asian="bold"/>
    </style:style>
    <style:style style:family="paragraph" style:name="P44" style:parent-style-name="Standard">
      <style:paragraph-properties fo:border="none" fo:line-height="100%" fo:margin-left="0cm" fo:margin-right="0cm" fo:padding="0cm" fo:text-align="center" fo:text-indent="0cm" style:auto-text-indent="false" style:justify-single-word="false" style:shadow="none">
        <style:tab-stops/>
      </style:paragraph-properties>
      <style:text-properties fo:country="BE" fo:font-size="16pt" fo:font-style="normal" fo:font-weight="bold" fo:language="fr" style:font-name="Arial" style:font-name-complex="Times New Roman2" style:font-size-asian="16pt" style:font-size-complex="16pt" style:font-style-asian="normal" style:font-style-complex="normal" style:font-weight-asian="bold" style:font-weight-complex="bold" style:text-underline-style="none"/>
    </style:style>
    <style:style style:family="paragraph" style:name="P45" style:parent-style-name="UrbanBody">
      <style:text-properties fo:color="#000000"/>
    </style:style>
    <style:style style:family="paragraph" style:name="P46" style:parent-style-name="UrbanBody">
      <style:text-properties style:use-window-font-color="true"/>
    </style:style>
    <style:style style:family="paragraph" style:master-page-name="" style:name="P47" style:parent-style-name="UrbanBody">
      <style:paragraph-properties fo:line-height="100%" fo:margin-bottom="0cm" fo:margin-top="0.4cm" fo:text-align="justify" loext:contextual-spacing="false"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48"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style:font-name="Arial" style:font-name-complex="Calibri" style:font-size-asian="10pt" style:font-size-complex="10pt"/>
    </style:style>
    <style:style style:family="paragraph" style:name="P49"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style:font-name="Arial" style:font-name-complex="Calibri" style:font-size-asian="10pt" style:font-size-complex="10pt"/>
    </style:style>
    <style:style style:family="paragraph" style:master-page-name="" style:name="P50" style:parent-style-name="Standard">
      <style:paragraph-properties fo:margin-left="1cm" fo:margin-right="0cm" fo:text-align="justify" fo:text-indent="0cm" style:auto-text-indent="false" style:justify-single-word="false" style:page-number="auto"/>
      <style:text-properties fo:background-color="transparent" fo:font-size="10pt" fo:font-style="normal" fo:font-weight="normal" style:font-name="Arial" style:font-size-asian="10pt" style:font-size-complex="10pt" style:font-style-asian="normal" style:font-weight-asian="normal" style:font-weight-complex="normal" style:use-window-font-color="true"/>
    </style:style>
    <style:style style:family="paragraph" style:name="P51" style:parent-style-name="Standard">
      <style:paragraph-properties fo:border="none" fo:line-height="100%" fo:margin-bottom="0cm" fo:margin-left="3.5cm" fo:margin-right="0cm" fo:margin-top="0.199cm" fo:padding="0cm" fo:text-align="center" fo:text-indent="0cm" loext:contextual-spacing="false" style:auto-text-indent="false" style:justify-single-word="false"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master-page-name="Standard" style:name="P52" style:parent-style-name="Standard">
      <style:paragraph-properties fo:border="none" fo:line-height="100%" fo:margin-bottom="0cm" fo:margin-left="3.5cm" fo:margin-right="0cm" fo:margin-top="0.199cm" fo:padding="0cm" fo:text-align="center" fo:text-indent="0cm" loext:contextual-spacing="false" style:auto-text-indent="false" style:justify-single-word="false" style:page-number="auto"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list-style-name="WW8Num6" style:name="P5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5"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57"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list-style-name="WW8Num10" style:name="P58"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6" style:name="P60"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6" style:master-page-name="" style:name="P61"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use-window-font-color="true"/>
    </style:style>
    <style:style style:family="paragraph" style:list-style-name="WW8Num10" style:master-page-name="" style:name="P62"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10" style:master-page-name="" style:name="P63"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L3" style:master-page-name="" style:name="P64" style:parent-style-name="Standard">
      <style:paragraph-properties fo:margin-left="1.499cm" fo:margin-right="0cm" fo:text-align="justify" fo:text-indent="0cm" style:auto-text-indent="false" style:justify-single-word="false" style:page-number="auto"/>
      <style:text-properties fo:font-size="10pt" style:font-name="Arial" style:font-size-asian="10pt" style:font-size-complex="10pt"/>
    </style:style>
    <style:style style:family="paragraph" style:list-style-name="L3" style:master-page-name="" style:name="P65" style:parent-style-name="Standard">
      <style:paragraph-properties fo:margin-left="1cm" fo:margin-right="0cm" fo:text-align="justify" fo:text-indent="0cm" style:auto-text-indent="false" style:justify-single-word="false" style:page-number="auto"/>
      <style:text-properties fo:font-size="10pt" style:font-name="Arial" style:font-size-asian="10pt" style:font-size-complex="10pt"/>
    </style:style>
    <style:style style:family="paragraph" style:list-style-name="L3" style:name="P66" style:parent-style-name="UrbanBody">
      <style:paragraph-properties fo:margin-bottom="0cm" fo:margin-top="0.101cm" fo:text-align="justify" loext:contextual-spacing="false" style:justify-single-word="false"/>
    </style:style>
    <style:style style:family="paragraph" style:list-style-name="L1" style:master-page-name="" style:name="P67"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master-page-name="" style:name="P68" style:parent-style-name="UrbanTable">
      <style:paragraph-properties fo:margin-left="0.3cm" fo:margin-right="0cm" fo:text-align="justify" fo:text-indent="-0.3cm" style:auto-text-indent="false" style:justify-single-word="false" style:page-number="auto"/>
    </style:style>
    <style:style style:family="paragraph" style:list-style-name="L2" style:name="P69" style:parent-style-name="UrbanTable">
      <style:paragraph-properties fo:margin-left="0.3cm" fo:margin-right="0cm" fo:text-align="justify" fo:text-indent="-0.3cm" style:auto-text-indent="false" style:justify-single-word="false"/>
      <style:text-properties fo:color="#0066ff"/>
    </style:style>
    <style:style style:family="paragraph" style:name="P7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ffff00" fo:font-style="normal" fo:font-weight="normal" loext:char-shading-value="0" style:font-style-asian="normal" style:font-weight-asian="normal"/>
    </style:style>
    <style:style style:family="text" style:name="T5">
      <style:text-properties fo:font-style="normal" fo:font-weight="normal" style:font-style-asian="normal" style:font-weight-asian="normal" style:text-underline-style="none"/>
    </style:style>
    <style:style style:family="text" style:name="T6">
      <style:text-properties style:font-name-complex="Calibri"/>
    </style:style>
    <style:style style:family="text" style:name="T7">
      <style:text-properties officeooo:rsid="000e21af" style:font-name-complex="Calibri"/>
    </style:style>
    <style:style style:family="text" style:name="T8">
      <style:text-properties fo:country="BE" fo:language="fr" style:font-name-complex="Calibri"/>
    </style:style>
    <style:style style:family="text" style:name="T9">
      <style:text-properties fo:country="BE" fo:font-weight="bold" fo:language="fr" style:font-name-complex="Calibri" style:font-weight-asian="bold"/>
    </style:style>
    <style:style style:family="text" style:name="T10">
      <style:text-properties fo:country="BE" fo:font-weight="bold" fo:language="fr" style:font-name-complex="Calibri" style:font-weight-asian="bold" style:font-weight-complex="normal"/>
    </style:style>
    <style:style style:family="text" style:name="T11">
      <style:text-properties fo:background-color="transparent" fo:country="BE" fo:font-weight="bold" fo:language="fr" loext:char-shading-value="0" style:font-name-complex="Calibri" style:font-weight-asian="bold" style:font-weight-complex="bold"/>
    </style:style>
    <style:style style:family="text" style:name="T12">
      <style:text-properties fo:country="BE" fo:font-weight="normal" fo:language="fr" style:font-name-complex="Calibri" style:font-weight-asian="normal" style:font-weight-complex="normal" style:text-underline-color="font-color" style:text-underline-style="solid" style:text-underline-width="auto"/>
    </style:style>
    <style:style style:family="text" style:name="T13">
      <style:text-properties fo:country="BE" fo:language="fr" style:font-name-complex="Arial"/>
    </style:style>
    <style:style style:family="text" style:name="T14">
      <style:text-properties fo:background-color="transparent" fo:country="BE" fo:language="fr" loext:char-shading-value="0" style:font-name-complex="Calibri"/>
    </style:style>
    <style:style style:family="text" style:name="T15">
      <style:text-properties fo:country="BE" fo:language="fr" style:font-name-asian="Arial" style:font-name-complex="Arial"/>
    </style:style>
    <style:style style:family="text" style:name="T16">
      <style:text-properties fo:background-color="#ffff00" fo:country="BE" fo:language="fr" loext:char-shading-value="0" style:font-name-complex="Calibri"/>
    </style:style>
    <style:style style:family="text" style:name="T17">
      <style:text-properties fo:country="BE" fo:font-weight="normal" fo:language="fr" style:font-name-complex="Calibri" style:font-weight-asian="normal" style:font-weight-complex="normal"/>
    </style:style>
    <style:style style:family="text" style:name="T18">
      <style:text-properties fo:background-color="transparent" fo:country="BE" fo:font-weight="normal" fo:language="fr" loext:char-shading-value="0" style:font-name-complex="Calibri" style:font-weight-asian="normal" style:font-weight-complex="normal"/>
    </style:style>
    <style:style style:family="text" style:name="T19">
      <style:text-properties fo:background-color="#ffff00" fo:country="BE" fo:font-weight="normal" fo:language="fr" loext:char-shading-value="0" style:font-name-complex="Calibri" style:font-weight-asian="normal" style:font-weight-complex="normal"/>
    </style:style>
    <style:style style:family="text" style:name="T20">
      <style:text-properties fo:background-color="#ffff00" fo:country="BE" fo:font-style="italic" fo:font-weight="normal" fo:language="fr" loext:char-shading-value="0" style:font-name-complex="Calibri" style:font-style-asian="italic" style:font-style-complex="italic" style:font-weight-asian="normal" style:font-weight-complex="normal"/>
    </style:style>
    <style:style style:family="text" style:name="T21">
      <style:text-properties fo:background-color="#99ff99" fo:country="BE" fo:language="fr" loext:char-shading-value="0" style:font-name-complex="Calibri"/>
    </style:style>
    <style:style style:family="text" style:name="T22">
      <style:text-properties style:text-position="super 58%"/>
    </style:style>
    <style:style style:family="text" style:name="T23">
      <style:text-properties fo:country="BE" fo:language="fr" style:font-name-complex="Calibri" style:text-position="super 58%"/>
    </style:style>
    <style:style style:family="text" style:name="T24">
      <style:text-properties fo:country="BE" fo:font-weight="normal" fo:language="fr" style:font-name-complex="Calibri" style:font-weight-asian="normal" style:font-weight-complex="normal" style:text-position="super 58%" style:text-underline-color="font-color" style:text-underline-style="solid" style:text-underline-width="auto"/>
    </style:style>
    <style:style style:family="text" style:name="T25">
      <style:text-properties style:font-name-complex="Calibri" style:text-position="super 58%"/>
    </style:style>
    <style:style style:family="text" style:name="T26">
      <style:text-properties fo:country="none" fo:font-style="normal" fo:font-weight="normal" fo:language="zxx" style:font-style-asian="normal" style:font-weight-asian="normal" style:text-position="super 58%" style:text-underline-style="none"/>
    </style:style>
    <style:style style:family="text" style:name="T27">
      <style:text-properties fo:background-color="transparent" fo:country="BE" fo:font-size="10pt" fo:language="fr" loext:char-shading-value="0" style:font-name="Arial" style:font-name-complex="Calibri" style:font-size-asian="10pt" style:font-size-complex="10pt" style:text-position="super 58%"/>
    </style:style>
    <style:style style:family="text" style:name="T28">
      <style:text-properties fo:background-color="#ffff00" fo:color="#000000" fo:country="BE" fo:language="fr" loext:char-shading-value="0" style:font-name-complex="Calibri"/>
    </style:style>
    <style:style style:family="text" style:name="T29">
      <style:text-properties fo:background-color="#99ff99" fo:color="#000000" fo:country="BE" fo:language="fr" loext:char-shading-value="0" style:font-name-complex="Calibri"/>
    </style:style>
    <style:style style:family="text" style:name="T30">
      <style:text-properties fo:color="#000000" fo:country="BE" fo:language="fr" style:font-name-complex="Calibri"/>
    </style:style>
    <style:style style:family="text" style:name="T31">
      <style:text-properties fo:color="#000000" fo:country="none" fo:font-style="normal" fo:font-weight="normal" fo:language="zxx" style:font-name-complex="Calibri" style:font-style-asian="normal" style:font-weight-asian="normal" style:text-underline-style="none"/>
    </style:style>
    <style:style style:family="text" style:name="T32">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33">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34">
      <style:text-properties fo:background-color="#ffff00" fo:color="#000000" loext:char-shading-value="0"/>
    </style:style>
    <style:style style:family="text" style:name="T35">
      <style:text-properties fo:background-color="#ffff00" fo:color="#000000" loext:char-shading-value="0" style:font-name-complex="Calibri"/>
    </style:style>
    <style:style style:family="text" style:name="T36">
      <style:text-properties fo:color="#000000" style:font-name-complex="Calibri"/>
    </style:style>
    <style:style style:family="text" style:name="T37">
      <style:text-properties style:text-underline-color="font-color" style:text-underline-style="solid" style:text-underline-width="auto"/>
    </style:style>
    <style:style style:family="text" style:name="T38">
      <style:text-properties officeooo:rsid="0010ae13" style:text-underline-color="font-color" style:text-underline-style="solid" style:text-underline-width="auto"/>
    </style:style>
    <style:style style:family="text" style:name="T39">
      <style:text-properties fo:country="BE" fo:font-size="10pt" fo:language="fr" style:font-name="Arial" style:font-name-complex="Calibri" style:font-size-asian="10pt" style:font-size-complex="10pt"/>
    </style:style>
    <style:style style:family="text" style:name="T40">
      <style:text-properties fo:background-color="#ffff00" fo:country="BE" fo:font-size="10pt" fo:language="fr" loext:char-shading-value="0" style:font-name="Arial" style:font-name-complex="Calibri" style:font-size-asian="10pt" style:font-size-complex="10pt"/>
    </style:style>
    <style:style style:family="text" style:name="T41">
      <style:text-properties fo:country="BE" fo:font-size="10pt" fo:font-style="normal" fo:language="fr" style:font-name="Arial" style:font-name-complex="Calibri" style:font-size-asian="10pt" style:font-size-complex="10pt" style:font-style-asian="normal" style:font-style-complex="normal"/>
    </style:style>
    <style:style style:family="text" style:name="T42">
      <style:text-properties fo:background-color="#99ff99" fo:country="BE" fo:font-size="10pt" fo:language="fr" loext:char-shading-value="0" style:font-name="Arial" style:font-name-complex="Calibri" style:font-size-asian="10pt" style:font-size-complex="10pt"/>
    </style:style>
    <style:style style:family="text" style:name="T43">
      <style:text-properties fo:background-color="transparent" fo:country="BE" fo:font-size="10pt" fo:language="fr" loext:char-shading-value="0" style:font-name="Arial" style:font-name-complex="Calibri" style:font-size-asian="10pt" style:font-size-complex="10pt"/>
    </style:style>
    <style:style style:family="text" style:name="T44">
      <style:text-properties fo:background-color="transparent" fo:country="BE" fo:language="fr" loext:char-shading-value="0" style:font-name="Arial" style:font-name-complex="Calibri"/>
    </style:style>
    <style:style style:family="text" style:name="T45">
      <style:text-properties fo:country="BE" fo:language="fr" style:font-name="Arial" style:font-name-complex="Calibri"/>
    </style:style>
    <style:style style:family="text" style:name="T46">
      <style:text-properties fo:background-color="#ffff00" fo:country="BE" fo:language="fr" loext:char-shading-value="0" style:font-name="Arial" style:font-name-complex="Calibri"/>
    </style:style>
    <style:style style:family="text" style:name="T47">
      <style:text-properties fo:country="BE" fo:font-weight="normal" fo:language="fr" style:font-name="Arial" style:font-name-complex="Calibri" style:font-weight-asian="normal" style:font-weight-complex="normal"/>
    </style:style>
    <style:style style:family="text" style:name="T48">
      <style:text-properties fo:background-color="transparent" loext:char-shading-value="0"/>
    </style:style>
    <style:style style:family="text" style:name="T49">
      <style:text-properties fo:background-color="#ffff00" loext:char-shading-value="0"/>
    </style:style>
    <style:style style:family="text" style:name="T50">
      <style:text-properties fo:background-color="#ffff00" loext:char-shading-value="0" style:font-name-complex="Calibri"/>
    </style:style>
    <style:style style:family="text" style:name="T51">
      <style:text-properties fo:letter-spacing="-0.004cm"/>
    </style:style>
    <style:style style:family="text" style:name="T52">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53">
      <style:text-properties fo:font-weight="bold" fo:letter-spacing="-0.004cm" style:font-name-complex="Times New Roman" style:font-weight-asian="bold" style:font-weight-complex="bold"/>
    </style:style>
    <style:style style:family="text" style:name="T54">
      <style:text-properties fo:letter-spacing="-0.004cm" style:font-name-complex="Times New Roman"/>
    </style:style>
    <style:style style:family="text" style:name="T55">
      <style:text-properties fo:font-weight="bold"/>
    </style:style>
    <style:style style:family="text" style:name="T56">
      <style:text-properties fo:font-weight="bold" style:font-weight-asian="bold" style:font-weight-complex="bold"/>
    </style:style>
    <style:style style:family="text" style:name="T57">
      <style:text-properties fo:country="none" fo:font-style="normal" fo:font-weight="normal" fo:language="zxx" style:font-style-asian="normal" style:font-weight-asian="normal" style:text-underline-style="none"/>
    </style:style>
    <style:style style:family="text" style:name="T58">
      <style:text-properties fo:country="none" fo:font-style="normal" fo:font-weight="normal" fo:language="zxx" style:font-style-asian="normal" style:font-weight-asian="normal"/>
    </style:style>
    <style:style style:family="text" style:name="T59">
      <style:text-properties fo:background-color="transparent" fo:font-weight="normal" loext:char-shading-value="0" style:font-weight-asian="normal" style:font-weight-complex="normal" style:use-window-font-color="true"/>
    </style:style>
    <style:style style:family="text" style:name="T60">
      <style:text-properties fo:background-color="transparent" fo:font-style="normal" fo:font-weight="normal" loext:char-shading-value="0" style:font-style-asian="normal" style:font-weight-asian="normal" style:font-weight-complex="normal" style:use-window-font-color="true"/>
    </style:style>
    <style:style style:family="text" style:name="T61">
      <style:text-properties fo:color="#0066ff"/>
    </style:style>
    <style:style style:family="text" style:name="T62">
      <style:text-properties fo:color="#0066ff" fo:country="none" fo:font-style="normal" fo:font-weight="normal" fo:language="zxx" style:font-style-asian="normal" style:font-weight-asian="normal" style:text-underline-style="none"/>
    </style:style>
    <style:style style:family="text" style:name="T63">
      <style:text-properties fo:color="#0066ff" fo:font-style="normal" fo:font-weight="normal" style:font-style-asian="normal" style:font-weight-asian="normal"/>
    </style:style>
    <style:style style:family="text" style:name="T64">
      <style:text-properties fo:color="#0066ff" fo:font-style="normal" fo:font-weight="normal" style:font-style-asian="normal" style:font-weight-asian="normal" style:text-underline-style="none"/>
    </style:style>
    <style:style style:family="text" style:name="T65">
      <style:text-properties fo:color="#0066ff" fo:country="BE" fo:font-size="10pt" fo:language="fr" style:font-name="Arial" style:font-name-complex="Calibri" style:font-size-asian="10pt" style:font-size-complex="10pt"/>
    </style:style>
    <style:style style:family="text" style:name="T66">
      <style:text-properties style:text-line-through-style="none" style:text-line-through-type="none"/>
    </style:style>
    <style:style style:family="text" style:name="T67">
      <style:text-properties fo:font-variant="normal" fo:text-transform="none"/>
    </style:style>
    <style:style style:family="text" style:name="T68">
      <style:text-properties fo:country="BE" fo:font-weight="normal" fo:language="fr" style:font-name-complex="Calibri" style:font-weight-asian="normal" style:font-weight-complex="normal" style:text-position="0% 100%" style:text-underline-style="none"/>
    </style:style>
    <style:style style:family="text" style:name="T69">
      <style:text-properties fo:country="BE" fo:font-weight="normal" fo:language="fr" style:font-name-complex="Calibri" style:font-weight-asian="normal" style:font-weight-complex="normal" style:text-position="0% 100%"/>
    </style:style>
    <style:style style:family="text" style:name="T70">
      <style:text-properties fo:background-color="#99ff99" loext:char-shading-value="0"/>
    </style:style>
    <style:style style:family="text" style:name="T71">
      <style:text-properties fo:background-color="#ffff00" fo:font-style="italic" loext:char-shading-value="0" style:font-style-asian="italic" style:font-style-complex="italic"/>
    </style:style>
    <style:style style:family="text" style:name="T72">
      <style:text-properties fo:color="#009900" fo:country="BE" fo:font-weight="bold" fo:language="fr" style:font-name-complex="Calibri" style:font-weight-asian="bold" style:font-weight-complex="bold"/>
    </style:style>
    <style:style style:family="text" style:name="T73">
      <style:text-properties fo:background-color="transparent" fo:font-weight="normal" loext:char-shading-value="0" style:font-weight-asian="normal" style:font-weight-complex="normal"/>
    </style:style>
    <style:style style:family="text" style:name="T74">
      <style:text-properties fo:font-weight="normal" style:font-weight-asian="normal" style:font-weight-complex="normal"/>
    </style:style>
    <style:style style:family="text" style:name="T75">
      <style:text-properties fo:background-color="#99ccff" loext:char-shading-value="0"/>
    </style:style>
    <style:style style:family="text" style:name="T76">
      <style:text-properties fo:background-color="#ffff00" fo:color="#800000" fo:font-weight="bold" fo:letter-spacing="-0.004cm" loext:char-shading-value="0" officeooo:rsid="000d568e" style:font-name-complex="Times New Roman" style:font-weight-asian="bold" style:font-weight-complex="bold"/>
    </style:style>
    <style:style style:family="text" style:name="T77">
      <style:text-properties fo:background-color="#ffff00" fo:color="#800000" fo:letter-spacing="-0.004cm" loext:char-shading-value="0" officeooo:rsid="000d568e" style:font-name-complex="Times New Roman"/>
    </style:style>
    <style:style style:family="text" style:name="T78">
      <style:text-properties fo:background-color="#ffff00" fo:color="#800000" loext:char-shading-value="0" officeooo:rsid="0010ae13"/>
    </style:style>
    <style:style style:family="text" style:name="T79">
      <style:text-properties fo:background-color="#ffff00" fo:color="#800000" loext:char-shading-value="0" officeooo:rsid="0010d9bf"/>
    </style:style>
    <style:style style:family="text" style:name="T80">
      <style:text-properties officeooo:rsid="001b2579"/>
    </style:style>
    <style:style style:family="text" style:name="T81">
      <style:text-properties officeooo:rsid="0010ae13"/>
    </style:style>
    <style:style style:family="text" style:name="T82">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3">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4">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5">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6">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7">
      <style:text-properties fo:color="#000000" fo:country="BE" fo:font-size="10pt" fo:font-style="normal" fo:font-weight="normal" fo:language="fr" fo:letter-spacing="normal" fo:text-shadow="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8">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9">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90">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bullet text:bullet-char="-" text:level="1" text:style-name="Bullet_20_Symbols">
        <style:list-level-properties text:list-level-position-and-space-mode="label-alignment">
          <style:list-level-label-alignment fo:margin-left="0.3cm" fo:text-indent="-0.3cm" text:label-followed-by="listtab" text:list-tab-stop-position="0.3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name="Cadre1" draw:style-name="fr1" draw:z-index="0" svg:width="17.692cm" svg:x="0.053cm" svg:y="0.189cm" text:anchor-type="paragraph"><draw:text-box fo:min-height="3.625cm"><text:p text:style-name="P30"><office:annotation><dc:creator>Gauthier Bastien</dc:creator><dc:date>2011-01-13T14:56:41</dc:date><text:p text:style-name="P70"><text:span text:style-name="T82">do text</text:span></text:p><text:p text:style-name="P70"><text:span text:style-name="T82">from document(at=header, format='odt')</text:span></text:p></office:annotation><text:span text:style-name="T2">Import depuis header.odt</text:span></text:p></draw:text-box></draw:frame></text:p>
      <text:p text:style-name="P51"/>
      <text:p text:style-name="P51"/>
      <text:p text:style-name="P51"/>
      <text:p text:style-name="P41">RAPPORT DU COLLÈGE COMMUNAL</text:p>
      <text:p text:style-name="P43">sur la demande de permis d'urbanis<text:span text:style-name="T81">ation</text:span></text:p>
      <text:p text:style-name="P44"><text:text-input text:description="">self.getReference()</text:text-input></text:p>
      <text:p text:style-name="P42"><text:span text:style-name="T8">Séance du </text:span><text:span text:style-name="T8"><text:text-input text:description="Date">urbanEventObj.getFormattedDate(withCityNamePrefix=False)</text:text-input></text:span></text:p>
      <text:p text:style-name="P32"><text:span text:style-name="T52">Présents</text:span><text:span text:style-name="T53">: <text:s/><text:tab/></text:span><text:span text:style-name="T76">XXX</text:span><text:span text:style-name="T53">, <text:s/>Bourgmestre-Président ;</text:span></text:p>
      <text:p text:style-name="P33"><text:tab/><text:span text:style-name="T76">XXX</text:span><text:span text:style-name="T56">, Échevins ;</text:span></text:p>
      <text:p text:style-name="P34"><text:tab/><text:span text:style-name="T77">XXX</text:span>, Président du C.P.A.S. ;</text:p>
      <text:p text:style-name="P33"><text:span text:style-name="T53"><text:tab/></text:span><text:span text:style-name="T76">XXX</text:span><text:span text:style-name="T53">, Directeur général.</text:span><text:span text:style-name="T51"> </text:span></text:p>
      <text:p text:style-name="P31"><text:span text:style-name="T52"><office:annotation><dc:creator>Pierre Millecamps</dc:creator><dc:date>2016-03-22T12:42:49</dc:date><text:p text:style-name="P70"><text:span text:style-name="T83">do text if not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text:span></text:p>
      <text:p text:style-name="P31"><text:span text:style-name="T52"><office:annotation><dc:creator>Pierre Millecamps</dc:creator><dc:date>2016-03-22T12:42:49</dc:date><text:p text:style-name="P70"><text:span text:style-name="T83">do text if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annonce de projet.</text:span></text:p>
      <text:p text:style-name="P31"><text:span text:style-name="T52"><office:annotation><dc:creator>Pierre Millecamps</dc:creator><dc:date>2016-03-22T12:42:49</dc:date><text:p text:style-name="P70"><text:span text:style-name="T83">do text if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enquête publique.</text:span></text:p>
      <text:p text:style-name="P29">Le <text:s/>Collège communal de <text:span text:style-name="T80"><text:text-input text:description="">tool.getCityName()</text:text-input></text:span>,</text:p>
      <text:p text:style-name="P3"><text:span text:style-name="T8">Vu le Code du Développement Territorial </text:span><text:span text:style-name="T6">(ci-après, le Code)</text:span><text:span text:style-name="T8">; </text:span></text:p>
      <text:p text:style-name="P3"><text:span text:style-name="T8">Vu le livre I</text:span><text:span text:style-name="T23">er</text:span><text:span text:style-name="T8"> du Code de l’environnement ; </text:span></text:p>
      <text:p text:style-name="P3"><text:span text:style-name="T8"><office:annotation><dc:creator>Auteur inconnu</dc:creator><dc:date>2017-07-05T13:27:38</dc:date><text:p text:style-name="P70"><text:span text:style-name="T87">do text if self.hasSingleApplicant()</text:span></text:p></office:annotation></text:span><text:span text:style-name="T8">Considérant que </text:span><text:span text:style-name="T8"><text:text-input text:description="Demandeur avec adresse">self.getApplicantsSignaletic(withaddress=True)</text:text-input></text:span><text:span text:style-name="T8">, a introduit une demande de permis </text:span><text:span text:style-name="T6">d’urbani</text:span><text:span text:style-name="T7">s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3"><text:span text:style-name="T8"><office:annotation><dc:creator>Auteur inconnu</dc:creator><dc:date>2017-07-05T13:27:38</dc:date><text:p text:style-name="P70"><text:span text:style-name="T87">do text if self.hasMultipleApplicants()</text:span></text:p></office:annotation></text:span><text:span text:style-name="T8">Considérant que </text:span><text:span text:style-name="T8"><text:text-input text:description="Demandeur avec adresse">self.getApplicantsSignaletic(withaddress=True)</text:text-input></text:span><text:span text:style-name="T8">, ont introduit une demande de permis </text:span><text:span text:style-name="T6">d’urbanis</text:span><text:span text:style-name="T7">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45"><text:span text:style-name="T1"><office:annotation><dc:creator>Auteur inconnu</dc:creator><dc:date>2016-09-20T11:52:32</dc:date><text:p text:style-name="P70"><text:span text:style-name="T90">do text if self.getLastDeposit().getEventDate() &lt;&gt; self.getFirstDeposit().getEventDate()</text:span></text:p></office:annotation></text:span><text:span text:style-name="T1">Considérant que cette demande a été introduite le </text:span><text:span text:style-name="T3"><text:text-input text:description="DatePremierDépôt">tool.formatDate(self.getFirstDeposit().getEventDate())</text:text-input></text:span><text:span text:style-name="T3"><text:s/>et qu'elle a été</text:span><text:span text:style-name="T1"> </text:span><text:span text:style-name="T4">complétée/modifiée</text:span><text:span text:style-name="T1"> le</text:span><text:span text:style-name="T58"> </text:span><text:span text:style-name="T58"><text:text-input text:description="Date du récépissé">tool.formatDate(self.getLastDeposit().getEventDate())</text:text-input></text:span><text:span text:style-name="T58"> ;</text:span></text:p>
      <text:p text:style-name="P3"><text:span text:style-name="T31"><office:annotation><dc:creator>Auteur inconnu</dc:creator><dc:date>2016-09-20T11:52:32</dc:date><text:p text:style-name="P70"><text:span text:style-name="T90">do text if self.getLastDeposit().getEventDate() == self.getFirstDeposit().getEventDate()</text:span></text:p></office:annotation></text:span><text:span text:style-name="T31">Considérant que cette demande a été introduite le </text:span><text:span text:style-name="T32"><text:text-input text:description="DatePremierDépôt">tool.formatDate(self.getFirstDeposit().getEventDate())</text:text-input></text:span><text:span text:style-name="T32"> ;</text:span></text:p>
      <text:p text:style-name="P3"><text:span text:style-name="T8">Considérant que la demande complète a fait l’objet, en application de l’article D.IV.33 du Code, d’un accusé de réception envoyé en date du</text:span><text:span text:style-name="T31"> </text:span><text:span text:style-name="T31"><text:text-input text:description="Date du récépissé">tool.formatDate(self.getLastAcknowledgment().getEventDate())</text:text-input></text:span><text:span text:style-name="T31"> ;</text:span></text:p>
      <text:p text:style-name="P7">Considérant qu’à défaut de l’envoi de l’accusé de réception visé à l’article D.IV.33 du Code, la demande est considérée comme recevable ;</text:p>
      <text:p text:style-name="P11"><text:span text:style-name="T42">Considérant que préalablement à l’introduction de la demande, une réunion de projet s’est tenue le </text:span><text:span text:style-name="T40">…</text:span><text:span text:style-name="T42"> ;</text:span></text:p>
      <text:p text:style-name="P6"><text:span text:style-name="T70">Considérant qu’un certificat d’urbanisme n° 2 non périmé relatif à l’objet de la demande a été délivré en date du </text:span><text:span text:style-name="T49">...</text:span><text:span text:style-name="T70"> ;</text:span></text:p>
      <text:p text:style-name="P5"><office:annotation><dc:creator>Auteur inconnu</dc:creator><dc:date>2017-07-05T15:21:13</dc:date><text:p text:style-name="P70"><text:span text:style-name="T85">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5"><office:annotation><dc:creator>Auteur inconnu</dc:creator><dc:date>2017-08-03T15:34:50</dc:date><text:p text:style-name="P70"><text:span text:style-name="T83">do text if licence_helper.prorogation</text:span></text:p></office:annotation>Considérant que le délai de décision imparti au Collège communal pour statuer sur la présente demande a été prorogé de <text:span text:style-name="T49">30</text:span> jours ; </text:p>
      <text:p text:style-name="P5"><office:annotation><dc:creator>Auteur inconnu</dc:creator><dc:date>2017-07-05T14:59:01</dc:date><text:p text:style-name="P70"><text:span text:style-name="T85">do text if self.getImpactStudy() is not True</text:span></text:p></office:annotation>Considérant que la demande de permis comprend une notice d'évaluation des incidences sur l'environnement ;</text:p>
      <text:p text:style-name="P10"><text:span text:style-name="T8"><office:annotation><dc:creator>Auteur inconnu</dc:creator><dc:date>2017-07-05T14:43:31</dc:date><text:p text:style-name="P70"><text:span text:style-name="T85">do text if self.getImpactStudy () is True</text:span></text:p></office:annotation></text:span><text:span text:style-name="T8">Considérant qu’une étude d'incidences sur l’environnement a été réalisée pour le motif <text:line-break/></text:span><text:soft-page-break/><text:span text:style-name="T8">suivant :</text:span></text:p>
      <text:p text:style-name="P2"><text:span text:style-name="T6"><office:annotation><dc:creator>Auteur inconnu</dc:creator><dc:date>2017-07-05T15:06:54</dc:date><text:p text:style-name="P70"><text:span text:style-name="T85">do text if self.getImpactStudy() is not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n'est pas susceptible d'avoir des incidences notables sur l'environnement pour les motifs suivants :</text:span></text:p>
      <text:p text:style-name="P9"><text:span text:style-name="T6"><office:annotation><dc:creator>Auteur inconnu</dc:creator><dc:date>2017-07-05T15:06:47</dc:date><text:p text:style-name="P70"><text:span text:style-name="T85">do text if self.getImpactStudy() is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est susceptible d'avoir des incidences notables sur l'environnement pour les motifs suivants :</text:span></text:p>
      <text:p text:style-name="P8"><office:annotation><dc:creator>Auteur inconnu</dc:creator><dc:date>2017-07-05T15:09:46</dc:date><text:p><text:span text:style-name="T89">do text</text:span></text:p><text:p><text:span text:style-name="T89">from xhtml(self.portal_urban.decorateHTML('UrbanTable', self.getValueForTemplate('description')))</text:span></text:p></office:annotation></text:p>
      <text:p text:style-name="P4">Considérant que la demande se rapporte :</text:p>
      <text:list text:style-name="WW8Num6" xml:id="list3843322134">
        <text:list-item>
          <text:p text:style-name="P53"><office:annotation><dc:creator>Auteur inconnu</dc:creator><dc:date>2017-07-05T15:25:01</dc:date><text:p text:style-name="P70"><text:span text:style-name="T85">do text if 'classe' in self.getProtectedBuilding()</text:span></text:p></office:annotation>à un <text:s/><text:span text:style-name="T49">site</text:span> <text:span text:style-name="T49">monument</text:span> <text:span text:style-name="T49">ensemble architectural</text:span> - <text:span text:style-name="T49">inscrit sur la liste de sauvegarde</text:span> - <text:span text:style-name="T49">classé</text:span> - <text:span text:style-name="T49">soumis provisoirement aux effets du classement en vertu de l’article 208 du Code wallon du patrimoine</text:span> - <text:span text:style-name="T49">figurant sur la liste du patrimoine immobilier exceptionnel visée à l’article 187,12° du Code wallon du patrimoine</text:span> (<text:span text:style-name="T49">...</text:span>) ;</text:p>
        </text:list-item>
        <text:list-item>
          <text:p text:style-name="P53"><office:annotation><dc:creator>Auteur inconnu</dc:creator><dc:date>2017-07-05T15:31:36</dc:date><text:p text:style-name="P70"><text:span text:style-name="T85">do text if 'zoneprotection' in self.getProtectedBuilding()</text:span></text:p></office:annotation>à un bien immobilier situé dans une zone de protection en vertu du Code wallon du patrimoine (<text:span text:style-name="T49">...</text:span>) ;</text:p>
        </text:list-item>
        <text:list-item>
          <text:p text:style-name="P53"><office:annotation><dc:creator>Auteur inconnu</dc:creator><dc:date>2017-07-05T15:31:36</dc:date><text:p text:style-name="P70"><text:span text:style-name="T85">do text if 'reprisinventaire' in self.getProtectedBuilding()</text:span></text:p></office:annotation>à un bien immobilier repris en page <text:span text:style-name="T49">...</text:span> du "Patrimoine Monumental de la Belgique" (<text:span text:style-name="T48">Volume 2</text:span>, Province du <text:span text:style-name="T79">XXX</text:span>, arrondissement de Nivelles) en vertu du Code wallon du patrimoine ;</text:p>
        </text:list-item>
        <text:list-item>
          <text:p text:style-name="P53"><office:annotation><dc:creator>Auteur inconnu</dc:creator><dc:date>2017-07-05T15:31:36</dc:date><text:p text:style-name="P70"><text:span text:style-name="T85">do text if 'archeologique' in self.getProtectedBuilding()</text:span></text:p></office:annotation>à un bien immobilier repris à l’inventaire du patrimoine archéologique en vertu du Code wallon du patrimoine (<text:span text:style-name="T49">...</text:span>) ;</text:p>
        </text:list-item>
        <text:list-item>
          <text:p text:style-name="P57"><text:span text:style-name="T21">à un bien comportant </text:span><text:span text:style-name="T16">un arbre</text:span><text:span text:style-name="T21"> - </text:span><text:span text:style-name="T16">arbuste</text:span><text:span text:style-name="T21"> - </text:span><text:span text:style-name="T16">une haie remarquable</text:span><text:span text:style-name="T21"> ;</text:span></text:p>
        </text:list-item>
        <text:list-item>
          <text:p text:style-name="P59"><text:span text:style-name="T14"><office:annotation><dc:creator>Auteur inconnu</dc:creator><dc:date>2017-08-03T16:08:25</dc:date><text:p text:style-name="P70"><text:span text:style-name="T85">do text if 'tr'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très faible ;</text:span></text:p>
        </text:list-item>
        <text:list-item>
          <text:p text:style-name="P59"><text:span text:style-name="T14"><office:annotation><dc:creator>Auteur inconnu</dc:creator><dc:date>2017-08-03T16:08:25</dc:date><text:p text:style-name="P70"><text:span text:style-name="T85">do text if not 'Non' in licence_helper.floodingLevel and not 'tr' in licence_helper.floodingLevel and not 'moy' in licence_helper.floodingLevel and not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faible;</text:span></text:p>
        </text:list-item>
        <text:list-item>
          <text:p text:style-name="P59"><text:span text:style-name="T8"><office:annotation><dc:creator>Auteur inconnu</dc:creator><dc:date>2017-08-03T16:08:25</dc:date><text:p text:style-name="P70"><text:span text:style-name="T85">do text if 'moyen' in licence_helper.floodingLevel</text:span></text:p></office:annotation></text:span><text:span text:style-name="T8">à un bien immobilier exposé à un risque naturel majeur : <text:s/>l’inondation comprise dans les zones soumises à l’aléa d'inondation au sens de l’article D.53 du Code de l’eau : bien situé </text:span><text:span text:style-name="T16">pour partie</text:span><text:span text:style-name="T8"> en zone d'aléa moyen ;</text:span></text:p>
        </text:list-item>
        <text:list-item>
          <text:p text:style-name="P59"><text:span text:style-name="T14"><office:annotation><dc:creator>Auteur inconnu</dc:creator><dc:date>2017-08-03T16:08:25</dc:date><text:p text:style-name="P70"><text:span text:style-name="T85">do text if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élevé;</text:span></text:p>
        </text:list-item>
        <text:list-item>
          <text:p text:style-name="P60"><text:span text:style-name="T44"><office:annotation><dc:creator>Auteur inconnu</dc:creator><dc:date>2017-08-03T16:08:25</dc:date><text:p text:style-name="P70"><text:span text:style-name="T85">do text if licence_helper.concentratedRunoffSRisk and len(licence_helper.concentratedRunoffSRisk) &lt; 50 </text:span></text:p></office:annotation></text:span><text:span text:style-name="T44">à un bien immobilier exposé à un risque naturel majeur : le bien est parcouru par un </text:span><text:span text:style-name="T44"><text:text-input text:description="Natura2000">self.concentratedRunoffSRisk</text:text-input></text:span><text:span text:style-name="T44"> ;</text:span></text:p>
        </text:list-item>
        <text:list-item>
          <text:p text:style-name="P61"><text:span text:style-name="T45"><office:annotation><dc:creator>Auteur inconnu</dc:creator><dc:date>2017-08-03T16:08:25</dc:date><text:p text:style-name="P70"><text:span text:style-name="T85">do text if len(licence_helper.concentratedRunoffSRisk) &gt; 50</text:span></text:p></office:annotation></text:span><text:span text:style-name="T45">à un bien immobilier exposé à un risque naturel majeur : le bien est parcouru par un </text:span><text:span text:style-name="T46"><text:text-input text:description="Natura2000">self.concentratedRunoffSRisk</text:text-input></text:span><text:span text:style-name="T45"> ;</text:span></text:p>
        </text:list-item>
      </text:list>
      <text:list text:style-name="WW8Num10" xml:id="list3887515546">
        <text:list-item>
          <text:p text:style-name="P62"><text:span text:style-name="T8"><office:annotation><dc:creator>Auteur inconnu</dc:creator><dc:date>2017-07-05T15:53:15</dc:date><text:p text:style-name="P70"><text:span text:style-name="T85">do text if licence_helper.natura_2000</text:span></text:p></office:annotation></text:span><text:span text:style-name="T8">à un bien immobilier</text:span><text:span text:style-name="T72"> </text:span><text:span text:style-name="T17"><text:text-input text:description="Avis FD">licence_helper.natura_2000</text:text-input></text:span><text:span text:style-name="T8"><text:s/>arrêté en application de la loi du 12 juillet 1973 sur la conservation de la nature ;</text:span></text:p>
        </text:list-item>
        <text:list-item>
          <text:p text:style-name="P58"><text:span text:style-name="T29">à un bien immobilier situé dans ou à proximité </text:span><text:span text:style-name="T28">d’une réserve naturelle agréée</text:span><text:span text:style-name="T29"> - </text:span><text:span text:style-name="T28">d’une zone humide d’intérêt biologique</text:span><text:span text:style-name="T29"> visée par la loi du 12 juillet 1973 sur la conservation de la nature… ;</text:span></text:p>
        </text:list-item>
        <text:list-item>
          <text:p text:style-name="P56">à la <text:span text:style-name="T49">création</text:span> - <text:span text:style-name="T49">modification</text:span> - d’un établissement présentant un risque d’accident majeur au sens du décret du 11 mars 1999 relatif au permis d’environnement… ; </text:p>
        </text:list-item>
        <text:list-item>
          <text:p text:style-name="P54"><office:annotation><dc:creator>Auteur inconnu</dc:creator><dc:date>2017-08-03T15:45:08</dc:date><text:p text:style-name="P70"><text:span text:style-name="T88">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bien <text:text-input text:description="SEVESO">self.sevesoSite</text:text-input> ;</text:p>
        </text:list-item>
        <text:list-item>
          <text:p text:style-name="P63"><office:annotation><dc:creator>Auteur inconnu</dc:creator><dc:date>2017-08-03T15:45:08</dc:date><text:p text:style-name="P70"><text:span text:style-name="T88">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55">à un bien situé dans le périmètre du Plan d’Assainissement par Sous-bassin Hydrographique de la Senne approuvé par le Gouvernement wallon en date du 22 décembre 2005 qui reprend celui-ci en <text:text-input text:description="Zone PASH">self.pash</text:text-input> ;</text:p>
        </text:list-item>
      </text:list>
      <text:p text:style-name="P14"><text:span text:style-name="T30">Considérant que le schéma </text:span><text:span text:style-name="T36">de développement du territoire s’applique à la localisation du projet en vertu de l’article D.II.16 pour le motif suivant : </text:span><text:span text:style-name="T35">demande de permis d'urbanisme relative à une infrastructure linéaire visée par la structure territoriale du schéma du développement du territoire</text:span><text:span text:style-name="T36"> ou </text:span><text:span text:style-name="T35">demande de permis d'urbanisme visant à urbaniser un terrain de plus de quinze hectares et portant sur …</text:span><text:span text:style-name="T36"> ;</text:span></text:p>
      <text:p text:style-name="P12">Considérant que le bien est soumis à l’application :</text:p>
      <text:p text:style-name="UrbanList1">-<text:tab/>du plan de secteur de Nivelles <text:span text:style-name="T57">approuvé par arrêté royal du 1</text:span><text:span text:style-name="T26">er</text:span><text:span text:style-name="T57"> décembre 1981 et qui n'a pas cessé de produire ses effets pour le bien précité: </text:span><text:span text:style-name="T62"><text:text-input text:description="Bien-Parcelles">self.folderZone</text:text-input></text:span> ;</text:p>
      <text:p text:style-name="UrbanList1">-<text:tab/>du schéma de développement communal entré en vigueur le 13 novembre 2012 qui situe le bien <text:span text:style-name="T63"><text:text-input text:description="Bien-Parcelles">self.SDC</text:text-input></text:span> ;</text:p>
      <text:p text:style-name="UrbanList1">-<text:tab/>du guide régional d'urbanisme, étant situé sur une partie du territoire communal où s'appliquent ses dispositions relatives :</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oft-page-break/><text:span text:style-name="T49">-<text:tab/>à la "zone protégée en matière d'urbanisme"</text:span> ;</text:p>
      <text:p text:style-name="UrbanList1"><text:span text:style-name="T39">-<text:tab/>du guide communal d’urbanisme entré en vigueur le 15 mars 2017 : </text:span><text:span text:style-name="T65"><text:text-input text:description="GCU">self.township_guide</text:text-input></text:span> ;</text:p>
      <text:p text:style-name="UrbanList1">-<text:tab/><office:annotation><dc:creator>Auteur inconnu</dc:creator><dc:date>2017-08-03T16:52:57</dc:date><text:p text:style-name="P70"><text:span text:style-name="T85">do text if self.getIsInSubdivision()</text:span></text:p></office:annotation>d’un permis d’urbanisation :<text:span text:style-name="T59"> </text:span><text:span text:style-name="T59"><text:text-input text:description="RéfLotissement">self.getParcellings().getLabel()</text:text-input></text:span><text:span text:style-name="T59"><text:s/>(délivré le </text:span><text:span text:style-name="T59"><text:text-input text:description="Date lotissement">tool.formatDate(self.getParcellings().getAuthorizationDate())</text:text-input></text:span><text:span text:style-name="T59"><text:s/>à </text:span><text:span text:style-name="T59"><text:text-input text:description="Lotisseur">self.getParcellings().getSubdividerName()</text:text-input></text:span><text:span text:style-name="T59">) - </text:span><text:span text:style-name="T59"><text:text-input text:description="NumLot">licence_view.display_html_as_text('subdivisionDetails')</text:text-input></text:span><text:span text:style-name="T59"> ;</text:span></text:p>
      <text:p text:style-name="P16"><text:span text:style-name="T65"><office:annotation><dc:creator>Auteur inconnu</dc:creator><dc:date>2017-08-04T08:58:29</dc:date><text:p text:style-name="P70"><text:span text:style-name="T83">do </text:span><text:span text:style-name="T84">text</text:span><text:span text:style-name="T83"> if 'gio' in licence_helper.divergence</text:span></text:p></office:annotation></text:span><text:span text:style-name="T65">Considérant que la demande s’écarte du guide régional d'urbanisme pour le(s) motif(s) suivant(s) :</text:span></text:p>
      <text:p text:style-name="P15"><office:annotation><dc:creator>Auteur inconnu</dc:creator><dc:date>2017-08-04T08:58:29</dc:date><text:p text:style-name="P70"><text:span text:style-name="T83">do </text:span><text:span text:style-name="T84">text</text:span><text:span text:style-name="T83"> if 'vel' in licence_helper.divergence</text:span></text:p></office:annotation>Considérant que la demande s’écarte du schéma de développement communal pour le(s) motif(s) suivant(s) :</text:p>
      <text:p text:style-name="P15"><office:annotation><dc:creator>Auteur inconnu</dc:creator><dc:date>2017-08-04T08:58:29</dc:date><text:p text:style-name="P70"><text:span text:style-name="T83">do </text:span><text:span text:style-name="T84">text</text:span><text:span text:style-name="T83"> if 'de co' in licence_helper.divergence</text:span></text:p></office:annotation>Considérant que la demande s’écarte du guide communal d'urbanisme pour le(s) motif(s) suivant(s) :</text:p>
      <text:p text:style-name="P15"><office:annotation><dc:creator>Auteur inconnu</dc:creator><dc:date>2017-08-04T08:58:29</dc:date><text:p text:style-name="P70"><text:span text:style-name="T83">do </text:span><text:span text:style-name="T84">text</text:span><text:span text:style-name="T83"> if 'per' in licence_helper.divergence</text:span></text:p></office:annotation>Considérant que la demande s’écarte du permis d'urbanisation pour le(s) motif(s) suivant(s) :</text:p>
      <text:p text:style-name="P15"><office:annotation><dc:creator>Auteur inconnu</dc:creator><dc:date>2017-08-04T08:58:29</dc:date><text:p text:style-name="P70"><text:span text:style-name="T83">do </text:span><text:span text:style-name="T84">text</text:span><text:span text:style-name="T83"> if 'ori' in licence_helper.divergence</text:span></text:p></office:annotation>Considérant que la demande s’écarte du schéma d'orientation local pour le(s) motif(s) suivant(s) :</text:p>
      <text:list text:style-name="L1" xml:id="list4124906136">
        <text:list-header>
          <text:p text:style-name="P67"><text:span text:style-name="T61"><office:annotation><dc:creator>Auteur inconnu</dc:creator><dc:date>2017-08-09T13:20:52</dc:date><text:p text:style-name="P70"><text:span text:style-name="T83">do </text:span><text:span text:style-name="T84">text</text:span><text:span text:style-name="T83"> if licence_helper.divergence</text:span></text:p></office:annotation></text:span><text:span text:style-name="T61"><office:annotation><dc:creator>Auteur inconnu</dc:creator><dc:date>2017-08-08T09:25:49</dc:date><text:p text:style-name="P70"><text:span text:style-name="T87">do text</text:span></text:p><text:p><text:span text:style-name="T87">from xhtml(self.portal_urban.decorateHTML('UrbanTable', self.getAnnouncementArticlesText()))</text:span></text:p></office:annotation></text:span></text:p>
        </text:list-header>
      </text:list>
      <text:p text:style-name="P12"><office:annotation><dc:creator>Auteur inconnu</dc:creator><dc:date>2017-08-09T13:22:01</dc:date><text:p text:style-name="P70"><text:span text:style-name="T83">do </text:span><text:span text:style-name="T84">text</text:span><text:span text:style-name="T83"> if 'pla' in licence_helper.derogation</text:span></text:p></office:annotation>Considérant que la demande déroge au plan de secteur pour le(s) motif(s) suivant(s) :</text:p>
      <text:p text:style-name="P12"><office:annotation><dc:creator>Auteur inconnu</dc:creator><dc:date>2017-08-04T08:58:29</dc:date><text:p text:style-name="P70"><text:span text:style-name="T83">do </text:span><text:span text:style-name="T84">text</text:span><text:span text:style-name="T83"> if 'nor' in licence_helper.derogation</text:span></text:p></office:annotation>Considérant que la demande déroge à une ou des norme(s) du guide régional d'urbanisme pour le(s) motif(s) suivant(s) :</text:p>
      <text:p text:style-name="P36"><office:annotation><dc:creator>Auteur inconnu</dc:creator><dc:date>2017-08-09T13:28:22</dc:date><text:p text:style-name="P70"><text:span text:style-name="T83">do </text:span><text:span text:style-name="T84">text</text:span><text:span text:style-name="T83"> if licence_helper.derogation</text:span></text:p></office:annotation><office:annotation><dc:creator>Auteur inconnu</dc:creator><dc:date>2017-08-08T09:24:35</dc:date><text:p text:style-name="P70"><text:span text:style-name="T87">do text</text:span></text:p><text:p><text:span text:style-name="T87">from xhtml(self.portal_urban.decorateHTML('UrbanTable', self.getInvestigationReasons()))</text:span></text:p></office:annotation></text:p>
      <text:p text:style-name="P22"><text:span text:style-name="T22"><office:annotation><dc:creator>Auteur inconnu</dc:creator><dc:date>2017-07-31T11:34:40</dc:date><text:p text:style-name="P70"><text:span text:style-name="T85">do text if hasattr(self, 'getRoadAdaptation') and 'odification' in </text:span><text:span text:style-name="T83">licence_helper.r</text:span><text:span text:style-name="T85">oadAdaptation</text:span></text:p></office:annotation></text:span><text:span text:style-name="T8">Considérant que la demande comporte </text:span>une demande <text:span text:style-name="T48">de modification</text:span> de la voirie communale portant sur :</text:p>
      <text:p text:style-name="P36"><office:annotation><dc:creator>Auteur inconnu</dc:creator><dc:date>2017-08-09T13:58:06</dc:date><text:p text:style-name="P70"><text:span text:style-name="T85">do text if hasattr(self, 'getRoadAdaptation') and 'odification' in </text:span><text:span text:style-name="T83">licence_helper.r</text:span><text:span text:style-name="T85">oadAdaptation</text:span></text:p></office:annotation><text:span text:style-name="T33"><office:annotation><dc:creator>Auteur inconnu</dc:creator><dc:date>2017-08-09T13:58:56</dc:date><text:p><text:span text:style-name="T87">do text</text:span></text:p><text:p><text:span text:style-name="T87">from xhtml(self.portal_urban.decorateHTML('UrbanTable', self.getRoadModificationSubject()))</text:span></text:p></office:annotation></text:span></text:p>
      <text:p text:style-name="P22"><text:span text:style-name="T39"><office:annotation><dc:creator>Auteur inconnu</dc:creator><dc:date>2017-08-09T14:00:23</dc:date><text:p text:style-name="P70"><text:span text:style-name="T85">do text if hasattr(self, 'getRoadAdaptation') and 'odification' in </text:span><text:span text:style-name="T83">licence_helper.r</text:span><text:span text:style-name="T85">oadAdaptation</text:span></text:p></office:annotation></text:span><text:span text:style-name="T39">Considérant 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ture' in </text:span><text:span text:style-name="T83">licence_helper.r</text:span><text:span text:style-name="T85">oadAdaptation</text:span></text:p></office:annotation></text:span><text:span text:style-name="T8">Considérant que la demande comporte</text:span> une demande<text:span text:style-name="T48"> de création </text:span>d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press' in </text:span><text:span text:style-name="T83">licence_helper.r</text:span><text:span text:style-name="T85">oadAdaptation</text:span></text:p></office:annotation></text:span><text:span text:style-name="T8">Considérant que la demande comporte</text:span> une demande<text:span text:style-name="T48"> </text:span><text:span text:style-name="T66">de suppression</text:span> <text:span text:style-name="T49">partielle</text:span> d'un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12"><office:annotation><dc:creator>Auteur inconnu</dc:creator><dc:date>2017-08-09T14:30:01</dc:date><text:p text:style-name="P70"><text:span text:style-name="T83">do </text:span><text:span text:style-name="T84">text</text:span><text:span text:style-name="T83"> if licence_helper.divergence and not licence_helper.derogation</text:span></text:p></office:annotation>Considérant que la demande est soumise à une annonce de projet pour le(s) motif(s) suivant(s) :</text:p>
      <text:list text:style-name="L2" xml:id="list4006245741">
        <text:list-item>
          <text:p text:style-name="P68"><text:span text:style-name="T62"><office:annotation><dc:creator>Auteur inconnu</dc:creator><dc:date>2017-08-09T16:02:41</dc:date><text:p text:style-name="P70"><text:span text:style-name="T83">do </text:span><text:span text:style-name="T84">text</text:span><text:span text:style-name="T83"> if licence_helper.divergence and not licence_helper.derogation</text:span></text:p></office:annotation></text:span><text:span text:style-name="T64"><text:text-input text:description="Bien-Parcelles">self.announcementArticles</text:text-input></text:span></text:p>
        </text:list-item>
      </text:list>
      <text:p text:style-name="P24"><office:annotation><dc:creator>Auteur inconnu</dc:creator><dc:date>2017-08-09T15:33:48</dc:date><text:p text:style-name="P70"><text:span text:style-name="T83">do text if licence_helper.derogation</text:span></text:p></office:annotation>Considérant que la demande est soumise à une enquête publique pour le(s) motif(s) suivant(s) :</text:p>
      <text:list text:continue-numbering="true" text:style-name="L2" xml:id="list143951044418614">
        <text:list-item>
          <text:p text:style-name="P69"><text:span text:style-name="T5"><office:annotation><dc:creator>Auteur inconnu</dc:creator><dc:date>2017-08-09T16:14:54</dc:date><text:p text:style-name="P70"><text:span text:style-name="T83">do text if licence_helper.derogation</text:span></text:p></office:annotation></text:span><text:span text:style-name="T5"><text:text-input text:description="Bien-Parcelles">self.investigationArticles</text:text-input></text:span></text:p>
        </text:list-item>
        <text:list-item>
          <text:p text:style-name="P69"><text:span text:style-name="T5"><office:annotation><dc:creator>Auteur inconnu</dc:creator><dc:date>2017-08-09T16:36:04</dc:date><text:p text:style-name="P70"><text:span text:style-name="T83">do text if licence_helper.derogation and licence_helper.divergence</text:span></text:p></office:annotation></text:span><text:span text:style-name="T5"><text:text-input text:description="écarts">self.announcementArticles</text:text-input></text:span></text:p>
        </text:list-item>
      </text:list>
      <text:p text:style-name="P25"><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lt;1</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aucune réclamation n’a été introduite;</text:p>
      <text:p text:style-name="P21"><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gt;0</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1</text:span></text:p></office:annotation>-<text:tab/><text:text-input text:description="NbRéclamationsOrales">licence_helper.getLastAnnouncement().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gt;1</text:span></text:p></office:annotation>-<text:tab/><text:text-input text:description="NbRéclamationsOrales">licence_helper.getLastAnnouncement().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1</text:span></text:p></office:annotation>-<text:tab/><text:text-input text:description="NbRéclamationsOrales">licence_helper.getLastAnnouncement().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gt;1</text:span></text:p></office:annotation>-<text:tab/><text:text-input text:description="NbRéclamationsOrales">licence_helper.getLastAnnouncement().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1</text:span></text:p></office:annotation>-<text:tab/><text:text-input text:description="NbRéclamationsOrales">licence_helper.getLastAnnouncement().getNumberOfPetition()</text:text-input> pétition de <text:text-input text:description="NbRéclamationsOrales">licence_helper.getLastAnnouncement().getNumberOfSignature()</text:text-input><text:s/>signatur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gt;1</text:span></text:p></office:annotation>-<text:tab/><text:text-input text:description="NbRéclamationsOrales">licence_helper.getLastAnnouncement().getNumberOfPetition()</text:text-input> pétitions pour un total de <text:text-input text:description="NbRéclamationsOrales">licence_helper.getLastAnnouncement().getNumberOfSignature()</text:text-input><text:s/>signatures ;</text:p>
      <text:p text:style-name="P19"><office:annotation><dc:creator>Auteur inconnu</dc:creator><dc:date>2017-08-10T11:11:29</dc:date><text:p text:style-name="P70"><text:span text:style-name="T83">do </text:span><text:span text:style-name="T84">text</text:span><text:span text:style-name="T83"> if licence_helper.derogation and len(licence_helper.getLastInquiry().getClaimants())&lt;1</text:span></text:p></office:annotation>Considérant que l’enquête publique a eu lieu <text:span text:style-name="T74">du <text:s/></text:span><text:span text:style-name="T74"><text:text-input text:description="">licence_view.format_date(licence_helper.getLastInquiry().getInvestigationStart())</text:text-input></text:span><text:span text:style-name="T74"><text:s/>au </text:span><text:span text:style-name="T74"><text:text-input text:description="">licence_view.format_date(licence_helper.getLastInquiry().getInvestigationEnd())</text:text-input></text:span><text:span text:style-name="T74"><text:s text:c="2"/></text:span>, conformément aux articles D.VIII.6 et suivants du Code; qu'aucune réclamation n'a été introduite;</text:p>
      <text:p text:style-name="P49"><office:annotation><dc:creator>Auteur inconnu</dc:creator><dc:date>2017-08-10T11:11:29</dc:date><text:p text:style-name="P70"><text:span text:style-name="T83">do </text:span><text:span text:style-name="T84">text</text:span><text:span text:style-name="T83"> if licence_helper.derogation and len(licence_helper.getLastInquiry().getClaimants())&gt;0</text:span></text:p></office:annotation>Considérant que l’enquête publique a eu lieu <text:span text:style-name="T73">du </text:span><text:span text:style-name="T73"><text:text-input text:description="">licence_view.format_date(licence_helper.getLastInquiry().getInvestigationStart())</text:text-input></text:span><text:span text:style-name="T73"><text:s/>au </text:span><text:span text:style-name="T73"><text:text-input text:description="">licence_view.format_date(licence_helper.getLastInquiry().getInvestigationEnd())</text:text-input></text:span><text:span text:style-name="T73"><text:s/></text:span>, conformément aux articles <text:soft-page-break/>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1</text:span></text:p></office:annotation>-<text:tab/><text:text-input text:description="NbRéclamationsOrales">licence_helper.getLastInquiry().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1</text:span></text:p></office:annotation>-<text:tab/><text:text-input text:description="NbRéclamationsOrales">licence_helper.getLastInquiry().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0"><office:annotation><dc:creator>Auteur inconnu</dc:creator><dc:date>2017-08-22T16:18:49</dc:date><text:p text:style-name="P70"><text:span text:style-name="T83">do text if 'Ann' in licence_helper.inquiry_type and len(licence_helper.getLastAnnouncement().getClaimants())&gt;0</text:span></text:p></office:annotation>Considérant que les réclamations et observations suscitées par l'annonce de projet peuvent être résumées comme suit : <text:span text:style-name="T49">XXX</text:span></text:p>
      <text:p text:style-name="P20"><office:annotation><dc:creator>Auteur inconnu</dc:creator><dc:date>2017-08-22T16:19:15</dc:date><text:p text:style-name="P70"><text:span text:style-name="T83">do text if licence_helper.derogation and len(licence_helper.getLastInquiry().getClaimants())&gt;0</text:span></text:p></office:annotation>Considérant que les réclamations et observations suscitées par <text:s/>l'enquête publique peuvent être résumées comme suit : <text:span text:style-name="T49">XXX</text:span></text:p>
      <text:p text:style-name="P22"><text:span text:style-name="T60"><office:annotation><dc:creator>Auteur inconnu</dc:creator><dc:date>2016-06-14T17:02:33</dc:date><text:p text:style-name="P70"><text:span text:style-name="T85">do text if len(self.solicitOpinionsTo == 1</text:span></text:p></office:annotation></text:span><text:span text:style-name="T60">Considérant que le service visé ci-après a été consulté :</text:span></text:p>
      <text:p text:style-name="P23"><office:annotation><dc:creator>Auteur inconnu</dc:creator><dc:date>2016-06-14T17:02:33</dc:date><text:p text:style-name="P70"><text:span text:style-name="T85">do text if len(self.solicitOpinionsTo) &gt; 1</text:span></text:p></office:annotation>Considérant que les services visés ci-après ont été consultés :</text:p>
      <text:section text:name="Section2" text:style-name="Sect1">
        <text:list text:style-name="L3" xml:id="list571414849">
          <text:list-item>
            <text:p text:style-name="P66"><text:span text:style-name="T60"><office:annotation><dc:creator>Ngaha </dc:creator><dc:date>2016-06-14T11:01:56</dc:date><text:p text:style-name="P70"><text:span text:style-name="T86">do section- for opinion in self.getUrbanEventOpinionRequests()</text:span></text:p></office:annotation></text:span><text:span text:style-name="T60"><text:text-input text:description="">opinion.Title()</text:text-input></text:span><text:span text:style-name="T60"> :</text:span></text:p>
          </text:list-item>
        </text:list>
        <text:p text:style-name="P50">pour le(s) motif(s) suivant(s) :</text:p>
        <text:list text:continue-numbering="true" text:style-name="L3" xml:id="list143951248213669">
          <text:list-header>
            <text:p text:style-name="P64"><office:annotation><dc:creator>Ngaha </dc:creator><dc:date>2016-06-14T13:45:07</dc:date><text:p text:style-name="P70"><text:span text:style-name="T86">do text</text:span></text:p><text:p text:style-name="P70"><text:span text:style-name="T86">from xhtml(self.portal_urban.decorateHTML('UrbanBody', opinion.getOpinionText()))</text:span></text:p></office:annotation></text:p>
            <text:p text:style-name="P65">que son avis sollicité en date du <text:text-input text:description="">tool.formatDate(opinion.getEventDate())</text:text-input>, transmis en date du <text:span text:style-name="T49">XXX</text:span> et réceptionné en date du <text:text-input text:description="">tool.formatDate(opinion.getReceiptDate())</text:text-input>, sous les références <text:text-input text:description="">opinion.getReceivedDocumentReference()</text:text-input>, est <text:text-input text:description="">opinion.getExternalDecision()</text:text-input>; qu'il est libellé comme suit :</text:p>
            <text:p text:style-name="P64"><office:annotation><dc:creator>Ngaha </dc:creator><dc:date>2016-06-14T13:44:03</dc:date><text:p text:style-name="P70"><text:span text:style-name="T86">do text</text:span></text:p><text:p text:style-name="P70"><text:span text:style-name="T86">from xhtml(self.portal_urban.decorateHTML('UrbanBody', opinion.getDecisionText()))</text:span></text:p></office:annotation></text:p>
          </text:list-header>
        </text:list>
      </text:section>
      <text:p text:style-name="P17"><text:span text:style-name="T6">Considérant que le demandeur a produit des plans modificatifs ayant fait l’objet</text:span><text:span text:style-name="T8">, en application de l’article D.IV.43 du Code,</text:span><text:span text:style-name="T6"> d’un accusé de réception daté du </text:span><text:span text:style-name="T50">…</text:span><text:span text:style-name="T6"> ; que ces plans ont été <text:s/>soumis </text:span><text:span text:style-name="T8">à une </text:span><text:span text:style-name="T16">annonce de projet</text:span><text:span text:style-name="T8"> <text:s/></text:span><text:span text:style-name="T16">enquête publique</text:span><text:span text:style-name="T8"> </text:span><text:span text:style-name="T16">et à </text:span><text:span text:style-name="T50">la consultation des services ou commissions suivants : ...</text:span><text:span text:style-name="T6"> ; que </text:span><text:span text:style-name="T50">…</text:span><text:span text:style-name="T6"> ;</text:span></text:p>
      <text:p text:style-name="P28">Considérant que l'avis du Fonctionnaire délégué sur les plans modifiés a été sollicité en vertu de l’article <text:span text:style-name="T49">D.IV.15</text:span><text:span text:style-name="T71"> (avis facultatif)</text:span> - <text:span text:style-name="T49">D.IV.16 </text:span><text:span text:style-name="T71">(écarts)</text:span> - <text:span text:style-name="T49">D.IV.17 </text:span><text:span text:style-name="T71">(avis conforme)</text:span> du Code en date du <text:span text:style-name="T49">…</text:span> ; que son avis <text:span text:style-name="T49">conforme</text:span> est <text:span text:style-name="T49">réputé favorable par défaut en vertu de l'article <text:s/>D. IV.39 du Code</text:span> <text:span text:style-name="T49">favorable</text:span> <text:span text:style-name="T49">conditionnel</text:span> <text:span text:style-name="T49">défavorable</text:span> ; qu'il est libellé comme suit (avis complet joint en annexe) : <text:span text:style-name="T49">…</text:span> ; </text:p>
      <text:p text:style-name="P12">Considérant que <text:span text:style-name="T49">XXX</text:span> ;</text:p>
      <text:p text:style-name="P12">Considérant que les charges imposées en vertu de l’article D.IV.54 du Code sont justifiées comme suit : <text:span text:style-name="T49">XXX</text:span> ;</text:p>
      <text:p text:style-name="P26"><office:annotation><dc:creator>Pierre Millecamps</dc:creator><dc:date>2017-09-06T15:07:39</dc:date><text:p text:style-name="P70"><text:span text:style-name="T85">do text if self.getIsInSubdivision() and not </text:span><text:span text:style-name="T83">'per' in licence_helper.divergence</text:span></text:p></office:annotation>Considérant que le projet respecte les prescriptions urbanistiques du lotissement ;</text:p>
      <text:p text:style-name="P26"><office:annotation><dc:creator>Pierre Millecamps</dc:creator><dc:date>2017-09-06T15:07:51</dc:date><text:p text:style-name="P70"><text:span text:style-name="T85">do text if self.getIsInSubdivision() and </text:span><text:span text:style-name="T83">'per' in licence_helper.divergence</text:span></text:p></office:annotation>Considérant qu'en dehors <text:span text:style-name="T49">de la dérogation sollicitée</text:span> <text:span text:style-name="T34">des dérogations sollicitées</text:span>, le projet respecte les prescriptions urbanistiques du lotissement ;</text:p>
      <text:p text:style-name="P26">Considérant que le projet de construction respecte le caractère général de la zone ;</text:p>
      <text:p text:style-name="P26">Considérant que le projet d'agrandissement, situé à l'arrière de la construction principale, n'est pas de nature à compromettre l'harmonie du quartier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gio'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guide régional d'urbanisme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vel'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e développement communal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de co'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guide communal d'urbanisme et que les travaux projetés ne sont pas d'impact limité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per'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permis d'urbanisation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ori'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orientation local et que les travaux projetés ne sont pas d'impact limité ;</text:p>
      <text:p text:style-name="P27"><office:annotation><dc:creator>Pierre Millecamps</dc:creator><dc:date>2017-09-19T16:45:49</dc:date><text:p text:style-name="P70"><text:span text:style-name="T83">do </text:span><text:span text:style-name="T84">text</text:span><text:span text:style-name="T83"> if 'pla' in licence_helper.derogation</text:span></text:p></office:annotation>Considérant qu'en application de l'article D.IV.17, alinéa 1<text:span text:style-name="T22">er</text:span>, 1° du Code, l'avis conforme du Fonctionnaire délégué est requis parce que la demande implique une dérogation au plan de secteur ;</text:p>
      <text:p text:style-name="P27"><office:annotation><dc:creator>Pierre Millecamps</dc:creator><dc:date>2017-09-19T16:45:49</dc:date><text:p text:style-name="P70"><text:span text:style-name="T83">do </text:span><text:span text:style-name="T84">text</text:span><text:span text:style-name="T83"> if 'nor' in licence_helper.derogation</text:span></text:p></office:annotation>Considérant qu'en application de l'article D.IV.17, alinéa 1<text:span text:style-name="T22">er</text:span>, 1° du Code, l'avis conforme du Fonctionnaire délégué est requis parce que la demande implique une dérogation à <text:span text:style-name="T49">une norme</text:span> <text:span text:style-name="T49">des normes</text:span> du guide régional <text:soft-page-break/>d'urbanisme ;</text:p>
      <text:p text:style-name="P27"><office:annotation><dc:creator>Pierre Millecamps</dc:creator><dc:date>2017-09-19T16:45:49</dc:date><text:p text:style-name="P70"><text:span text:style-name="T85">do text if licence_helper.natura_2000</text:span></text:p></office:annotation>Considérant qu'en application de l'article D.IV.17, alinéa 1<text:span text:style-name="T22">er</text:span>, 2° du Code, l'avis conforme du Fonctionnaire délégué est requis parce que la demande concerne un bien inscrit dans un site Natura 2000 ;</text:p>
      <text:p text:style-name="P46"><office:annotation><dc:creator>Auteur inconnu</dc:creator><dc:date>2017-07-05T15:25:01</dc:date><text:p text:style-name="P70"><text:span text:style-name="T85">do text if 'class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 </text:span><text:span text:style-name="T49">inscrit sur la liste de sauvegarde</text:span> - <text:span text:style-name="T49">classé</text:span> - <text:span text:style-name="T49">soumis provisoirement aux effets du classement</text:span> ;</text:p>
      <text:p text:style-name="P46"><office:annotation><dc:creator>Auteur inconnu</dc:creator><dc:date>2017-07-05T15:31:36</dc:date><text:p text:style-name="P70"><text:span text:style-name="T85">do text if 'zoneprotection'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text:span> situé dans une zone de protection visée à l'article 209 du Code wallon du patrimoine (<text:span text:style-name="T49">...</text:span>) ;</text:p>
      <text:p text:style-name="P46"><office:annotation><dc:creator>Auteur inconnu</dc:creator><dc:date>2017-07-05T15:31:36</dc:date><text:p text:style-name="P70"><text:span text:style-name="T85">do text if 'archeologiqu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text:span> bien localisé dans un site repris à l’inventaire du patrimoine archéologique visée à l'article 233 du Code wallon du patrimoine (<text:span text:style-name="T49">...</text:span>) ;</text:p>
      <text:p text:style-name="P18">Pour les motifs précités,</text:p>
      <text:p text:style-name="P13">Ouï Monsieur Stéphane LACROIX, Échevin de l'urbanisme, en son rapport</text:p>
      <text:p text:style-name="P13">À l'unanimité,</text:p>
      <text:p text:style-name="P40"><text:span text:style-name="T12"><office:annotation><dc:creator>Pierre Millecamps</dc:creator><dc:date>2017-09-07T14:17:50</dc:date><text:p text:style-name="P70"><text:span text:style-name="T83">do </text:span><text:span text:style-name="T84">text</text:span><text:span text:style-name="T83"> if licence_helper.divergence and not licence_helper.derogation</text:span></text:p></office:annotation></text:span><text:span text:style-name="T12">Article 1</text:span><text:span text:style-name="T24">er</text:span><text:span text:style-name="T68"> :<text:tab/></text:span><text:span text:style-name="T9">ÉMET L'AVIS QU'IL Y A LIEU D'ACCEPTER</text:span><text:span text:style-name="T47"> </text:span><text:span text:style-name="T19">l'écart sollicité</text:span><text:span text:style-name="T17"> </text:span><text:span text:style-name="T19">les écarts sollicités</text:span><text:span text:style-name="T18"> </text:span><text:span text:style-name="T17">(</text:span><text:span text:style-name="T20">liste des écarts</text:span><text:span text:style-name="T17">) <text:s/>par </text:span><text:span text:style-name="T17"><text:text-input text:description="Demandeur avec adresse">self.getApplicantsSignaletic(withaddress=False)</text:text-input></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not licence_helper.divergence and licence_helper.derogation</text:span></text:p></office:annotation></text:span><text:span text:style-name="T12">Article 1</text:span><text:span text:style-name="T24">er</text:span><text:span text:style-name="T69"> :<text:tab/></text:span><text:span text:style-name="T9">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7"> </text:span><text:span text:style-name="T19">les dérogations sollicitées</text:span><text:span text:style-name="T18"> </text:span><text:span text:style-name="T17">(</text:span><text:span text:style-name="T20">liste des dérogations</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licence_helper.divergence and licence_helper.derogation</text:span></text:p></office:annotation></text:span><text:span text:style-name="T12">Article 1</text:span><text:span text:style-name="T24">er</text:span><text:span text:style-name="T69"> :<text:tab/></text:span><text:span text:style-name="T10">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8"> </text:span><text:span text:style-name="T19">les dérogations sollicitées</text:span><text:span text:style-name="T18"> (</text:span><text:span text:style-name="T20">liste des dérogations</text:span><text:span text:style-name="T18">) et </text:span><text:span text:style-name="T11">D'ACCEPTER </text:span><text:span text:style-name="T19">l'écart sollicité</text:span><text:span text:style-name="T18"> <text:s/></text:span><text:span text:style-name="T19">les écarts sollicités</text:span><text:span text:style-name="T18"> </text:span><text:span text:style-name="T17">(</text:span><text:span text:style-name="T20">liste des écarts</text:span><text:span text:style-name="T17">).</text:span></text:p>
      <text:p text:style-name="P38"><text:span text:style-name="T37">Article 2:</text:span> <text:tab/><text:span text:style-name="T55">ÉMET UN AVIS FAVORABLE</text:span> sur la demande de permis d'urbanis<text:span text:style-name="T81">ation</text:span><text:span text:style-name="T49">, sous réserve</text:span> :</text:p>
      <text:p text:style-name="P35">-<text:tab/>de respecter le niveau du sol naturel sur une largeur d'1 mètre le long des limites mitoyennes de la parcelle, sauf en ce qui concerne la rampe d'accès commune avec la parcelle voisine, qui ne pourra être réalisée qu'avec l'accord explicite du propriétaire concerné, à présenter au collège avant la délivrance du permis d'urbanis<text:span text:style-name="T81">ation</text:span>;</text:p>
      <text:p text:style-name="P35">-<text:tab/>de se conformer aux avis susvisés des différents services consultés dont, plus particulièrement, celui de la zone de secours , favorable à condition de prévoir des modifications qui nécessiteront l'introduction de nouveaux plans, modifiés en conséquence et visés par le Service régional d'Incendie, <text:span text:style-name="T37">avant la délivrance du permis d'urbanis</text:span><text:span text:style-name="T38">ation</text:span>;</text:p>
      <text:p text:style-name="P35">-<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5">-<text:tab/>de supprimer le filtre bactérien;</text:p>
      <text:p text:style-name="P35">-<text:tab/>de raccorder toutes les évacuations d'eaux usées à la nouvelle fosse septique "toutes eaux";</text:p>
      <text:p text:style-name="P35">-<text:tab/>d'installer une fosse septique toutes eaux (by-passable et munie d'un dégraisseur) pour le traitement des eaux usées et un regard de visite accessible avant le rejet dans l'égout public.</text:p>
      <text:p text:style-name="P35">-<text:tab/>de raccorder l'évacuation des eaux pluviales au réseau d'égouts de l'habitation;</text:p>
      <text:p text:style-name="P35">-<text:tab/>lors des vidanges de la piscine, de faire évacuer les eaux par un vidangeur, tout déversement de celles-ci dans les égouts publics étant interdit;</text:p>
      <text:p text:style-name="P35">-<text:span text:style-name="T67"><text:tab/></text:span>d'introduire, préalablement à la délivrance du permis d'urbanis<text:span text:style-name="T81">ation</text:span>,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text:span text:style-name="T81">ation</text:span>;</text:p>
      <text:p text:style-name="P35">-<text:span text:style-name="T6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5">-<text:tab/>de présenter au collège, avant la délivrance du permis d'urbanis<text:span text:style-name="T81">ation</text:span>,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5">-<text:tab/>appliquer la peinture extérieure dans les deux ans de la fin de la construction, dans une teinte à soumettre à l'accord préalable du collège, </text:p>
      <text:p text:style-name="P35">-<text:tab/>de présenter au collège, avant la délivrance du permis d'urbanis<text:span text:style-name="T81">ation</text:span>, l'autorisation des services de la Division de l'Eau, pour le rejet des eaux pluviales dans <text:span text:style-name="T78">XXX</text:span>;</text:p>
      <text:p text:style-name="P35"><text:soft-page-break/>-<text:tab/>d'obtenir, préalablement à la délivrance du permis d'urbanis<text:span text:style-name="T81">ation</text:span>, l'autorisation du collège provincial du <text:span text:style-name="T78">XXX</text:span> pour la dérogation sollicitée;</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not licence_helper.derogation</text:span></text:p></office:annotation></text:span><text:span text:style-name="T37">Article 3:</text:span> <text:tab/><text:span text:style-name="T55">DÉCIDE</text:span> de solliciter l'avis préalable du Fonctionnaire délégué sur la demande<text:span text:style-name="T48"> </text:span><text:span text:style-name="T49">d'écart</text:span><text:span text:style-name="T48"> </text:span><text:span text:style-name="T49">d'écart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not licence_helper.divergence and licence_helper.derogation</text:span></text:p></office:annotation></text:span><text:span text:style-name="T37">Article 3:</text:span> <text:tab/><text:span text:style-name="T55">DÉCIDE</text:span> de solliciter l'avis conforme du Fonctionnaire délégué sur la demande <text:span text:style-name="T48">de </text:span><text:span text:style-name="T49">dérogation</text:span> <text:span text:style-name="T48"><text:s/></text:span><text:span text:style-name="T49">dérogation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licence_helper.derogation</text:span></text:p></office:annotation></text:span><text:span text:style-name="T37">Article 3:</text:span> <text:tab/><text:span text:style-name="T55">DÉCIDE</text:span> de solliciter l'avis préalable du Fonctionnaire délégué sur la demande <text:span text:style-name="T49">d'écart</text:span> <text:span text:style-name="T49">d'écarts</text:span> et son avis conforme sur la demande <text:span text:style-name="T48">de </text:span><text:span text:style-name="T49">dérogation</text:span><text:span text:style-name="T48"> </text:span><text:span text:style-name="T49">dérogations</text:span><text:span text:style-name="T48">.</text:span></text:p>
      <text:p text:style-name="P37">La présente délibération sera transmise au Fonctionnaire délégué du centre de <text:span text:style-name="T78">XXX</text:span> de la DGO4 (Aménagement du Territoire, Logement, Patrimoine et Énergie), accompagnée du dossier d'instruction de la demande.</text:p>
      <text:p text:style-name="P37"/>
      <text:p text:style-name="P47"><text:span text:style-name="T39"><office:annotation><dc:creator>Gauthier Bastien</dc:creator><dc:date>2011-01-13T14:56:41</dc:date><text:p text:style-name="P70"><text:span text:style-name="T82">do text</text:span></text:p><text:p text:style-name="P70"><text:span text:style-name="T82">from document(at=signatures, format='odt')</text:span></text:p></office:annotation></text:span><text:span text:style-name="T41">Import depuis signatures.odt</text:span></text:p>
      <text:p text:style-name="P1"/>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1" svg:font-family="'Courier New'"/>
    <style:font-face style:font-family-generic="swiss" style:name="DejaVu Sans2" svg:font-family="'DejaVu Sans'"/>
    <style:font-face style:font-family-generic="swiss" style:name="Ubuntu" svg:font-family="Ubuntu"/>
    <style:font-face style:font-family-generic="modern" style:font-pitch="fixed" style:name="Courier New" svg:font-family="'Courier New'"/>
    <style:font-face style:font-pitch="variable" style:name="DejaVu Sans3" svg:font-family="'DejaVu Sans'"/>
    <style:font-face style:font-pitch="variable" style:name="Lucida Sans Unicode" svg:font-family="'Lucida Sans Unicode'"/>
    <style:font-face style:font-pitch="variable" style:name="Tahoma"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Tahoma1" svg:font-family="Tahoma"/>
    <style:font-face style:font-family-generic="swiss" style:font-pitch="variable" style:name="Times New Roman1" svg:font-family="'Times New Roman'"/>
    <style:font-face style:font-family-generic="swiss" style:font-pitch="variable" style:name="Ubuntu1" svg:font-family="Ubuntu"/>
    <style:font-face style:font-family-generic="system" style:font-pitch="variable" style:name="DejaVu Sans"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9.5pt" style:font-name="Arial" style:font-name-complex="Arial" style:font-size-asian="9.5pt" style:font-size-complex="9.5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style:font-name="Arial"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style:font-name="Arial"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style:font-name="Arial" style:font-size-asian="10pt" style:font-size-complex="10pt" style:use-window-font-color="true"/>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style:font-name="Arial" style:font-name-complex="Calibri" style:font-size-asian="10pt" style:font-size-complex="10pt"/>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style:font-name="Arial" style:font-name-complex="Calibri" style:font-size-asian="10pt" style:font-size-complex="10pt" style:font-weight-asian="normal" style:font-weight-complex="normal"/>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00edd35" style:font-name="Arial" style:font-name-complex="Calibri" style:font-size-asian="10pt" style:font-size-complex="10pt"/>
    </style:style>
    <style:style style:family="paragraph" style:name="P22"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style>
    <style:style style:family="paragraph" style:name="P23"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style:font-style-asian="normal" style:font-weight-asian="normal" style:font-weight-complex="normal" style:use-window-font-color="true"/>
    </style:style>
    <style:style style:family="paragraph" style:master-page-name="" style:name="P24"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master-page-name="" style:name="P25" style:parent-style-name="Standard">
      <style:paragraph-properties fo:line-height="100%" fo:margin-bottom="0cm" fo:margin-left="0cm" fo:margin-right="0cm" fo:margin-top="0.199cm" fo:text-align="justify" fo:text-indent="1.499cm" loext:contextual-spacing="false" style:auto-text-indent="false"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00edd35" style:font-name="Arial" style:font-name-complex="Calibri" style:font-size-asian="10pt" style:font-size-complex="10pt"/>
    </style:style>
    <style:style style:family="paragraph" style:name="P26"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27"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use-window-font-color="true"/>
    </style:style>
    <style:style style:family="paragraph" style:name="P28"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0e21af" style:font-name="Arial" style:font-name-complex="Calibri" style:font-size-asian="10pt" style:font-size-complex="10pt"/>
    </style:style>
    <style:style style:family="paragraph" style:name="P30"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1" style:parent-style-name="UrbanBody">
      <style:paragraph-properties fo:margin-left="2cm" fo:margin-right="0cm" fo:text-align="justify" fo:text-indent="-2cm" style:auto-text-indent="false" style:justify-single-word="false">
        <style:tab-stops>
          <style:tab-stop style:position="2cm"/>
        </style:tab-stops>
      </style:paragraph-properties>
    </style:style>
    <style:style style:family="paragraph" style:name="P32" style:parent-style-name="UrbanBody">
      <style:paragraph-properties fo:margin-bottom="0cm" fo:margin-left="2cm" fo:margin-right="0cm" fo:margin-top="1cm" fo:text-align="justify" fo:text-indent="-2cm" loext:contextual-spacing="false" style:auto-text-indent="false" style:justify-single-word="false">
        <style:tab-stops>
          <style:tab-stop style:position="2cm"/>
        </style:tab-stops>
      </style:paragraph-properties>
    </style:style>
    <style:style style:family="paragraph" style:name="P33" style:parent-style-name="UrbanBody">
      <style:paragraph-properties fo:margin-bottom="0cm" fo:margin-left="2cm" fo:margin-right="0cm" fo:margin-top="0cm" fo:text-align="justify" fo:text-indent="-2cm" loext:contextual-spacing="false" style:auto-text-indent="false" style:justify-single-word="false">
        <style:tab-stops>
          <style:tab-stop style:position="2cm"/>
        </style:tab-stops>
      </style:paragraph-properties>
      <style:text-properties officeooo:paragraph-rsid="000d568e"/>
    </style:style>
    <style:style style:family="paragraph" style:name="P34" style:parent-style-name="UrbanBody">
      <style:paragraph-properties fo:margin-bottom="0cm" fo:margin-left="2cm" fo:margin-right="0cm" fo:margin-top="0cm" fo:text-align="justify" fo:text-indent="-2cm" loext:contextual-spacing="false" style:auto-text-indent="false" style:justify-single-word="false">
        <style:tab-stops>
          <style:tab-stop style:position="2cm"/>
        </style:tab-stops>
      </style:paragraph-properties>
      <style:text-properties fo:font-weight="bold" officeooo:paragraph-rsid="000d568e" style:font-weight-asian="bold" style:font-weight-complex="bold"/>
    </style:style>
    <style:style style:family="paragraph" style:name="P35"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style:font-name="Arial" style:font-size-asian="10pt" style:font-size-complex="10pt"/>
    </style:style>
    <style:style style:family="paragraph" style:master-page-name="" style:name="P36"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37" style:parent-style-name="Text_20_body">
      <style:paragraph-properties fo:margin-bottom="0cm" fo:margin-top="0.199cm" loext:contextual-spacing="false"/>
      <style:text-properties fo:font-size="10pt" style:font-name="Arial" style:font-size-asian="10pt" style:font-size-complex="10pt"/>
    </style:style>
    <style:style style:family="paragraph" style:name="P38"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master-page-name="" style:name="P39"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text-underline-style="none"/>
    </style:style>
    <style:style style:family="paragraph" style:master-page-name="" style:name="P40"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41" style:parent-style-name="Standard">
      <style:paragraph-properties fo:border="none" fo:line-height="100%" fo:margin-bottom="0cm" fo:margin-left="0cm" fo:margin-right="0cm" fo:margin-top="0.199cm" fo:padding="0cm" fo:text-align="center" fo:text-indent="0cm" loext:contextual-spacing="false" style:auto-text-indent="false" style:justify-single-word="false"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name="P42" style:parent-style-name="Standard">
      <style:paragraph-properties fo:border="none" fo:line-height="100%" fo:margin-bottom="0cm" fo:margin-left="0cm" fo:margin-right="0cm" fo:margin-top="0.199cm" fo:padding="0cm" fo:text-align="center" fo:text-indent="0cm" loext:contextual-spacing="false" style:auto-text-indent="false" style:justify-single-word="false" style:shadow="none">
        <style:tab-stops/>
      </style:paragraph-properties>
      <style:text-properties fo:font-size="10pt" fo:font-weight="normal" style:font-name="Arial" style:font-size-asian="10pt" style:font-size-complex="10pt" style:font-weight-asian="normal" style:font-weight-complex="normal"/>
    </style:style>
    <style:style style:family="paragraph" style:name="P43" style:parent-style-name="Standard">
      <style:paragraph-properties fo:border="none" fo:line-height="100%" fo:margin-left="0cm" fo:margin-right="0cm" fo:padding="0cm" fo:text-align="center" fo:text-indent="0cm" style:auto-text-indent="false" style:justify-single-word="false" style:shadow="none">
        <style:tab-stops/>
      </style:paragraph-properties>
      <style:text-properties fo:country="BE" fo:font-size="16pt" fo:font-weight="bold" fo:language="fr" style:font-name="Arial" style:font-name-complex="Calibri" style:font-size-asian="16pt" style:font-size-complex="16pt" style:font-weight-asian="bold"/>
    </style:style>
    <style:style style:family="paragraph" style:name="P44" style:parent-style-name="Standard">
      <style:paragraph-properties fo:border="none" fo:line-height="100%" fo:margin-left="0cm" fo:margin-right="0cm" fo:padding="0cm" fo:text-align="center" fo:text-indent="0cm" style:auto-text-indent="false" style:justify-single-word="false" style:shadow="none">
        <style:tab-stops/>
      </style:paragraph-properties>
      <style:text-properties fo:country="BE" fo:font-size="16pt" fo:font-style="normal" fo:font-weight="bold" fo:language="fr" style:font-name="Arial" style:font-name-complex="Times New Roman2" style:font-size-asian="16pt" style:font-size-complex="16pt" style:font-style-asian="normal" style:font-style-complex="normal" style:font-weight-asian="bold" style:font-weight-complex="bold" style:text-underline-style="none"/>
    </style:style>
    <style:style style:family="paragraph" style:name="P45" style:parent-style-name="UrbanBody">
      <style:text-properties fo:color="#000000"/>
    </style:style>
    <style:style style:family="paragraph" style:name="P46" style:parent-style-name="UrbanBody">
      <style:text-properties style:use-window-font-color="true"/>
    </style:style>
    <style:style style:family="paragraph" style:master-page-name="" style:name="P47" style:parent-style-name="UrbanBody">
      <style:paragraph-properties fo:line-height="100%" fo:margin-bottom="0cm" fo:margin-top="0.4cm" fo:text-align="justify" loext:contextual-spacing="false"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48"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style:font-name="Arial" style:font-name-complex="Calibri" style:font-size-asian="10pt" style:font-size-complex="10pt"/>
    </style:style>
    <style:style style:family="paragraph" style:name="P49"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style:font-name="Arial" style:font-name-complex="Calibri" style:font-size-asian="10pt" style:font-size-complex="10pt"/>
    </style:style>
    <style:style style:family="paragraph" style:master-page-name="" style:name="P50" style:parent-style-name="Standard">
      <style:paragraph-properties fo:margin-left="1cm" fo:margin-right="0cm" fo:text-align="justify" fo:text-indent="0cm" style:auto-text-indent="false" style:justify-single-word="false" style:page-number="auto"/>
      <style:text-properties fo:background-color="transparent" fo:font-size="10pt" fo:font-style="normal" fo:font-weight="normal" style:font-name="Arial" style:font-size-asian="10pt" style:font-size-complex="10pt" style:font-style-asian="normal" style:font-weight-asian="normal" style:font-weight-complex="normal" style:use-window-font-color="true"/>
    </style:style>
    <style:style style:family="paragraph" style:name="P51" style:parent-style-name="Standard">
      <style:paragraph-properties fo:border="none" fo:line-height="100%" fo:margin-bottom="0cm" fo:margin-left="3.5cm" fo:margin-right="0cm" fo:margin-top="0.199cm" fo:padding="0cm" fo:text-align="center" fo:text-indent="0cm" loext:contextual-spacing="false" style:auto-text-indent="false" style:justify-single-word="false"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master-page-name="Standard" style:name="P52" style:parent-style-name="Standard">
      <style:paragraph-properties fo:border="none" fo:line-height="100%" fo:margin-bottom="0cm" fo:margin-left="3.5cm" fo:margin-right="0cm" fo:margin-top="0.199cm" fo:padding="0cm" fo:text-align="center" fo:text-indent="0cm" loext:contextual-spacing="false" style:auto-text-indent="false" style:justify-single-word="false" style:page-number="auto"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list-style-name="WW8Num6" style:name="P5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5"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57"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list-style-name="WW8Num10" style:name="P58"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6" style:name="P60"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6" style:master-page-name="" style:name="P61"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use-window-font-color="true"/>
    </style:style>
    <style:style style:family="paragraph" style:list-style-name="WW8Num10" style:master-page-name="" style:name="P62"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10" style:master-page-name="" style:name="P63"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L3" style:master-page-name="" style:name="P64" style:parent-style-name="Standard">
      <style:paragraph-properties fo:margin-left="1.499cm" fo:margin-right="0cm" fo:text-align="justify" fo:text-indent="0cm" style:auto-text-indent="false" style:justify-single-word="false" style:page-number="auto"/>
      <style:text-properties fo:font-size="10pt" style:font-name="Arial" style:font-size-asian="10pt" style:font-size-complex="10pt"/>
    </style:style>
    <style:style style:family="paragraph" style:list-style-name="L3" style:master-page-name="" style:name="P65" style:parent-style-name="Standard">
      <style:paragraph-properties fo:margin-left="1cm" fo:margin-right="0cm" fo:text-align="justify" fo:text-indent="0cm" style:auto-text-indent="false" style:justify-single-word="false" style:page-number="auto"/>
      <style:text-properties fo:font-size="10pt" style:font-name="Arial" style:font-size-asian="10pt" style:font-size-complex="10pt"/>
    </style:style>
    <style:style style:family="paragraph" style:list-style-name="L3" style:name="P66" style:parent-style-name="UrbanBody">
      <style:paragraph-properties fo:margin-bottom="0cm" fo:margin-top="0.101cm" fo:text-align="justify" loext:contextual-spacing="false" style:justify-single-word="false"/>
    </style:style>
    <style:style style:family="paragraph" style:list-style-name="L1" style:master-page-name="" style:name="P67"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master-page-name="" style:name="P68" style:parent-style-name="UrbanTable">
      <style:paragraph-properties fo:margin-left="0.3cm" fo:margin-right="0cm" fo:text-align="justify" fo:text-indent="-0.3cm" style:auto-text-indent="false" style:justify-single-word="false" style:page-number="auto"/>
    </style:style>
    <style:style style:family="paragraph" style:list-style-name="L2" style:name="P69" style:parent-style-name="UrbanTable">
      <style:paragraph-properties fo:margin-left="0.3cm" fo:margin-right="0cm" fo:text-align="justify" fo:text-indent="-0.3cm" style:auto-text-indent="false" style:justify-single-word="false"/>
      <style:text-properties fo:color="#0066ff"/>
    </style:style>
    <style:style style:family="paragraph" style:name="P7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ffff00" fo:font-style="normal" fo:font-weight="normal" loext:char-shading-value="0" style:font-style-asian="normal" style:font-weight-asian="normal"/>
    </style:style>
    <style:style style:family="text" style:name="T5">
      <style:text-properties fo:font-style="normal" fo:font-weight="normal" style:font-style-asian="normal" style:font-weight-asian="normal" style:text-underline-style="none"/>
    </style:style>
    <style:style style:family="text" style:name="T6">
      <style:text-properties style:font-name-complex="Calibri"/>
    </style:style>
    <style:style style:family="text" style:name="T7">
      <style:text-properties officeooo:rsid="000e21af" style:font-name-complex="Calibri"/>
    </style:style>
    <style:style style:family="text" style:name="T8">
      <style:text-properties fo:country="BE" fo:language="fr" style:font-name-complex="Calibri"/>
    </style:style>
    <style:style style:family="text" style:name="T9">
      <style:text-properties fo:country="BE" fo:font-weight="bold" fo:language="fr" style:font-name-complex="Calibri" style:font-weight-asian="bold"/>
    </style:style>
    <style:style style:family="text" style:name="T10">
      <style:text-properties fo:country="BE" fo:font-weight="bold" fo:language="fr" style:font-name-complex="Calibri" style:font-weight-asian="bold" style:font-weight-complex="normal"/>
    </style:style>
    <style:style style:family="text" style:name="T11">
      <style:text-properties fo:background-color="transparent" fo:country="BE" fo:font-weight="bold" fo:language="fr" loext:char-shading-value="0" style:font-name-complex="Calibri" style:font-weight-asian="bold" style:font-weight-complex="bold"/>
    </style:style>
    <style:style style:family="text" style:name="T12">
      <style:text-properties fo:country="BE" fo:font-weight="normal" fo:language="fr" style:font-name-complex="Calibri" style:font-weight-asian="normal" style:font-weight-complex="normal" style:text-underline-color="font-color" style:text-underline-style="solid" style:text-underline-width="auto"/>
    </style:style>
    <style:style style:family="text" style:name="T13">
      <style:text-properties fo:country="BE" fo:language="fr" style:font-name-complex="Arial"/>
    </style:style>
    <style:style style:family="text" style:name="T14">
      <style:text-properties fo:background-color="transparent" fo:country="BE" fo:language="fr" loext:char-shading-value="0" style:font-name-complex="Calibri"/>
    </style:style>
    <style:style style:family="text" style:name="T15">
      <style:text-properties fo:country="BE" fo:language="fr" style:font-name-asian="Arial" style:font-name-complex="Arial"/>
    </style:style>
    <style:style style:family="text" style:name="T16">
      <style:text-properties fo:background-color="#ffff00" fo:country="BE" fo:language="fr" loext:char-shading-value="0" style:font-name-complex="Calibri"/>
    </style:style>
    <style:style style:family="text" style:name="T17">
      <style:text-properties fo:country="BE" fo:font-weight="normal" fo:language="fr" style:font-name-complex="Calibri" style:font-weight-asian="normal" style:font-weight-complex="normal"/>
    </style:style>
    <style:style style:family="text" style:name="T18">
      <style:text-properties fo:background-color="transparent" fo:country="BE" fo:font-weight="normal" fo:language="fr" loext:char-shading-value="0" style:font-name-complex="Calibri" style:font-weight-asian="normal" style:font-weight-complex="normal"/>
    </style:style>
    <style:style style:family="text" style:name="T19">
      <style:text-properties fo:background-color="#ffff00" fo:country="BE" fo:font-weight="normal" fo:language="fr" loext:char-shading-value="0" style:font-name-complex="Calibri" style:font-weight-asian="normal" style:font-weight-complex="normal"/>
    </style:style>
    <style:style style:family="text" style:name="T20">
      <style:text-properties fo:background-color="#ffff00" fo:country="BE" fo:font-style="italic" fo:font-weight="normal" fo:language="fr" loext:char-shading-value="0" style:font-name-complex="Calibri" style:font-style-asian="italic" style:font-style-complex="italic" style:font-weight-asian="normal" style:font-weight-complex="normal"/>
    </style:style>
    <style:style style:family="text" style:name="T21">
      <style:text-properties fo:background-color="#99ff99" fo:country="BE" fo:language="fr" loext:char-shading-value="0" style:font-name-complex="Calibri"/>
    </style:style>
    <style:style style:family="text" style:name="T22">
      <style:text-properties style:text-position="super 58%"/>
    </style:style>
    <style:style style:family="text" style:name="T23">
      <style:text-properties fo:country="BE" fo:language="fr" style:font-name-complex="Calibri" style:text-position="super 58%"/>
    </style:style>
    <style:style style:family="text" style:name="T24">
      <style:text-properties fo:country="BE" fo:font-weight="normal" fo:language="fr" style:font-name-complex="Calibri" style:font-weight-asian="normal" style:font-weight-complex="normal" style:text-position="super 58%" style:text-underline-color="font-color" style:text-underline-style="solid" style:text-underline-width="auto"/>
    </style:style>
    <style:style style:family="text" style:name="T25">
      <style:text-properties style:font-name-complex="Calibri" style:text-position="super 58%"/>
    </style:style>
    <style:style style:family="text" style:name="T26">
      <style:text-properties fo:country="none" fo:font-style="normal" fo:font-weight="normal" fo:language="zxx" style:font-style-asian="normal" style:font-weight-asian="normal" style:text-position="super 58%" style:text-underline-style="none"/>
    </style:style>
    <style:style style:family="text" style:name="T27">
      <style:text-properties fo:background-color="transparent" fo:country="BE" fo:font-size="10pt" fo:language="fr" loext:char-shading-value="0" style:font-name="Arial" style:font-name-complex="Calibri" style:font-size-asian="10pt" style:font-size-complex="10pt" style:text-position="super 58%"/>
    </style:style>
    <style:style style:family="text" style:name="T28">
      <style:text-properties fo:background-color="#ffff00" fo:color="#000000" fo:country="BE" fo:language="fr" loext:char-shading-value="0" style:font-name-complex="Calibri"/>
    </style:style>
    <style:style style:family="text" style:name="T29">
      <style:text-properties fo:background-color="#99ff99" fo:color="#000000" fo:country="BE" fo:language="fr" loext:char-shading-value="0" style:font-name-complex="Calibri"/>
    </style:style>
    <style:style style:family="text" style:name="T30">
      <style:text-properties fo:color="#000000" fo:country="BE" fo:language="fr" style:font-name-complex="Calibri"/>
    </style:style>
    <style:style style:family="text" style:name="T31">
      <style:text-properties fo:color="#000000" fo:country="none" fo:font-style="normal" fo:font-weight="normal" fo:language="zxx" style:font-name-complex="Calibri" style:font-style-asian="normal" style:font-weight-asian="normal" style:text-underline-style="none"/>
    </style:style>
    <style:style style:family="text" style:name="T32">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33">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34">
      <style:text-properties fo:background-color="#ffff00" fo:color="#000000" loext:char-shading-value="0"/>
    </style:style>
    <style:style style:family="text" style:name="T35">
      <style:text-properties fo:background-color="#ffff00" fo:color="#000000" loext:char-shading-value="0" style:font-name-complex="Calibri"/>
    </style:style>
    <style:style style:family="text" style:name="T36">
      <style:text-properties fo:color="#000000" style:font-name-complex="Calibri"/>
    </style:style>
    <style:style style:family="text" style:name="T37">
      <style:text-properties style:text-underline-color="font-color" style:text-underline-style="solid" style:text-underline-width="auto"/>
    </style:style>
    <style:style style:family="text" style:name="T38">
      <style:text-properties officeooo:rsid="0010ae13" style:text-underline-color="font-color" style:text-underline-style="solid" style:text-underline-width="auto"/>
    </style:style>
    <style:style style:family="text" style:name="T39">
      <style:text-properties fo:country="BE" fo:font-size="10pt" fo:language="fr" style:font-name="Arial" style:font-name-complex="Calibri" style:font-size-asian="10pt" style:font-size-complex="10pt"/>
    </style:style>
    <style:style style:family="text" style:name="T40">
      <style:text-properties fo:background-color="#ffff00" fo:country="BE" fo:font-size="10pt" fo:language="fr" loext:char-shading-value="0" style:font-name="Arial" style:font-name-complex="Calibri" style:font-size-asian="10pt" style:font-size-complex="10pt"/>
    </style:style>
    <style:style style:family="text" style:name="T41">
      <style:text-properties fo:country="BE" fo:font-size="10pt" fo:font-style="normal" fo:language="fr" style:font-name="Arial" style:font-name-complex="Calibri" style:font-size-asian="10pt" style:font-size-complex="10pt" style:font-style-asian="normal" style:font-style-complex="normal"/>
    </style:style>
    <style:style style:family="text" style:name="T42">
      <style:text-properties fo:background-color="#99ff99" fo:country="BE" fo:font-size="10pt" fo:language="fr" loext:char-shading-value="0" style:font-name="Arial" style:font-name-complex="Calibri" style:font-size-asian="10pt" style:font-size-complex="10pt"/>
    </style:style>
    <style:style style:family="text" style:name="T43">
      <style:text-properties fo:background-color="transparent" fo:country="BE" fo:font-size="10pt" fo:language="fr" loext:char-shading-value="0" style:font-name="Arial" style:font-name-complex="Calibri" style:font-size-asian="10pt" style:font-size-complex="10pt"/>
    </style:style>
    <style:style style:family="text" style:name="T44">
      <style:text-properties fo:background-color="transparent" fo:country="BE" fo:language="fr" loext:char-shading-value="0" style:font-name="Arial" style:font-name-complex="Calibri"/>
    </style:style>
    <style:style style:family="text" style:name="T45">
      <style:text-properties fo:country="BE" fo:language="fr" style:font-name="Arial" style:font-name-complex="Calibri"/>
    </style:style>
    <style:style style:family="text" style:name="T46">
      <style:text-properties fo:background-color="#ffff00" fo:country="BE" fo:language="fr" loext:char-shading-value="0" style:font-name="Arial" style:font-name-complex="Calibri"/>
    </style:style>
    <style:style style:family="text" style:name="T47">
      <style:text-properties fo:country="BE" fo:font-weight="normal" fo:language="fr" style:font-name="Arial" style:font-name-complex="Calibri" style:font-weight-asian="normal" style:font-weight-complex="normal"/>
    </style:style>
    <style:style style:family="text" style:name="T48">
      <style:text-properties fo:background-color="transparent" loext:char-shading-value="0"/>
    </style:style>
    <style:style style:family="text" style:name="T49">
      <style:text-properties fo:background-color="#ffff00" loext:char-shading-value="0"/>
    </style:style>
    <style:style style:family="text" style:name="T50">
      <style:text-properties fo:background-color="#ffff00" loext:char-shading-value="0" style:font-name-complex="Calibri"/>
    </style:style>
    <style:style style:family="text" style:name="T51">
      <style:text-properties fo:letter-spacing="-0.004cm"/>
    </style:style>
    <style:style style:family="text" style:name="T52">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53">
      <style:text-properties fo:font-weight="bold" fo:letter-spacing="-0.004cm" style:font-name-complex="Times New Roman" style:font-weight-asian="bold" style:font-weight-complex="bold"/>
    </style:style>
    <style:style style:family="text" style:name="T54">
      <style:text-properties fo:letter-spacing="-0.004cm" style:font-name-complex="Times New Roman"/>
    </style:style>
    <style:style style:family="text" style:name="T55">
      <style:text-properties fo:font-weight="bold"/>
    </style:style>
    <style:style style:family="text" style:name="T56">
      <style:text-properties fo:font-weight="bold" style:font-weight-asian="bold" style:font-weight-complex="bold"/>
    </style:style>
    <style:style style:family="text" style:name="T57">
      <style:text-properties fo:country="none" fo:font-style="normal" fo:font-weight="normal" fo:language="zxx" style:font-style-asian="normal" style:font-weight-asian="normal" style:text-underline-style="none"/>
    </style:style>
    <style:style style:family="text" style:name="T58">
      <style:text-properties fo:country="none" fo:font-style="normal" fo:font-weight="normal" fo:language="zxx" style:font-style-asian="normal" style:font-weight-asian="normal"/>
    </style:style>
    <style:style style:family="text" style:name="T59">
      <style:text-properties fo:background-color="transparent" fo:font-weight="normal" loext:char-shading-value="0" style:font-weight-asian="normal" style:font-weight-complex="normal" style:use-window-font-color="true"/>
    </style:style>
    <style:style style:family="text" style:name="T60">
      <style:text-properties fo:background-color="transparent" fo:font-style="normal" fo:font-weight="normal" loext:char-shading-value="0" style:font-style-asian="normal" style:font-weight-asian="normal" style:font-weight-complex="normal" style:use-window-font-color="true"/>
    </style:style>
    <style:style style:family="text" style:name="T61">
      <style:text-properties fo:color="#0066ff"/>
    </style:style>
    <style:style style:family="text" style:name="T62">
      <style:text-properties fo:color="#0066ff" fo:country="none" fo:font-style="normal" fo:font-weight="normal" fo:language="zxx" style:font-style-asian="normal" style:font-weight-asian="normal" style:text-underline-style="none"/>
    </style:style>
    <style:style style:family="text" style:name="T63">
      <style:text-properties fo:color="#0066ff" fo:font-style="normal" fo:font-weight="normal" style:font-style-asian="normal" style:font-weight-asian="normal"/>
    </style:style>
    <style:style style:family="text" style:name="T64">
      <style:text-properties fo:color="#0066ff" fo:font-style="normal" fo:font-weight="normal" style:font-style-asian="normal" style:font-weight-asian="normal" style:text-underline-style="none"/>
    </style:style>
    <style:style style:family="text" style:name="T65">
      <style:text-properties fo:color="#0066ff" fo:country="BE" fo:font-size="10pt" fo:language="fr" style:font-name="Arial" style:font-name-complex="Calibri" style:font-size-asian="10pt" style:font-size-complex="10pt"/>
    </style:style>
    <style:style style:family="text" style:name="T66">
      <style:text-properties style:text-line-through-style="none" style:text-line-through-type="none"/>
    </style:style>
    <style:style style:family="text" style:name="T67">
      <style:text-properties fo:font-variant="normal" fo:text-transform="none"/>
    </style:style>
    <style:style style:family="text" style:name="T68">
      <style:text-properties fo:country="BE" fo:font-weight="normal" fo:language="fr" style:font-name-complex="Calibri" style:font-weight-asian="normal" style:font-weight-complex="normal" style:text-position="0% 100%" style:text-underline-style="none"/>
    </style:style>
    <style:style style:family="text" style:name="T69">
      <style:text-properties fo:country="BE" fo:font-weight="normal" fo:language="fr" style:font-name-complex="Calibri" style:font-weight-asian="normal" style:font-weight-complex="normal" style:text-position="0% 100%"/>
    </style:style>
    <style:style style:family="text" style:name="T70">
      <style:text-properties fo:background-color="#99ff99" loext:char-shading-value="0"/>
    </style:style>
    <style:style style:family="text" style:name="T71">
      <style:text-properties fo:background-color="#ffff00" fo:font-style="italic" loext:char-shading-value="0" style:font-style-asian="italic" style:font-style-complex="italic"/>
    </style:style>
    <style:style style:family="text" style:name="T72">
      <style:text-properties fo:color="#009900" fo:country="BE" fo:font-weight="bold" fo:language="fr" style:font-name-complex="Calibri" style:font-weight-asian="bold" style:font-weight-complex="bold"/>
    </style:style>
    <style:style style:family="text" style:name="T73">
      <style:text-properties fo:background-color="transparent" fo:font-weight="normal" loext:char-shading-value="0" style:font-weight-asian="normal" style:font-weight-complex="normal"/>
    </style:style>
    <style:style style:family="text" style:name="T74">
      <style:text-properties fo:font-weight="normal" style:font-weight-asian="normal" style:font-weight-complex="normal"/>
    </style:style>
    <style:style style:family="text" style:name="T75">
      <style:text-properties fo:background-color="#99ccff" loext:char-shading-value="0"/>
    </style:style>
    <style:style style:family="text" style:name="T76">
      <style:text-properties fo:background-color="#ffff00" fo:color="#800000" fo:font-weight="bold" fo:letter-spacing="-0.004cm" loext:char-shading-value="0" officeooo:rsid="000d568e" style:font-name-complex="Times New Roman" style:font-weight-asian="bold" style:font-weight-complex="bold"/>
    </style:style>
    <style:style style:family="text" style:name="T77">
      <style:text-properties fo:background-color="#ffff00" fo:color="#800000" fo:letter-spacing="-0.004cm" loext:char-shading-value="0" officeooo:rsid="000d568e" style:font-name-complex="Times New Roman"/>
    </style:style>
    <style:style style:family="text" style:name="T78">
      <style:text-properties fo:background-color="#ffff00" fo:color="#800000" loext:char-shading-value="0" officeooo:rsid="0010ae13"/>
    </style:style>
    <style:style style:family="text" style:name="T79">
      <style:text-properties fo:background-color="#ffff00" fo:color="#800000" loext:char-shading-value="0" officeooo:rsid="0010d9bf"/>
    </style:style>
    <style:style style:family="text" style:name="T80">
      <style:text-properties officeooo:rsid="001b2579"/>
    </style:style>
    <style:style style:family="text" style:name="T81">
      <style:text-properties officeooo:rsid="0010ae13"/>
    </style:style>
    <style:style style:family="text" style:name="T82">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3">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4">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5">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6">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7">
      <style:text-properties fo:color="#000000" fo:country="BE" fo:font-size="10pt" fo:font-style="normal" fo:font-weight="normal" fo:language="fr" fo:letter-spacing="normal" fo:text-shadow="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8">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9">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90">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bullet text:bullet-char="-" text:level="1" text:style-name="Bullet_20_Symbols">
        <style:list-level-properties text:list-level-position-and-space-mode="label-alignment">
          <style:list-level-label-alignment fo:margin-left="0.3cm" fo:text-indent="-0.3cm" text:label-followed-by="listtab" text:list-tab-stop-position="0.3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name="Cadre1" draw:style-name="fr1" draw:z-index="0" svg:width="17.692cm" svg:x="0.053cm" svg:y="0.189cm" text:anchor-type="paragraph"><draw:text-box fo:min-height="3.625cm"><text:p text:style-name="P30"><office:annotation><dc:creator>Gauthier Bastien</dc:creator><dc:date>2011-01-13T14:56:41</dc:date><text:p text:style-name="P70"><text:span text:style-name="T82">do text</text:span></text:p><text:p text:style-name="P70"><text:span text:style-name="T82">from document(at=header, format='odt')</text:span></text:p></office:annotation><text:span text:style-name="T2">Import depuis header.odt</text:span></text:p></draw:text-box></draw:frame></text:p>
      <text:p text:style-name="P51"/>
      <text:p text:style-name="P51"/>
      <text:p text:style-name="P51"/>
      <text:p text:style-name="P41">RAPPORT DU COLLÈGE COMMUNAL</text:p>
      <text:p text:style-name="P43">sur la demande de permis d'urbanis<text:span text:style-name="T81">ation</text:span></text:p>
      <text:p text:style-name="P44"><text:text-input text:description="">self.getReference()</text:text-input></text:p>
      <text:p text:style-name="P42"><text:span text:style-name="T8">Séance du </text:span><text:span text:style-name="T8"><text:text-input text:description="Date">urbanEventObj.getFormattedDate(withCityNamePrefix=False)</text:text-input></text:span></text:p>
      <text:p text:style-name="P32"><text:span text:style-name="T52">Présents</text:span><text:span text:style-name="T53">: <text:s/><text:tab/></text:span><text:span text:style-name="T76">XXX</text:span><text:span text:style-name="T53">, <text:s/>Bourgmestre-Président ;</text:span></text:p>
      <text:p text:style-name="P33"><text:tab/><text:span text:style-name="T76">XXX</text:span><text:span text:style-name="T56">, Échevins ;</text:span></text:p>
      <text:p text:style-name="P34"><text:tab/><text:span text:style-name="T77">XXX</text:span>, Président du C.P.A.S. ;</text:p>
      <text:p text:style-name="P33"><text:span text:style-name="T53"><text:tab/></text:span><text:span text:style-name="T76">XXX</text:span><text:span text:style-name="T53">, Directeur général.</text:span><text:span text:style-name="T51"> </text:span></text:p>
      <text:p text:style-name="P31"><text:span text:style-name="T52"><office:annotation><dc:creator>Pierre Millecamps</dc:creator><dc:date>2016-03-22T12:42:49</dc:date><text:p text:style-name="P70"><text:span text:style-name="T83">do text if not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text:span></text:p>
      <text:p text:style-name="P31"><text:span text:style-name="T52"><office:annotation><dc:creator>Pierre Millecamps</dc:creator><dc:date>2016-03-22T12:42:49</dc:date><text:p text:style-name="P70"><text:span text:style-name="T83">do text if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annonce de projet.</text:span></text:p>
      <text:p text:style-name="P31"><text:span text:style-name="T52"><office:annotation><dc:creator>Pierre Millecamps</dc:creator><dc:date>2016-03-22T12:42:49</dc:date><text:p text:style-name="P70"><text:span text:style-name="T83">do text if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enquête publique.</text:span></text:p>
      <text:p text:style-name="P29">Le <text:s/>Collège communal de <text:span text:style-name="T80"><text:text-input text:description="">tool.getCityName()</text:text-input></text:span>,</text:p>
      <text:p text:style-name="P3"><text:span text:style-name="T8">Vu le Code du Développement Territorial </text:span><text:span text:style-name="T6">(ci-après, le Code)</text:span><text:span text:style-name="T8">; </text:span></text:p>
      <text:p text:style-name="P3"><text:span text:style-name="T8">Vu le livre I</text:span><text:span text:style-name="T23">er</text:span><text:span text:style-name="T8"> du Code de l’environnement ; </text:span></text:p>
      <text:p text:style-name="P3"><text:span text:style-name="T8"><office:annotation><dc:creator>Auteur inconnu</dc:creator><dc:date>2017-07-05T13:27:38</dc:date><text:p text:style-name="P70"><text:span text:style-name="T87">do text if self.hasSingleApplicant()</text:span></text:p></office:annotation></text:span><text:span text:style-name="T8">Considérant que </text:span><text:span text:style-name="T8"><text:text-input text:description="Demandeur avec adresse">self.getApplicantsSignaletic(withaddress=True)</text:text-input></text:span><text:span text:style-name="T8">, a introduit une demande de permis </text:span><text:span text:style-name="T6">d’urbani</text:span><text:span text:style-name="T7">s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3"><text:span text:style-name="T8"><office:annotation><dc:creator>Auteur inconnu</dc:creator><dc:date>2017-07-05T13:27:38</dc:date><text:p text:style-name="P70"><text:span text:style-name="T87">do text if self.hasMultipleApplicants()</text:span></text:p></office:annotation></text:span><text:span text:style-name="T8">Considérant que </text:span><text:span text:style-name="T8"><text:text-input text:description="Demandeur avec adresse">self.getApplicantsSignaletic(withaddress=True)</text:text-input></text:span><text:span text:style-name="T8">, ont introduit une demande de permis </text:span><text:span text:style-name="T6">d’urbanis</text:span><text:span text:style-name="T7">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45"><text:span text:style-name="T1"><office:annotation><dc:creator>Auteur inconnu</dc:creator><dc:date>2016-09-20T11:52:32</dc:date><text:p text:style-name="P70"><text:span text:style-name="T90">do text if self.getLastDeposit().getEventDate() &lt;&gt; self.getFirstDeposit().getEventDate()</text:span></text:p></office:annotation></text:span><text:span text:style-name="T1">Considérant que cette demande a été introduite le </text:span><text:span text:style-name="T3"><text:text-input text:description="DatePremierDépôt">tool.formatDate(self.getFirstDeposit().getEventDate())</text:text-input></text:span><text:span text:style-name="T3"><text:s/>et qu'elle a été</text:span><text:span text:style-name="T1"> </text:span><text:span text:style-name="T4">complétée/modifiée</text:span><text:span text:style-name="T1"> le</text:span><text:span text:style-name="T58"> </text:span><text:span text:style-name="T58"><text:text-input text:description="Date du récépissé">tool.formatDate(self.getLastDeposit().getEventDate())</text:text-input></text:span><text:span text:style-name="T58"> ;</text:span></text:p>
      <text:p text:style-name="P3"><text:span text:style-name="T31"><office:annotation><dc:creator>Auteur inconnu</dc:creator><dc:date>2016-09-20T11:52:32</dc:date><text:p text:style-name="P70"><text:span text:style-name="T90">do text if self.getLastDeposit().getEventDate() == self.getFirstDeposit().getEventDate()</text:span></text:p></office:annotation></text:span><text:span text:style-name="T31">Considérant que cette demande a été introduite le </text:span><text:span text:style-name="T32"><text:text-input text:description="DatePremierDépôt">tool.formatDate(self.getFirstDeposit().getEventDate())</text:text-input></text:span><text:span text:style-name="T32"> ;</text:span></text:p>
      <text:p text:style-name="P3"><text:span text:style-name="T8">Considérant que la demande complète a fait l’objet, en application de l’article D.IV.33 du Code, d’un accusé de réception envoyé en date du</text:span><text:span text:style-name="T31"> </text:span><text:span text:style-name="T31"><text:text-input text:description="Date du récépissé">tool.formatDate(self.getLastAcknowledgment().getEventDate())</text:text-input></text:span><text:span text:style-name="T31"> ;</text:span></text:p>
      <text:p text:style-name="P7">Considérant qu’à défaut de l’envoi de l’accusé de réception visé à l’article D.IV.33 du Code, la demande est considérée comme recevable ;</text:p>
      <text:p text:style-name="P11"><text:span text:style-name="T42">Considérant que préalablement à l’introduction de la demande, une réunion de projet s’est tenue le </text:span><text:span text:style-name="T40">…</text:span><text:span text:style-name="T42"> ;</text:span></text:p>
      <text:p text:style-name="P6"><text:span text:style-name="T70">Considérant qu’un certificat d’urbanisme n° 2 non périmé relatif à l’objet de la demande a été délivré en date du </text:span><text:span text:style-name="T49">...</text:span><text:span text:style-name="T70"> ;</text:span></text:p>
      <text:p text:style-name="P5"><office:annotation><dc:creator>Auteur inconnu</dc:creator><dc:date>2017-07-05T15:21:13</dc:date><text:p text:style-name="P70"><text:span text:style-name="T85">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5"><office:annotation><dc:creator>Auteur inconnu</dc:creator><dc:date>2017-08-03T15:34:50</dc:date><text:p text:style-name="P70"><text:span text:style-name="T83">do text if licence_helper.prorogation</text:span></text:p></office:annotation>Considérant que le délai de décision imparti au Collège communal pour statuer sur la présente demande a été prorogé de <text:span text:style-name="T49">30</text:span> jours ; </text:p>
      <text:p text:style-name="P5"><office:annotation><dc:creator>Auteur inconnu</dc:creator><dc:date>2017-07-05T14:59:01</dc:date><text:p text:style-name="P70"><text:span text:style-name="T85">do text if self.getImpactStudy() is not True</text:span></text:p></office:annotation>Considérant que la demande de permis comprend une notice d'évaluation des incidences sur l'environnement ;</text:p>
      <text:p text:style-name="P10"><text:span text:style-name="T8"><office:annotation><dc:creator>Auteur inconnu</dc:creator><dc:date>2017-07-05T14:43:31</dc:date><text:p text:style-name="P70"><text:span text:style-name="T85">do text if self.getImpactStudy () is True</text:span></text:p></office:annotation></text:span><text:span text:style-name="T8">Considérant qu’une étude d'incidences sur l’environnement a été réalisée pour le motif <text:line-break/></text:span><text:soft-page-break/><text:span text:style-name="T8">suivant :</text:span></text:p>
      <text:p text:style-name="P2"><text:span text:style-name="T6"><office:annotation><dc:creator>Auteur inconnu</dc:creator><dc:date>2017-07-05T15:06:54</dc:date><text:p text:style-name="P70"><text:span text:style-name="T85">do text if self.getImpactStudy() is not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n'est pas susceptible d'avoir des incidences notables sur l'environnement pour les motifs suivants :</text:span></text:p>
      <text:p text:style-name="P9"><text:span text:style-name="T6"><office:annotation><dc:creator>Auteur inconnu</dc:creator><dc:date>2017-07-05T15:06:47</dc:date><text:p text:style-name="P70"><text:span text:style-name="T85">do text if self.getImpactStudy() is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est susceptible d'avoir des incidences notables sur l'environnement pour les motifs suivants :</text:span></text:p>
      <text:p text:style-name="P8"><office:annotation><dc:creator>Auteur inconnu</dc:creator><dc:date>2017-07-05T15:09:46</dc:date><text:p><text:span text:style-name="T89">do text</text:span></text:p><text:p><text:span text:style-name="T89">from xhtml(self.portal_urban.decorateHTML('UrbanTable', self.getValueForTemplate('description')))</text:span></text:p></office:annotation></text:p>
      <text:p text:style-name="P4">Considérant que la demande se rapporte :</text:p>
      <text:list text:style-name="WW8Num6" xml:id="list3843322134">
        <text:list-item>
          <text:p text:style-name="P53"><office:annotation><dc:creator>Auteur inconnu</dc:creator><dc:date>2017-07-05T15:25:01</dc:date><text:p text:style-name="P70"><text:span text:style-name="T85">do text if 'classe' in self.getProtectedBuilding()</text:span></text:p></office:annotation>à un <text:s/><text:span text:style-name="T49">site</text:span> <text:span text:style-name="T49">monument</text:span> <text:span text:style-name="T49">ensemble architectural</text:span> - <text:span text:style-name="T49">inscrit sur la liste de sauvegarde</text:span> - <text:span text:style-name="T49">classé</text:span> - <text:span text:style-name="T49">soumis provisoirement aux effets du classement en vertu de l’article 208 du Code wallon du patrimoine</text:span> - <text:span text:style-name="T49">figurant sur la liste du patrimoine immobilier exceptionnel visée à l’article 187,12° du Code wallon du patrimoine</text:span> (<text:span text:style-name="T49">...</text:span>) ;</text:p>
        </text:list-item>
        <text:list-item>
          <text:p text:style-name="P53"><office:annotation><dc:creator>Auteur inconnu</dc:creator><dc:date>2017-07-05T15:31:36</dc:date><text:p text:style-name="P70"><text:span text:style-name="T85">do text if 'zoneprotection' in self.getProtectedBuilding()</text:span></text:p></office:annotation>à un bien immobilier situé dans une zone de protection en vertu du Code wallon du patrimoine (<text:span text:style-name="T49">...</text:span>) ;</text:p>
        </text:list-item>
        <text:list-item>
          <text:p text:style-name="P53"><office:annotation><dc:creator>Auteur inconnu</dc:creator><dc:date>2017-07-05T15:31:36</dc:date><text:p text:style-name="P70"><text:span text:style-name="T85">do text if 'reprisinventaire' in self.getProtectedBuilding()</text:span></text:p></office:annotation>à un bien immobilier repris en page <text:span text:style-name="T49">...</text:span> du "Patrimoine Monumental de la Belgique" (<text:span text:style-name="T48">Volume 2</text:span>, Province du <text:span text:style-name="T79">XXX</text:span>, arrondissement de Nivelles) en vertu du Code wallon du patrimoine ;</text:p>
        </text:list-item>
        <text:list-item>
          <text:p text:style-name="P53"><office:annotation><dc:creator>Auteur inconnu</dc:creator><dc:date>2017-07-05T15:31:36</dc:date><text:p text:style-name="P70"><text:span text:style-name="T85">do text if 'archeologique' in self.getProtectedBuilding()</text:span></text:p></office:annotation>à un bien immobilier repris à l’inventaire du patrimoine archéologique en vertu du Code wallon du patrimoine (<text:span text:style-name="T49">...</text:span>) ;</text:p>
        </text:list-item>
        <text:list-item>
          <text:p text:style-name="P57"><text:span text:style-name="T21">à un bien comportant </text:span><text:span text:style-name="T16">un arbre</text:span><text:span text:style-name="T21"> - </text:span><text:span text:style-name="T16">arbuste</text:span><text:span text:style-name="T21"> - </text:span><text:span text:style-name="T16">une haie remarquable</text:span><text:span text:style-name="T21"> ;</text:span></text:p>
        </text:list-item>
        <text:list-item>
          <text:p text:style-name="P59"><text:span text:style-name="T14"><office:annotation><dc:creator>Auteur inconnu</dc:creator><dc:date>2017-08-03T16:08:25</dc:date><text:p text:style-name="P70"><text:span text:style-name="T85">do text if 'tr'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très faible ;</text:span></text:p>
        </text:list-item>
        <text:list-item>
          <text:p text:style-name="P59"><text:span text:style-name="T14"><office:annotation><dc:creator>Auteur inconnu</dc:creator><dc:date>2017-08-03T16:08:25</dc:date><text:p text:style-name="P70"><text:span text:style-name="T85">do text if not 'Non' in licence_helper.floodingLevel and not 'tr' in licence_helper.floodingLevel and not 'moy' in licence_helper.floodingLevel and not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faible;</text:span></text:p>
        </text:list-item>
        <text:list-item>
          <text:p text:style-name="P59"><text:span text:style-name="T8"><office:annotation><dc:creator>Auteur inconnu</dc:creator><dc:date>2017-08-03T16:08:25</dc:date><text:p text:style-name="P70"><text:span text:style-name="T85">do text if 'moyen' in licence_helper.floodingLevel</text:span></text:p></office:annotation></text:span><text:span text:style-name="T8">à un bien immobilier exposé à un risque naturel majeur : <text:s/>l’inondation comprise dans les zones soumises à l’aléa d'inondation au sens de l’article D.53 du Code de l’eau : bien situé </text:span><text:span text:style-name="T16">pour partie</text:span><text:span text:style-name="T8"> en zone d'aléa moyen ;</text:span></text:p>
        </text:list-item>
        <text:list-item>
          <text:p text:style-name="P59"><text:span text:style-name="T14"><office:annotation><dc:creator>Auteur inconnu</dc:creator><dc:date>2017-08-03T16:08:25</dc:date><text:p text:style-name="P70"><text:span text:style-name="T85">do text if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élevé;</text:span></text:p>
        </text:list-item>
        <text:list-item>
          <text:p text:style-name="P60"><text:span text:style-name="T44"><office:annotation><dc:creator>Auteur inconnu</dc:creator><dc:date>2017-08-03T16:08:25</dc:date><text:p text:style-name="P70"><text:span text:style-name="T85">do text if licence_helper.concentratedRunoffSRisk and len(licence_helper.concentratedRunoffSRisk) &lt; 50 </text:span></text:p></office:annotation></text:span><text:span text:style-name="T44">à un bien immobilier exposé à un risque naturel majeur : le bien est parcouru par un </text:span><text:span text:style-name="T44"><text:text-input text:description="Natura2000">self.concentratedRunoffSRisk</text:text-input></text:span><text:span text:style-name="T44"> ;</text:span></text:p>
        </text:list-item>
        <text:list-item>
          <text:p text:style-name="P61"><text:span text:style-name="T45"><office:annotation><dc:creator>Auteur inconnu</dc:creator><dc:date>2017-08-03T16:08:25</dc:date><text:p text:style-name="P70"><text:span text:style-name="T85">do text if len(licence_helper.concentratedRunoffSRisk) &gt; 50</text:span></text:p></office:annotation></text:span><text:span text:style-name="T45">à un bien immobilier exposé à un risque naturel majeur : le bien est parcouru par un </text:span><text:span text:style-name="T46"><text:text-input text:description="Natura2000">self.concentratedRunoffSRisk</text:text-input></text:span><text:span text:style-name="T45"> ;</text:span></text:p>
        </text:list-item>
      </text:list>
      <text:list text:style-name="WW8Num10" xml:id="list3887515546">
        <text:list-item>
          <text:p text:style-name="P62"><text:span text:style-name="T8"><office:annotation><dc:creator>Auteur inconnu</dc:creator><dc:date>2017-07-05T15:53:15</dc:date><text:p text:style-name="P70"><text:span text:style-name="T85">do text if licence_helper.natura_2000</text:span></text:p></office:annotation></text:span><text:span text:style-name="T8">à un bien immobilier</text:span><text:span text:style-name="T72"> </text:span><text:span text:style-name="T17"><text:text-input text:description="Avis FD">licence_helper.natura_2000</text:text-input></text:span><text:span text:style-name="T8"><text:s/>arrêté en application de la loi du 12 juillet 1973 sur la conservation de la nature ;</text:span></text:p>
        </text:list-item>
        <text:list-item>
          <text:p text:style-name="P58"><text:span text:style-name="T29">à un bien immobilier situé dans ou à proximité </text:span><text:span text:style-name="T28">d’une réserve naturelle agréée</text:span><text:span text:style-name="T29"> - </text:span><text:span text:style-name="T28">d’une zone humide d’intérêt biologique</text:span><text:span text:style-name="T29"> visée par la loi du 12 juillet 1973 sur la conservation de la nature… ;</text:span></text:p>
        </text:list-item>
        <text:list-item>
          <text:p text:style-name="P56">à la <text:span text:style-name="T49">création</text:span> - <text:span text:style-name="T49">modification</text:span> - d’un établissement présentant un risque d’accident majeur au sens du décret du 11 mars 1999 relatif au permis d’environnement… ; </text:p>
        </text:list-item>
        <text:list-item>
          <text:p text:style-name="P54"><office:annotation><dc:creator>Auteur inconnu</dc:creator><dc:date>2017-08-03T15:45:08</dc:date><text:p text:style-name="P70"><text:span text:style-name="T88">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bien <text:text-input text:description="SEVESO">self.sevesoSite</text:text-input> ;</text:p>
        </text:list-item>
        <text:list-item>
          <text:p text:style-name="P63"><office:annotation><dc:creator>Auteur inconnu</dc:creator><dc:date>2017-08-03T15:45:08</dc:date><text:p text:style-name="P70"><text:span text:style-name="T88">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55">à un bien situé dans le périmètre du Plan d’Assainissement par Sous-bassin Hydrographique de la Senne approuvé par le Gouvernement wallon en date du 22 décembre 2005 qui reprend celui-ci en <text:text-input text:description="Zone PASH">self.pash</text:text-input> ;</text:p>
        </text:list-item>
      </text:list>
      <text:p text:style-name="P14"><text:span text:style-name="T30">Considérant que le schéma </text:span><text:span text:style-name="T36">de développement du territoire s’applique à la localisation du projet en vertu de l’article D.II.16 pour le motif suivant : </text:span><text:span text:style-name="T35">demande de permis d'urbanisme relative à une infrastructure linéaire visée par la structure territoriale du schéma du développement du territoire</text:span><text:span text:style-name="T36"> ou </text:span><text:span text:style-name="T35">demande de permis d'urbanisme visant à urbaniser un terrain de plus de quinze hectares et portant sur …</text:span><text:span text:style-name="T36"> ;</text:span></text:p>
      <text:p text:style-name="P12">Considérant que le bien est soumis à l’application :</text:p>
      <text:p text:style-name="UrbanList1">-<text:tab/>du plan de secteur de Nivelles <text:span text:style-name="T57">approuvé par arrêté royal du 1</text:span><text:span text:style-name="T26">er</text:span><text:span text:style-name="T57"> décembre 1981 et qui n'a pas cessé de produire ses effets pour le bien précité: </text:span><text:span text:style-name="T62"><text:text-input text:description="Bien-Parcelles">self.folderZone</text:text-input></text:span> ;</text:p>
      <text:p text:style-name="UrbanList1">-<text:tab/>du schéma de développement communal entré en vigueur le 13 novembre 2012 qui situe le bien <text:span text:style-name="T63"><text:text-input text:description="Bien-Parcelles">self.SDC</text:text-input></text:span> ;</text:p>
      <text:p text:style-name="UrbanList1">-<text:tab/>du guide régional d'urbanisme, étant situé sur une partie du territoire communal où s'appliquent ses dispositions relatives :</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oft-page-break/><text:span text:style-name="T49">-<text:tab/>à la "zone protégée en matière d'urbanisme"</text:span> ;</text:p>
      <text:p text:style-name="UrbanList1"><text:span text:style-name="T39">-<text:tab/>du guide communal d’urbanisme entré en vigueur le 15 mars 2017 : </text:span><text:span text:style-name="T65"><text:text-input text:description="GCU">self.township_guide</text:text-input></text:span> ;</text:p>
      <text:p text:style-name="UrbanList1">-<text:tab/><office:annotation><dc:creator>Auteur inconnu</dc:creator><dc:date>2017-08-03T16:52:57</dc:date><text:p text:style-name="P70"><text:span text:style-name="T85">do text if self.getIsInSubdivision()</text:span></text:p></office:annotation>d’un permis d’urbanisation :<text:span text:style-name="T59"> </text:span><text:span text:style-name="T59"><text:text-input text:description="RéfLotissement">self.getParcellings().getLabel()</text:text-input></text:span><text:span text:style-name="T59"><text:s/>(délivré le </text:span><text:span text:style-name="T59"><text:text-input text:description="Date lotissement">tool.formatDate(self.getParcellings().getAuthorizationDate())</text:text-input></text:span><text:span text:style-name="T59"><text:s/>à </text:span><text:span text:style-name="T59"><text:text-input text:description="Lotisseur">self.getParcellings().getSubdividerName()</text:text-input></text:span><text:span text:style-name="T59">) - </text:span><text:span text:style-name="T59"><text:text-input text:description="NumLot">licence_view.display_html_as_text('subdivisionDetails')</text:text-input></text:span><text:span text:style-name="T59"> ;</text:span></text:p>
      <text:p text:style-name="P16"><text:span text:style-name="T65"><office:annotation><dc:creator>Auteur inconnu</dc:creator><dc:date>2017-08-04T08:58:29</dc:date><text:p text:style-name="P70"><text:span text:style-name="T83">do </text:span><text:span text:style-name="T84">text</text:span><text:span text:style-name="T83"> if 'gio' in licence_helper.divergence</text:span></text:p></office:annotation></text:span><text:span text:style-name="T65">Considérant que la demande s’écarte du guide régional d'urbanisme pour le(s) motif(s) suivant(s) :</text:span></text:p>
      <text:p text:style-name="P15"><office:annotation><dc:creator>Auteur inconnu</dc:creator><dc:date>2017-08-04T08:58:29</dc:date><text:p text:style-name="P70"><text:span text:style-name="T83">do </text:span><text:span text:style-name="T84">text</text:span><text:span text:style-name="T83"> if 'vel' in licence_helper.divergence</text:span></text:p></office:annotation>Considérant que la demande s’écarte du schéma de développement communal pour le(s) motif(s) suivant(s) :</text:p>
      <text:p text:style-name="P15"><office:annotation><dc:creator>Auteur inconnu</dc:creator><dc:date>2017-08-04T08:58:29</dc:date><text:p text:style-name="P70"><text:span text:style-name="T83">do </text:span><text:span text:style-name="T84">text</text:span><text:span text:style-name="T83"> if 'de co' in licence_helper.divergence</text:span></text:p></office:annotation>Considérant que la demande s’écarte du guide communal d'urbanisme pour le(s) motif(s) suivant(s) :</text:p>
      <text:p text:style-name="P15"><office:annotation><dc:creator>Auteur inconnu</dc:creator><dc:date>2017-08-04T08:58:29</dc:date><text:p text:style-name="P70"><text:span text:style-name="T83">do </text:span><text:span text:style-name="T84">text</text:span><text:span text:style-name="T83"> if 'per' in licence_helper.divergence</text:span></text:p></office:annotation>Considérant que la demande s’écarte du permis d'urbanisation pour le(s) motif(s) suivant(s) :</text:p>
      <text:p text:style-name="P15"><office:annotation><dc:creator>Auteur inconnu</dc:creator><dc:date>2017-08-04T08:58:29</dc:date><text:p text:style-name="P70"><text:span text:style-name="T83">do </text:span><text:span text:style-name="T84">text</text:span><text:span text:style-name="T83"> if 'ori' in licence_helper.divergence</text:span></text:p></office:annotation>Considérant que la demande s’écarte du schéma d'orientation local pour le(s) motif(s) suivant(s) :</text:p>
      <text:list text:style-name="L1" xml:id="list4124906136">
        <text:list-header>
          <text:p text:style-name="P67"><text:span text:style-name="T61"><office:annotation><dc:creator>Auteur inconnu</dc:creator><dc:date>2017-08-09T13:20:52</dc:date><text:p text:style-name="P70"><text:span text:style-name="T83">do </text:span><text:span text:style-name="T84">text</text:span><text:span text:style-name="T83"> if licence_helper.divergence</text:span></text:p></office:annotation></text:span><text:span text:style-name="T61"><office:annotation><dc:creator>Auteur inconnu</dc:creator><dc:date>2017-08-08T09:25:49</dc:date><text:p text:style-name="P70"><text:span text:style-name="T87">do text</text:span></text:p><text:p><text:span text:style-name="T87">from xhtml(self.portal_urban.decorateHTML('UrbanTable', self.getAnnouncementArticlesText()))</text:span></text:p></office:annotation></text:span></text:p>
        </text:list-header>
      </text:list>
      <text:p text:style-name="P12"><office:annotation><dc:creator>Auteur inconnu</dc:creator><dc:date>2017-08-09T13:22:01</dc:date><text:p text:style-name="P70"><text:span text:style-name="T83">do </text:span><text:span text:style-name="T84">text</text:span><text:span text:style-name="T83"> if 'pla' in licence_helper.derogation</text:span></text:p></office:annotation>Considérant que la demande déroge au plan de secteur pour le(s) motif(s) suivant(s) :</text:p>
      <text:p text:style-name="P12"><office:annotation><dc:creator>Auteur inconnu</dc:creator><dc:date>2017-08-04T08:58:29</dc:date><text:p text:style-name="P70"><text:span text:style-name="T83">do </text:span><text:span text:style-name="T84">text</text:span><text:span text:style-name="T83"> if 'nor' in licence_helper.derogation</text:span></text:p></office:annotation>Considérant que la demande déroge à une ou des norme(s) du guide régional d'urbanisme pour le(s) motif(s) suivant(s) :</text:p>
      <text:p text:style-name="P36"><office:annotation><dc:creator>Auteur inconnu</dc:creator><dc:date>2017-08-09T13:28:22</dc:date><text:p text:style-name="P70"><text:span text:style-name="T83">do </text:span><text:span text:style-name="T84">text</text:span><text:span text:style-name="T83"> if licence_helper.derogation</text:span></text:p></office:annotation><office:annotation><dc:creator>Auteur inconnu</dc:creator><dc:date>2017-08-08T09:24:35</dc:date><text:p text:style-name="P70"><text:span text:style-name="T87">do text</text:span></text:p><text:p><text:span text:style-name="T87">from xhtml(self.portal_urban.decorateHTML('UrbanTable', self.getInvestigationReasons()))</text:span></text:p></office:annotation></text:p>
      <text:p text:style-name="P22"><text:span text:style-name="T22"><office:annotation><dc:creator>Auteur inconnu</dc:creator><dc:date>2017-07-31T11:34:40</dc:date><text:p text:style-name="P70"><text:span text:style-name="T85">do text if hasattr(self, 'getRoadAdaptation') and 'odification' in </text:span><text:span text:style-name="T83">licence_helper.r</text:span><text:span text:style-name="T85">oadAdaptation</text:span></text:p></office:annotation></text:span><text:span text:style-name="T8">Considérant que la demande comporte </text:span>une demande <text:span text:style-name="T48">de modification</text:span> de la voirie communale portant sur :</text:p>
      <text:p text:style-name="P36"><office:annotation><dc:creator>Auteur inconnu</dc:creator><dc:date>2017-08-09T13:58:06</dc:date><text:p text:style-name="P70"><text:span text:style-name="T85">do text if hasattr(self, 'getRoadAdaptation') and 'odification' in </text:span><text:span text:style-name="T83">licence_helper.r</text:span><text:span text:style-name="T85">oadAdaptation</text:span></text:p></office:annotation><text:span text:style-name="T33"><office:annotation><dc:creator>Auteur inconnu</dc:creator><dc:date>2017-08-09T13:58:56</dc:date><text:p><text:span text:style-name="T87">do text</text:span></text:p><text:p><text:span text:style-name="T87">from xhtml(self.portal_urban.decorateHTML('UrbanTable', self.getRoadModificationSubject()))</text:span></text:p></office:annotation></text:span></text:p>
      <text:p text:style-name="P22"><text:span text:style-name="T39"><office:annotation><dc:creator>Auteur inconnu</dc:creator><dc:date>2017-08-09T14:00:23</dc:date><text:p text:style-name="P70"><text:span text:style-name="T85">do text if hasattr(self, 'getRoadAdaptation') and 'odification' in </text:span><text:span text:style-name="T83">licence_helper.r</text:span><text:span text:style-name="T85">oadAdaptation</text:span></text:p></office:annotation></text:span><text:span text:style-name="T39">Considérant 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ture' in </text:span><text:span text:style-name="T83">licence_helper.r</text:span><text:span text:style-name="T85">oadAdaptation</text:span></text:p></office:annotation></text:span><text:span text:style-name="T8">Considérant que la demande comporte</text:span> une demande<text:span text:style-name="T48"> de création </text:span>d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press' in </text:span><text:span text:style-name="T83">licence_helper.r</text:span><text:span text:style-name="T85">oadAdaptation</text:span></text:p></office:annotation></text:span><text:span text:style-name="T8">Considérant que la demande comporte</text:span> une demande<text:span text:style-name="T48"> </text:span><text:span text:style-name="T66">de suppression</text:span> <text:span text:style-name="T49">partielle</text:span> d'un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12"><office:annotation><dc:creator>Auteur inconnu</dc:creator><dc:date>2017-08-09T14:30:01</dc:date><text:p text:style-name="P70"><text:span text:style-name="T83">do </text:span><text:span text:style-name="T84">text</text:span><text:span text:style-name="T83"> if licence_helper.divergence and not licence_helper.derogation</text:span></text:p></office:annotation>Considérant que la demande est soumise à une annonce de projet pour le(s) motif(s) suivant(s) :</text:p>
      <text:list text:style-name="L2" xml:id="list4006245741">
        <text:list-item>
          <text:p text:style-name="P68"><text:span text:style-name="T62"><office:annotation><dc:creator>Auteur inconnu</dc:creator><dc:date>2017-08-09T16:02:41</dc:date><text:p text:style-name="P70"><text:span text:style-name="T83">do </text:span><text:span text:style-name="T84">text</text:span><text:span text:style-name="T83"> if licence_helper.divergence and not licence_helper.derogation</text:span></text:p></office:annotation></text:span><text:span text:style-name="T64"><text:text-input text:description="Bien-Parcelles">self.announcementArticles</text:text-input></text:span></text:p>
        </text:list-item>
      </text:list>
      <text:p text:style-name="P24"><office:annotation><dc:creator>Auteur inconnu</dc:creator><dc:date>2017-08-09T15:33:48</dc:date><text:p text:style-name="P70"><text:span text:style-name="T83">do text if licence_helper.derogation</text:span></text:p></office:annotation>Considérant que la demande est soumise à une enquête publique pour le(s) motif(s) suivant(s) :</text:p>
      <text:list text:continue-numbering="true" text:style-name="L2" xml:id="list143951044418614">
        <text:list-item>
          <text:p text:style-name="P69"><text:span text:style-name="T5"><office:annotation><dc:creator>Auteur inconnu</dc:creator><dc:date>2017-08-09T16:14:54</dc:date><text:p text:style-name="P70"><text:span text:style-name="T83">do text if licence_helper.derogation</text:span></text:p></office:annotation></text:span><text:span text:style-name="T5"><text:text-input text:description="Bien-Parcelles">self.investigationArticles</text:text-input></text:span></text:p>
        </text:list-item>
        <text:list-item>
          <text:p text:style-name="P69"><text:span text:style-name="T5"><office:annotation><dc:creator>Auteur inconnu</dc:creator><dc:date>2017-08-09T16:36:04</dc:date><text:p text:style-name="P70"><text:span text:style-name="T83">do text if licence_helper.derogation and licence_helper.divergence</text:span></text:p></office:annotation></text:span><text:span text:style-name="T5"><text:text-input text:description="écarts">self.announcementArticles</text:text-input></text:span></text:p>
        </text:list-item>
      </text:list>
      <text:p text:style-name="P25"><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lt;1</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aucune réclamation n’a été introduite;</text:p>
      <text:p text:style-name="P21"><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gt;0</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1</text:span></text:p></office:annotation>-<text:tab/><text:text-input text:description="NbRéclamationsOrales">licence_helper.getLastAnnouncement().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gt;1</text:span></text:p></office:annotation>-<text:tab/><text:text-input text:description="NbRéclamationsOrales">licence_helper.getLastAnnouncement().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1</text:span></text:p></office:annotation>-<text:tab/><text:text-input text:description="NbRéclamationsOrales">licence_helper.getLastAnnouncement().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gt;1</text:span></text:p></office:annotation>-<text:tab/><text:text-input text:description="NbRéclamationsOrales">licence_helper.getLastAnnouncement().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1</text:span></text:p></office:annotation>-<text:tab/><text:text-input text:description="NbRéclamationsOrales">licence_helper.getLastAnnouncement().getNumberOfPetition()</text:text-input> pétition de <text:text-input text:description="NbRéclamationsOrales">licence_helper.getLastAnnouncement().getNumberOfSignature()</text:text-input><text:s/>signatur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gt;1</text:span></text:p></office:annotation>-<text:tab/><text:text-input text:description="NbRéclamationsOrales">licence_helper.getLastAnnouncement().getNumberOfPetition()</text:text-input> pétitions pour un total de <text:text-input text:description="NbRéclamationsOrales">licence_helper.getLastAnnouncement().getNumberOfSignature()</text:text-input><text:s/>signatures ;</text:p>
      <text:p text:style-name="P19"><office:annotation><dc:creator>Auteur inconnu</dc:creator><dc:date>2017-08-10T11:11:29</dc:date><text:p text:style-name="P70"><text:span text:style-name="T83">do </text:span><text:span text:style-name="T84">text</text:span><text:span text:style-name="T83"> if licence_helper.derogation and len(licence_helper.getLastInquiry().getClaimants())&lt;1</text:span></text:p></office:annotation>Considérant que l’enquête publique a eu lieu <text:span text:style-name="T74">du <text:s/></text:span><text:span text:style-name="T74"><text:text-input text:description="">licence_view.format_date(licence_helper.getLastInquiry().getInvestigationStart())</text:text-input></text:span><text:span text:style-name="T74"><text:s/>au </text:span><text:span text:style-name="T74"><text:text-input text:description="">licence_view.format_date(licence_helper.getLastInquiry().getInvestigationEnd())</text:text-input></text:span><text:span text:style-name="T74"><text:s text:c="2"/></text:span>, conformément aux articles D.VIII.6 et suivants du Code; qu'aucune réclamation n'a été introduite;</text:p>
      <text:p text:style-name="P49"><office:annotation><dc:creator>Auteur inconnu</dc:creator><dc:date>2017-08-10T11:11:29</dc:date><text:p text:style-name="P70"><text:span text:style-name="T83">do </text:span><text:span text:style-name="T84">text</text:span><text:span text:style-name="T83"> if licence_helper.derogation and len(licence_helper.getLastInquiry().getClaimants())&gt;0</text:span></text:p></office:annotation>Considérant que l’enquête publique a eu lieu <text:span text:style-name="T73">du </text:span><text:span text:style-name="T73"><text:text-input text:description="">licence_view.format_date(licence_helper.getLastInquiry().getInvestigationStart())</text:text-input></text:span><text:span text:style-name="T73"><text:s/>au </text:span><text:span text:style-name="T73"><text:text-input text:description="">licence_view.format_date(licence_helper.getLastInquiry().getInvestigationEnd())</text:text-input></text:span><text:span text:style-name="T73"><text:s/></text:span>, conformément aux articles <text:soft-page-break/>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1</text:span></text:p></office:annotation>-<text:tab/><text:text-input text:description="NbRéclamationsOrales">licence_helper.getLastInquiry().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1</text:span></text:p></office:annotation>-<text:tab/><text:text-input text:description="NbRéclamationsOrales">licence_helper.getLastInquiry().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0"><office:annotation><dc:creator>Auteur inconnu</dc:creator><dc:date>2017-08-22T16:18:49</dc:date><text:p text:style-name="P70"><text:span text:style-name="T83">do text if 'Ann' in licence_helper.inquiry_type and len(licence_helper.getLastAnnouncement().getClaimants())&gt;0</text:span></text:p></office:annotation>Considérant que les réclamations et observations suscitées par l'annonce de projet peuvent être résumées comme suit : <text:span text:style-name="T49">XXX</text:span></text:p>
      <text:p text:style-name="P20"><office:annotation><dc:creator>Auteur inconnu</dc:creator><dc:date>2017-08-22T16:19:15</dc:date><text:p text:style-name="P70"><text:span text:style-name="T83">do text if licence_helper.derogation and len(licence_helper.getLastInquiry().getClaimants())&gt;0</text:span></text:p></office:annotation>Considérant que les réclamations et observations suscitées par <text:s/>l'enquête publique peuvent être résumées comme suit : <text:span text:style-name="T49">XXX</text:span></text:p>
      <text:p text:style-name="P22"><text:span text:style-name="T60"><office:annotation><dc:creator>Auteur inconnu</dc:creator><dc:date>2016-06-14T17:02:33</dc:date><text:p text:style-name="P70"><text:span text:style-name="T85">do text if len(self.solicitOpinionsTo == 1</text:span></text:p></office:annotation></text:span><text:span text:style-name="T60">Considérant que le service visé ci-après a été consulté :</text:span></text:p>
      <text:p text:style-name="P23"><office:annotation><dc:creator>Auteur inconnu</dc:creator><dc:date>2016-06-14T17:02:33</dc:date><text:p text:style-name="P70"><text:span text:style-name="T85">do text if len(self.solicitOpinionsTo) &gt; 1</text:span></text:p></office:annotation>Considérant que les services visés ci-après ont été consultés :</text:p>
      <text:section text:name="Section2" text:style-name="Sect1">
        <text:list text:style-name="L3" xml:id="list571414849">
          <text:list-item>
            <text:p text:style-name="P66"><text:span text:style-name="T60"><office:annotation><dc:creator>Ngaha </dc:creator><dc:date>2016-06-14T11:01:56</dc:date><text:p text:style-name="P70"><text:span text:style-name="T86">do section- for opinion in self.getUrbanEventOpinionRequests()</text:span></text:p></office:annotation></text:span><text:span text:style-name="T60"><text:text-input text:description="">opinion.Title()</text:text-input></text:span><text:span text:style-name="T60"> :</text:span></text:p>
          </text:list-item>
        </text:list>
        <text:p text:style-name="P50">pour le(s) motif(s) suivant(s) :</text:p>
        <text:list text:continue-numbering="true" text:style-name="L3" xml:id="list143951248213669">
          <text:list-header>
            <text:p text:style-name="P64"><office:annotation><dc:creator>Ngaha </dc:creator><dc:date>2016-06-14T13:45:07</dc:date><text:p text:style-name="P70"><text:span text:style-name="T86">do text</text:span></text:p><text:p text:style-name="P70"><text:span text:style-name="T86">from xhtml(self.portal_urban.decorateHTML('UrbanBody', opinion.getOpinionText()))</text:span></text:p></office:annotation></text:p>
            <text:p text:style-name="P65">que son avis sollicité en date du <text:text-input text:description="">tool.formatDate(opinion.getEventDate())</text:text-input>, transmis en date du <text:span text:style-name="T49">XXX</text:span> et réceptionné en date du <text:text-input text:description="">tool.formatDate(opinion.getReceiptDate())</text:text-input>, sous les références <text:text-input text:description="">opinion.getReceivedDocumentReference()</text:text-input>, est <text:text-input text:description="">opinion.getExternalDecision()</text:text-input>; qu'il est libellé comme suit :</text:p>
            <text:p text:style-name="P64"><office:annotation><dc:creator>Ngaha </dc:creator><dc:date>2016-06-14T13:44:03</dc:date><text:p text:style-name="P70"><text:span text:style-name="T86">do text</text:span></text:p><text:p text:style-name="P70"><text:span text:style-name="T86">from xhtml(self.portal_urban.decorateHTML('UrbanBody', opinion.getDecisionText()))</text:span></text:p></office:annotation></text:p>
          </text:list-header>
        </text:list>
      </text:section>
      <text:p text:style-name="P17"><text:span text:style-name="T6">Considérant que le demandeur a produit des plans modificatifs ayant fait l’objet</text:span><text:span text:style-name="T8">, en application de l’article D.IV.43 du Code,</text:span><text:span text:style-name="T6"> d’un accusé de réception daté du </text:span><text:span text:style-name="T50">…</text:span><text:span text:style-name="T6"> ; que ces plans ont été <text:s/>soumis </text:span><text:span text:style-name="T8">à une </text:span><text:span text:style-name="T16">annonce de projet</text:span><text:span text:style-name="T8"> <text:s/></text:span><text:span text:style-name="T16">enquête publique</text:span><text:span text:style-name="T8"> </text:span><text:span text:style-name="T16">et à </text:span><text:span text:style-name="T50">la consultation des services ou commissions suivants : ...</text:span><text:span text:style-name="T6"> ; que </text:span><text:span text:style-name="T50">…</text:span><text:span text:style-name="T6"> ;</text:span></text:p>
      <text:p text:style-name="P28">Considérant que l'avis du Fonctionnaire délégué sur les plans modifiés a été sollicité en vertu de l’article <text:span text:style-name="T49">D.IV.15</text:span><text:span text:style-name="T71"> (avis facultatif)</text:span> - <text:span text:style-name="T49">D.IV.16 </text:span><text:span text:style-name="T71">(écarts)</text:span> - <text:span text:style-name="T49">D.IV.17 </text:span><text:span text:style-name="T71">(avis conforme)</text:span> du Code en date du <text:span text:style-name="T49">…</text:span> ; que son avis <text:span text:style-name="T49">conforme</text:span> est <text:span text:style-name="T49">réputé favorable par défaut en vertu de l'article <text:s/>D. IV.39 du Code</text:span> <text:span text:style-name="T49">favorable</text:span> <text:span text:style-name="T49">conditionnel</text:span> <text:span text:style-name="T49">défavorable</text:span> ; qu'il est libellé comme suit (avis complet joint en annexe) : <text:span text:style-name="T49">…</text:span> ; </text:p>
      <text:p text:style-name="P12">Considérant que <text:span text:style-name="T49">XXX</text:span> ;</text:p>
      <text:p text:style-name="P12">Considérant que les charges imposées en vertu de l’article D.IV.54 du Code sont justifiées comme suit : <text:span text:style-name="T49">XXX</text:span> ;</text:p>
      <text:p text:style-name="P26"><office:annotation><dc:creator>Pierre Millecamps</dc:creator><dc:date>2017-09-06T15:07:39</dc:date><text:p text:style-name="P70"><text:span text:style-name="T85">do text if self.getIsInSubdivision() and not </text:span><text:span text:style-name="T83">'per' in licence_helper.divergence</text:span></text:p></office:annotation>Considérant que le projet respecte les prescriptions urbanistiques du lotissement ;</text:p>
      <text:p text:style-name="P26"><office:annotation><dc:creator>Pierre Millecamps</dc:creator><dc:date>2017-09-06T15:07:51</dc:date><text:p text:style-name="P70"><text:span text:style-name="T85">do text if self.getIsInSubdivision() and </text:span><text:span text:style-name="T83">'per' in licence_helper.divergence</text:span></text:p></office:annotation>Considérant qu'en dehors <text:span text:style-name="T49">de la dérogation sollicitée</text:span> <text:span text:style-name="T34">des dérogations sollicitées</text:span>, le projet respecte les prescriptions urbanistiques du lotissement ;</text:p>
      <text:p text:style-name="P26">Considérant que le projet de construction respecte le caractère général de la zone ;</text:p>
      <text:p text:style-name="P26">Considérant que le projet d'agrandissement, situé à l'arrière de la construction principale, n'est pas de nature à compromettre l'harmonie du quartier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gio'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guide régional d'urbanisme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vel'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e développement communal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de co'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guide communal d'urbanisme et que les travaux projetés ne sont pas d'impact limité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per'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permis d'urbanisation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ori'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orientation local et que les travaux projetés ne sont pas d'impact limité ;</text:p>
      <text:p text:style-name="P27"><office:annotation><dc:creator>Pierre Millecamps</dc:creator><dc:date>2017-09-19T16:45:49</dc:date><text:p text:style-name="P70"><text:span text:style-name="T83">do </text:span><text:span text:style-name="T84">text</text:span><text:span text:style-name="T83"> if 'pla' in licence_helper.derogation</text:span></text:p></office:annotation>Considérant qu'en application de l'article D.IV.17, alinéa 1<text:span text:style-name="T22">er</text:span>, 1° du Code, l'avis conforme du Fonctionnaire délégué est requis parce que la demande implique une dérogation au plan de secteur ;</text:p>
      <text:p text:style-name="P27"><office:annotation><dc:creator>Pierre Millecamps</dc:creator><dc:date>2017-09-19T16:45:49</dc:date><text:p text:style-name="P70"><text:span text:style-name="T83">do </text:span><text:span text:style-name="T84">text</text:span><text:span text:style-name="T83"> if 'nor' in licence_helper.derogation</text:span></text:p></office:annotation>Considérant qu'en application de l'article D.IV.17, alinéa 1<text:span text:style-name="T22">er</text:span>, 1° du Code, l'avis conforme du Fonctionnaire délégué est requis parce que la demande implique une dérogation à <text:span text:style-name="T49">une norme</text:span> <text:span text:style-name="T49">des normes</text:span> du guide régional <text:soft-page-break/>d'urbanisme ;</text:p>
      <text:p text:style-name="P27"><office:annotation><dc:creator>Pierre Millecamps</dc:creator><dc:date>2017-09-19T16:45:49</dc:date><text:p text:style-name="P70"><text:span text:style-name="T85">do text if licence_helper.natura_2000</text:span></text:p></office:annotation>Considérant qu'en application de l'article D.IV.17, alinéa 1<text:span text:style-name="T22">er</text:span>, 2° du Code, l'avis conforme du Fonctionnaire délégué est requis parce que la demande concerne un bien inscrit dans un site Natura 2000 ;</text:p>
      <text:p text:style-name="P46"><office:annotation><dc:creator>Auteur inconnu</dc:creator><dc:date>2017-07-05T15:25:01</dc:date><text:p text:style-name="P70"><text:span text:style-name="T85">do text if 'class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 </text:span><text:span text:style-name="T49">inscrit sur la liste de sauvegarde</text:span> - <text:span text:style-name="T49">classé</text:span> - <text:span text:style-name="T49">soumis provisoirement aux effets du classement</text:span> ;</text:p>
      <text:p text:style-name="P46"><office:annotation><dc:creator>Auteur inconnu</dc:creator><dc:date>2017-07-05T15:31:36</dc:date><text:p text:style-name="P70"><text:span text:style-name="T85">do text if 'zoneprotection'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text:span> situé dans une zone de protection visée à l'article 209 du Code wallon du patrimoine (<text:span text:style-name="T49">...</text:span>) ;</text:p>
      <text:p text:style-name="P46"><office:annotation><dc:creator>Auteur inconnu</dc:creator><dc:date>2017-07-05T15:31:36</dc:date><text:p text:style-name="P70"><text:span text:style-name="T85">do text if 'archeologiqu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text:span> bien localisé dans un site repris à l’inventaire du patrimoine archéologique visée à l'article 233 du Code wallon du patrimoine (<text:span text:style-name="T49">...</text:span>) ;</text:p>
      <text:p text:style-name="P18">Pour les motifs précités,</text:p>
      <text:p text:style-name="P13">Ouï Monsieur Stéphane LACROIX, Échevin de l'urbanisme, en son rapport</text:p>
      <text:p text:style-name="P13">À l'unanimité,</text:p>
      <text:p text:style-name="P40"><text:span text:style-name="T12"><office:annotation><dc:creator>Pierre Millecamps</dc:creator><dc:date>2017-09-07T14:17:50</dc:date><text:p text:style-name="P70"><text:span text:style-name="T83">do </text:span><text:span text:style-name="T84">text</text:span><text:span text:style-name="T83"> if licence_helper.divergence and not licence_helper.derogation</text:span></text:p></office:annotation></text:span><text:span text:style-name="T12">Article 1</text:span><text:span text:style-name="T24">er</text:span><text:span text:style-name="T68"> :<text:tab/></text:span><text:span text:style-name="T9">ÉMET L'AVIS QU'IL Y A LIEU D'ACCEPTER</text:span><text:span text:style-name="T47"> </text:span><text:span text:style-name="T19">l'écart sollicité</text:span><text:span text:style-name="T17"> </text:span><text:span text:style-name="T19">les écarts sollicités</text:span><text:span text:style-name="T18"> </text:span><text:span text:style-name="T17">(</text:span><text:span text:style-name="T20">liste des écarts</text:span><text:span text:style-name="T17">) <text:s/>par </text:span><text:span text:style-name="T17"><text:text-input text:description="Demandeur avec adresse">self.getApplicantsSignaletic(withaddress=False)</text:text-input></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not licence_helper.divergence and licence_helper.derogation</text:span></text:p></office:annotation></text:span><text:span text:style-name="T12">Article 1</text:span><text:span text:style-name="T24">er</text:span><text:span text:style-name="T69"> :<text:tab/></text:span><text:span text:style-name="T9">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7"> </text:span><text:span text:style-name="T19">les dérogations sollicitées</text:span><text:span text:style-name="T18"> </text:span><text:span text:style-name="T17">(</text:span><text:span text:style-name="T20">liste des dérogations</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licence_helper.divergence and licence_helper.derogation</text:span></text:p></office:annotation></text:span><text:span text:style-name="T12">Article 1</text:span><text:span text:style-name="T24">er</text:span><text:span text:style-name="T69"> :<text:tab/></text:span><text:span text:style-name="T10">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8"> </text:span><text:span text:style-name="T19">les dérogations sollicitées</text:span><text:span text:style-name="T18"> (</text:span><text:span text:style-name="T20">liste des dérogations</text:span><text:span text:style-name="T18">) et </text:span><text:span text:style-name="T11">D'ACCEPTER </text:span><text:span text:style-name="T19">l'écart sollicité</text:span><text:span text:style-name="T18"> <text:s/></text:span><text:span text:style-name="T19">les écarts sollicités</text:span><text:span text:style-name="T18"> </text:span><text:span text:style-name="T17">(</text:span><text:span text:style-name="T20">liste des écarts</text:span><text:span text:style-name="T17">).</text:span></text:p>
      <text:p text:style-name="P38"><text:span text:style-name="T37">Article 2:</text:span> <text:tab/><text:span text:style-name="T55">ÉMET UN AVIS FAVORABLE</text:span> sur la demande de permis d'urbanis<text:span text:style-name="T81">ation</text:span><text:span text:style-name="T49">, sous réserve</text:span> :</text:p>
      <text:p text:style-name="P35">-<text:tab/>de respecter le niveau du sol naturel sur une largeur d'1 mètre le long des limites mitoyennes de la parcelle, sauf en ce qui concerne la rampe d'accès commune avec la parcelle voisine, qui ne pourra être réalisée qu'avec l'accord explicite du propriétaire concerné, à présenter au collège avant la délivrance du permis d'urbanis<text:span text:style-name="T81">ation</text:span>;</text:p>
      <text:p text:style-name="P35">-<text:tab/>de se conformer aux avis susvisés des différents services consultés dont, plus particulièrement, celui de la zone de secours , favorable à condition de prévoir des modifications qui nécessiteront l'introduction de nouveaux plans, modifiés en conséquence et visés par le Service régional d'Incendie, <text:span text:style-name="T37">avant la délivrance du permis d'urbanis</text:span><text:span text:style-name="T38">ation</text:span>;</text:p>
      <text:p text:style-name="P35">-<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5">-<text:tab/>de supprimer le filtre bactérien;</text:p>
      <text:p text:style-name="P35">-<text:tab/>de raccorder toutes les évacuations d'eaux usées à la nouvelle fosse septique "toutes eaux";</text:p>
      <text:p text:style-name="P35">-<text:tab/>d'installer une fosse septique toutes eaux (by-passable et munie d'un dégraisseur) pour le traitement des eaux usées et un regard de visite accessible avant le rejet dans l'égout public.</text:p>
      <text:p text:style-name="P35">-<text:tab/>de raccorder l'évacuation des eaux pluviales au réseau d'égouts de l'habitation;</text:p>
      <text:p text:style-name="P35">-<text:tab/>lors des vidanges de la piscine, de faire évacuer les eaux par un vidangeur, tout déversement de celles-ci dans les égouts publics étant interdit;</text:p>
      <text:p text:style-name="P35">-<text:span text:style-name="T67"><text:tab/></text:span>d'introduire, préalablement à la délivrance du permis d'urbanis<text:span text:style-name="T81">ation</text:span>,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text:span text:style-name="T81">ation</text:span>;</text:p>
      <text:p text:style-name="P35">-<text:span text:style-name="T6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5">-<text:tab/>de présenter au collège, avant la délivrance du permis d'urbanis<text:span text:style-name="T81">ation</text:span>,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5">-<text:tab/>appliquer la peinture extérieure dans les deux ans de la fin de la construction, dans une teinte à soumettre à l'accord préalable du collège, </text:p>
      <text:p text:style-name="P35">-<text:tab/>de présenter au collège, avant la délivrance du permis d'urbanis<text:span text:style-name="T81">ation</text:span>, l'autorisation des services de la Division de l'Eau, pour le rejet des eaux pluviales dans <text:span text:style-name="T78">XXX</text:span>;</text:p>
      <text:p text:style-name="P35"><text:soft-page-break/>-<text:tab/>d'obtenir, préalablement à la délivrance du permis d'urbanis<text:span text:style-name="T81">ation</text:span>, l'autorisation du collège provincial du <text:span text:style-name="T78">XXX</text:span> pour la dérogation sollicitée;</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not licence_helper.derogation</text:span></text:p></office:annotation></text:span><text:span text:style-name="T37">Article 3:</text:span> <text:tab/><text:span text:style-name="T55">DÉCIDE</text:span> de solliciter l'avis préalable du Fonctionnaire délégué sur la demande<text:span text:style-name="T48"> </text:span><text:span text:style-name="T49">d'écart</text:span><text:span text:style-name="T48"> </text:span><text:span text:style-name="T49">d'écart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not licence_helper.divergence and licence_helper.derogation</text:span></text:p></office:annotation></text:span><text:span text:style-name="T37">Article 3:</text:span> <text:tab/><text:span text:style-name="T55">DÉCIDE</text:span> de solliciter l'avis conforme du Fonctionnaire délégué sur la demande <text:span text:style-name="T48">de </text:span><text:span text:style-name="T49">dérogation</text:span> <text:span text:style-name="T48"><text:s/></text:span><text:span text:style-name="T49">dérogation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licence_helper.derogation</text:span></text:p></office:annotation></text:span><text:span text:style-name="T37">Article 3:</text:span> <text:tab/><text:span text:style-name="T55">DÉCIDE</text:span> de solliciter l'avis préalable du Fonctionnaire délégué sur la demande <text:span text:style-name="T49">d'écart</text:span> <text:span text:style-name="T49">d'écarts</text:span> et son avis conforme sur la demande <text:span text:style-name="T48">de </text:span><text:span text:style-name="T49">dérogation</text:span><text:span text:style-name="T48"> </text:span><text:span text:style-name="T49">dérogations</text:span><text:span text:style-name="T48">.</text:span></text:p>
      <text:p text:style-name="P37">La présente délibération sera transmise au Fonctionnaire délégué du centre de <text:span text:style-name="T78">XXX</text:span> de la DGO4 (Aménagement du Territoire, Logement, Patrimoine et Énergie), accompagnée du dossier d'instruction de la demande.</text:p>
      <text:p text:style-name="P37"/>
      <text:p text:style-name="P47"><text:span text:style-name="T39"><office:annotation><dc:creator>Gauthier Bastien</dc:creator><dc:date>2011-01-13T14:56:41</dc:date><text:p text:style-name="P70"><text:span text:style-name="T82">do text</text:span></text:p><text:p text:style-name="P70"><text:span text:style-name="T82">from document(at=signatures, format='odt')</text:span></text:p></office:annotation></text:span><text:span text:style-name="T41">Import depuis signatures.odt</text:span></text:p>
      <text:p text:style-name="P1"/>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1" svg:font-family="'Courier New'"/>
    <style:font-face style:font-family-generic="swiss" style:name="DejaVu Sans2" svg:font-family="'DejaVu Sans'"/>
    <style:font-face style:font-family-generic="swiss" style:name="Ubuntu" svg:font-family="Ubuntu"/>
    <style:font-face style:font-family-generic="modern" style:font-pitch="fixed" style:name="Courier New" svg:font-family="'Courier New'"/>
    <style:font-face style:font-pitch="variable" style:name="DejaVu Sans3" svg:font-family="'DejaVu Sans'"/>
    <style:font-face style:font-pitch="variable" style:name="Lucida Sans Unicode" svg:font-family="'Lucida Sans Unicode'"/>
    <style:font-face style:font-pitch="variable" style:name="Tahoma"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Tahoma1" svg:font-family="Tahoma"/>
    <style:font-face style:font-family-generic="swiss" style:font-pitch="variable" style:name="Times New Roman1" svg:font-family="'Times New Roman'"/>
    <style:font-face style:font-family-generic="swiss" style:font-pitch="variable" style:name="Ubuntu1" svg:font-family="Ubuntu"/>
    <style:font-face style:font-family-generic="system" style:font-pitch="variable" style:name="DejaVu Sans"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9.5pt" style:font-name="Arial" style:font-name-complex="Arial" style:font-size-asian="9.5pt" style:font-size-complex="9.5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style:font-name="Arial"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style:font-name="Arial"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style:font-name="Arial" style:font-size-asian="10pt" style:font-size-complex="10pt" style:use-window-font-color="true"/>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style:font-name="Arial" style:font-name-complex="Calibri" style:font-size-asian="10pt" style:font-size-complex="10pt"/>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style:font-name="Arial" style:font-name-complex="Calibri" style:font-size-asian="10pt" style:font-size-complex="10pt" style:font-weight-asian="normal" style:font-weight-complex="normal"/>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00edd35" style:font-name="Arial" style:font-name-complex="Calibri" style:font-size-asian="10pt" style:font-size-complex="10pt"/>
    </style:style>
    <style:style style:family="paragraph" style:name="P22"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style>
    <style:style style:family="paragraph" style:name="P23"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style:font-style-asian="normal" style:font-weight-asian="normal" style:font-weight-complex="normal" style:use-window-font-color="true"/>
    </style:style>
    <style:style style:family="paragraph" style:master-page-name="" style:name="P24"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master-page-name="" style:name="P25" style:parent-style-name="Standard">
      <style:paragraph-properties fo:line-height="100%" fo:margin-bottom="0cm" fo:margin-left="0cm" fo:margin-right="0cm" fo:margin-top="0.199cm" fo:text-align="justify" fo:text-indent="1.499cm" loext:contextual-spacing="false" style:auto-text-indent="false"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00edd35" style:font-name="Arial" style:font-name-complex="Calibri" style:font-size-asian="10pt" style:font-size-complex="10pt"/>
    </style:style>
    <style:style style:family="paragraph" style:name="P26"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27"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use-window-font-color="true"/>
    </style:style>
    <style:style style:family="paragraph" style:name="P28"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0e21af" style:font-name="Arial" style:font-name-complex="Calibri" style:font-size-asian="10pt" style:font-size-complex="10pt"/>
    </style:style>
    <style:style style:family="paragraph" style:name="P30"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1" style:parent-style-name="UrbanBody">
      <style:paragraph-properties fo:margin-left="2cm" fo:margin-right="0cm" fo:text-align="justify" fo:text-indent="-2cm" style:auto-text-indent="false" style:justify-single-word="false">
        <style:tab-stops>
          <style:tab-stop style:position="2cm"/>
        </style:tab-stops>
      </style:paragraph-properties>
    </style:style>
    <style:style style:family="paragraph" style:name="P32" style:parent-style-name="UrbanBody">
      <style:paragraph-properties fo:margin-bottom="0cm" fo:margin-left="2cm" fo:margin-right="0cm" fo:margin-top="1cm" fo:text-align="justify" fo:text-indent="-2cm" loext:contextual-spacing="false" style:auto-text-indent="false" style:justify-single-word="false">
        <style:tab-stops>
          <style:tab-stop style:position="2cm"/>
        </style:tab-stops>
      </style:paragraph-properties>
    </style:style>
    <style:style style:family="paragraph" style:name="P33" style:parent-style-name="UrbanBody">
      <style:paragraph-properties fo:margin-bottom="0cm" fo:margin-left="2cm" fo:margin-right="0cm" fo:margin-top="0cm" fo:text-align="justify" fo:text-indent="-2cm" loext:contextual-spacing="false" style:auto-text-indent="false" style:justify-single-word="false">
        <style:tab-stops>
          <style:tab-stop style:position="2cm"/>
        </style:tab-stops>
      </style:paragraph-properties>
      <style:text-properties officeooo:paragraph-rsid="000d568e"/>
    </style:style>
    <style:style style:family="paragraph" style:name="P34" style:parent-style-name="UrbanBody">
      <style:paragraph-properties fo:margin-bottom="0cm" fo:margin-left="2cm" fo:margin-right="0cm" fo:margin-top="0cm" fo:text-align="justify" fo:text-indent="-2cm" loext:contextual-spacing="false" style:auto-text-indent="false" style:justify-single-word="false">
        <style:tab-stops>
          <style:tab-stop style:position="2cm"/>
        </style:tab-stops>
      </style:paragraph-properties>
      <style:text-properties fo:font-weight="bold" officeooo:paragraph-rsid="000d568e" style:font-weight-asian="bold" style:font-weight-complex="bold"/>
    </style:style>
    <style:style style:family="paragraph" style:name="P35"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style:font-name="Arial" style:font-size-asian="10pt" style:font-size-complex="10pt"/>
    </style:style>
    <style:style style:family="paragraph" style:master-page-name="" style:name="P36"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37" style:parent-style-name="Text_20_body">
      <style:paragraph-properties fo:margin-bottom="0cm" fo:margin-top="0.199cm" loext:contextual-spacing="false"/>
      <style:text-properties fo:font-size="10pt" style:font-name="Arial" style:font-size-asian="10pt" style:font-size-complex="10pt"/>
    </style:style>
    <style:style style:family="paragraph" style:name="P38"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master-page-name="" style:name="P39"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text-underline-style="none"/>
    </style:style>
    <style:style style:family="paragraph" style:master-page-name="" style:name="P40"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41" style:parent-style-name="Standard">
      <style:paragraph-properties fo:border="none" fo:line-height="100%" fo:margin-bottom="0cm" fo:margin-left="0cm" fo:margin-right="0cm" fo:margin-top="0.199cm" fo:padding="0cm" fo:text-align="center" fo:text-indent="0cm" loext:contextual-spacing="false" style:auto-text-indent="false" style:justify-single-word="false"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name="P42" style:parent-style-name="Standard">
      <style:paragraph-properties fo:border="none" fo:line-height="100%" fo:margin-bottom="0cm" fo:margin-left="0cm" fo:margin-right="0cm" fo:margin-top="0.199cm" fo:padding="0cm" fo:text-align="center" fo:text-indent="0cm" loext:contextual-spacing="false" style:auto-text-indent="false" style:justify-single-word="false" style:shadow="none">
        <style:tab-stops/>
      </style:paragraph-properties>
      <style:text-properties fo:font-size="10pt" fo:font-weight="normal" style:font-name="Arial" style:font-size-asian="10pt" style:font-size-complex="10pt" style:font-weight-asian="normal" style:font-weight-complex="normal"/>
    </style:style>
    <style:style style:family="paragraph" style:name="P43" style:parent-style-name="Standard">
      <style:paragraph-properties fo:border="none" fo:line-height="100%" fo:margin-left="0cm" fo:margin-right="0cm" fo:padding="0cm" fo:text-align="center" fo:text-indent="0cm" style:auto-text-indent="false" style:justify-single-word="false" style:shadow="none">
        <style:tab-stops/>
      </style:paragraph-properties>
      <style:text-properties fo:country="BE" fo:font-size="16pt" fo:font-weight="bold" fo:language="fr" style:font-name="Arial" style:font-name-complex="Calibri" style:font-size-asian="16pt" style:font-size-complex="16pt" style:font-weight-asian="bold"/>
    </style:style>
    <style:style style:family="paragraph" style:name="P44" style:parent-style-name="Standard">
      <style:paragraph-properties fo:border="none" fo:line-height="100%" fo:margin-left="0cm" fo:margin-right="0cm" fo:padding="0cm" fo:text-align="center" fo:text-indent="0cm" style:auto-text-indent="false" style:justify-single-word="false" style:shadow="none">
        <style:tab-stops/>
      </style:paragraph-properties>
      <style:text-properties fo:country="BE" fo:font-size="16pt" fo:font-style="normal" fo:font-weight="bold" fo:language="fr" style:font-name="Arial" style:font-name-complex="Times New Roman2" style:font-size-asian="16pt" style:font-size-complex="16pt" style:font-style-asian="normal" style:font-style-complex="normal" style:font-weight-asian="bold" style:font-weight-complex="bold" style:text-underline-style="none"/>
    </style:style>
    <style:style style:family="paragraph" style:name="P45" style:parent-style-name="UrbanBody">
      <style:text-properties fo:color="#000000"/>
    </style:style>
    <style:style style:family="paragraph" style:name="P46" style:parent-style-name="UrbanBody">
      <style:text-properties style:use-window-font-color="true"/>
    </style:style>
    <style:style style:family="paragraph" style:master-page-name="" style:name="P47" style:parent-style-name="UrbanBody">
      <style:paragraph-properties fo:line-height="100%" fo:margin-bottom="0cm" fo:margin-top="0.4cm" fo:text-align="justify" loext:contextual-spacing="false"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48"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style:font-name="Arial" style:font-name-complex="Calibri" style:font-size-asian="10pt" style:font-size-complex="10pt"/>
    </style:style>
    <style:style style:family="paragraph" style:name="P49"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style:font-name="Arial" style:font-name-complex="Calibri" style:font-size-asian="10pt" style:font-size-complex="10pt"/>
    </style:style>
    <style:style style:family="paragraph" style:master-page-name="" style:name="P50" style:parent-style-name="Standard">
      <style:paragraph-properties fo:margin-left="1cm" fo:margin-right="0cm" fo:text-align="justify" fo:text-indent="0cm" style:auto-text-indent="false" style:justify-single-word="false" style:page-number="auto"/>
      <style:text-properties fo:background-color="transparent" fo:font-size="10pt" fo:font-style="normal" fo:font-weight="normal" style:font-name="Arial" style:font-size-asian="10pt" style:font-size-complex="10pt" style:font-style-asian="normal" style:font-weight-asian="normal" style:font-weight-complex="normal" style:use-window-font-color="true"/>
    </style:style>
    <style:style style:family="paragraph" style:name="P51" style:parent-style-name="Standard">
      <style:paragraph-properties fo:border="none" fo:line-height="100%" fo:margin-bottom="0cm" fo:margin-left="3.5cm" fo:margin-right="0cm" fo:margin-top="0.199cm" fo:padding="0cm" fo:text-align="center" fo:text-indent="0cm" loext:contextual-spacing="false" style:auto-text-indent="false" style:justify-single-word="false"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master-page-name="Standard" style:name="P52" style:parent-style-name="Standard">
      <style:paragraph-properties fo:border="none" fo:line-height="100%" fo:margin-bottom="0cm" fo:margin-left="3.5cm" fo:margin-right="0cm" fo:margin-top="0.199cm" fo:padding="0cm" fo:text-align="center" fo:text-indent="0cm" loext:contextual-spacing="false" style:auto-text-indent="false" style:justify-single-word="false" style:page-number="auto"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list-style-name="WW8Num6" style:name="P5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5"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57"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list-style-name="WW8Num10" style:name="P58"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6" style:name="P60"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6" style:master-page-name="" style:name="P61"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use-window-font-color="true"/>
    </style:style>
    <style:style style:family="paragraph" style:list-style-name="WW8Num10" style:master-page-name="" style:name="P62"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10" style:master-page-name="" style:name="P63"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L3" style:master-page-name="" style:name="P64" style:parent-style-name="Standard">
      <style:paragraph-properties fo:margin-left="1.499cm" fo:margin-right="0cm" fo:text-align="justify" fo:text-indent="0cm" style:auto-text-indent="false" style:justify-single-word="false" style:page-number="auto"/>
      <style:text-properties fo:font-size="10pt" style:font-name="Arial" style:font-size-asian="10pt" style:font-size-complex="10pt"/>
    </style:style>
    <style:style style:family="paragraph" style:list-style-name="L3" style:master-page-name="" style:name="P65" style:parent-style-name="Standard">
      <style:paragraph-properties fo:margin-left="1cm" fo:margin-right="0cm" fo:text-align="justify" fo:text-indent="0cm" style:auto-text-indent="false" style:justify-single-word="false" style:page-number="auto"/>
      <style:text-properties fo:font-size="10pt" style:font-name="Arial" style:font-size-asian="10pt" style:font-size-complex="10pt"/>
    </style:style>
    <style:style style:family="paragraph" style:list-style-name="L3" style:name="P66" style:parent-style-name="UrbanBody">
      <style:paragraph-properties fo:margin-bottom="0cm" fo:margin-top="0.101cm" fo:text-align="justify" loext:contextual-spacing="false" style:justify-single-word="false"/>
    </style:style>
    <style:style style:family="paragraph" style:list-style-name="L1" style:master-page-name="" style:name="P67"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master-page-name="" style:name="P68" style:parent-style-name="UrbanTable">
      <style:paragraph-properties fo:margin-left="0.3cm" fo:margin-right="0cm" fo:text-align="justify" fo:text-indent="-0.3cm" style:auto-text-indent="false" style:justify-single-word="false" style:page-number="auto"/>
    </style:style>
    <style:style style:family="paragraph" style:list-style-name="L2" style:name="P69" style:parent-style-name="UrbanTable">
      <style:paragraph-properties fo:margin-left="0.3cm" fo:margin-right="0cm" fo:text-align="justify" fo:text-indent="-0.3cm" style:auto-text-indent="false" style:justify-single-word="false"/>
      <style:text-properties fo:color="#0066ff"/>
    </style:style>
    <style:style style:family="paragraph" style:name="P7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ffff00" fo:font-style="normal" fo:font-weight="normal" loext:char-shading-value="0" style:font-style-asian="normal" style:font-weight-asian="normal"/>
    </style:style>
    <style:style style:family="text" style:name="T5">
      <style:text-properties fo:font-style="normal" fo:font-weight="normal" style:font-style-asian="normal" style:font-weight-asian="normal" style:text-underline-style="none"/>
    </style:style>
    <style:style style:family="text" style:name="T6">
      <style:text-properties style:font-name-complex="Calibri"/>
    </style:style>
    <style:style style:family="text" style:name="T7">
      <style:text-properties officeooo:rsid="000e21af" style:font-name-complex="Calibri"/>
    </style:style>
    <style:style style:family="text" style:name="T8">
      <style:text-properties fo:country="BE" fo:language="fr" style:font-name-complex="Calibri"/>
    </style:style>
    <style:style style:family="text" style:name="T9">
      <style:text-properties fo:country="BE" fo:font-weight="bold" fo:language="fr" style:font-name-complex="Calibri" style:font-weight-asian="bold"/>
    </style:style>
    <style:style style:family="text" style:name="T10">
      <style:text-properties fo:country="BE" fo:font-weight="bold" fo:language="fr" style:font-name-complex="Calibri" style:font-weight-asian="bold" style:font-weight-complex="normal"/>
    </style:style>
    <style:style style:family="text" style:name="T11">
      <style:text-properties fo:background-color="transparent" fo:country="BE" fo:font-weight="bold" fo:language="fr" loext:char-shading-value="0" style:font-name-complex="Calibri" style:font-weight-asian="bold" style:font-weight-complex="bold"/>
    </style:style>
    <style:style style:family="text" style:name="T12">
      <style:text-properties fo:country="BE" fo:font-weight="normal" fo:language="fr" style:font-name-complex="Calibri" style:font-weight-asian="normal" style:font-weight-complex="normal" style:text-underline-color="font-color" style:text-underline-style="solid" style:text-underline-width="auto"/>
    </style:style>
    <style:style style:family="text" style:name="T13">
      <style:text-properties fo:country="BE" fo:language="fr" style:font-name-complex="Arial"/>
    </style:style>
    <style:style style:family="text" style:name="T14">
      <style:text-properties fo:background-color="transparent" fo:country="BE" fo:language="fr" loext:char-shading-value="0" style:font-name-complex="Calibri"/>
    </style:style>
    <style:style style:family="text" style:name="T15">
      <style:text-properties fo:country="BE" fo:language="fr" style:font-name-asian="Arial" style:font-name-complex="Arial"/>
    </style:style>
    <style:style style:family="text" style:name="T16">
      <style:text-properties fo:background-color="#ffff00" fo:country="BE" fo:language="fr" loext:char-shading-value="0" style:font-name-complex="Calibri"/>
    </style:style>
    <style:style style:family="text" style:name="T17">
      <style:text-properties fo:country="BE" fo:font-weight="normal" fo:language="fr" style:font-name-complex="Calibri" style:font-weight-asian="normal" style:font-weight-complex="normal"/>
    </style:style>
    <style:style style:family="text" style:name="T18">
      <style:text-properties fo:background-color="transparent" fo:country="BE" fo:font-weight="normal" fo:language="fr" loext:char-shading-value="0" style:font-name-complex="Calibri" style:font-weight-asian="normal" style:font-weight-complex="normal"/>
    </style:style>
    <style:style style:family="text" style:name="T19">
      <style:text-properties fo:background-color="#ffff00" fo:country="BE" fo:font-weight="normal" fo:language="fr" loext:char-shading-value="0" style:font-name-complex="Calibri" style:font-weight-asian="normal" style:font-weight-complex="normal"/>
    </style:style>
    <style:style style:family="text" style:name="T20">
      <style:text-properties fo:background-color="#ffff00" fo:country="BE" fo:font-style="italic" fo:font-weight="normal" fo:language="fr" loext:char-shading-value="0" style:font-name-complex="Calibri" style:font-style-asian="italic" style:font-style-complex="italic" style:font-weight-asian="normal" style:font-weight-complex="normal"/>
    </style:style>
    <style:style style:family="text" style:name="T21">
      <style:text-properties fo:background-color="#99ff99" fo:country="BE" fo:language="fr" loext:char-shading-value="0" style:font-name-complex="Calibri"/>
    </style:style>
    <style:style style:family="text" style:name="T22">
      <style:text-properties style:text-position="super 58%"/>
    </style:style>
    <style:style style:family="text" style:name="T23">
      <style:text-properties fo:country="BE" fo:language="fr" style:font-name-complex="Calibri" style:text-position="super 58%"/>
    </style:style>
    <style:style style:family="text" style:name="T24">
      <style:text-properties fo:country="BE" fo:font-weight="normal" fo:language="fr" style:font-name-complex="Calibri" style:font-weight-asian="normal" style:font-weight-complex="normal" style:text-position="super 58%" style:text-underline-color="font-color" style:text-underline-style="solid" style:text-underline-width="auto"/>
    </style:style>
    <style:style style:family="text" style:name="T25">
      <style:text-properties style:font-name-complex="Calibri" style:text-position="super 58%"/>
    </style:style>
    <style:style style:family="text" style:name="T26">
      <style:text-properties fo:country="none" fo:font-style="normal" fo:font-weight="normal" fo:language="zxx" style:font-style-asian="normal" style:font-weight-asian="normal" style:text-position="super 58%" style:text-underline-style="none"/>
    </style:style>
    <style:style style:family="text" style:name="T27">
      <style:text-properties fo:background-color="transparent" fo:country="BE" fo:font-size="10pt" fo:language="fr" loext:char-shading-value="0" style:font-name="Arial" style:font-name-complex="Calibri" style:font-size-asian="10pt" style:font-size-complex="10pt" style:text-position="super 58%"/>
    </style:style>
    <style:style style:family="text" style:name="T28">
      <style:text-properties fo:background-color="#ffff00" fo:color="#000000" fo:country="BE" fo:language="fr" loext:char-shading-value="0" style:font-name-complex="Calibri"/>
    </style:style>
    <style:style style:family="text" style:name="T29">
      <style:text-properties fo:background-color="#99ff99" fo:color="#000000" fo:country="BE" fo:language="fr" loext:char-shading-value="0" style:font-name-complex="Calibri"/>
    </style:style>
    <style:style style:family="text" style:name="T30">
      <style:text-properties fo:color="#000000" fo:country="BE" fo:language="fr" style:font-name-complex="Calibri"/>
    </style:style>
    <style:style style:family="text" style:name="T31">
      <style:text-properties fo:color="#000000" fo:country="none" fo:font-style="normal" fo:font-weight="normal" fo:language="zxx" style:font-name-complex="Calibri" style:font-style-asian="normal" style:font-weight-asian="normal" style:text-underline-style="none"/>
    </style:style>
    <style:style style:family="text" style:name="T32">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33">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34">
      <style:text-properties fo:background-color="#ffff00" fo:color="#000000" loext:char-shading-value="0"/>
    </style:style>
    <style:style style:family="text" style:name="T35">
      <style:text-properties fo:background-color="#ffff00" fo:color="#000000" loext:char-shading-value="0" style:font-name-complex="Calibri"/>
    </style:style>
    <style:style style:family="text" style:name="T36">
      <style:text-properties fo:color="#000000" style:font-name-complex="Calibri"/>
    </style:style>
    <style:style style:family="text" style:name="T37">
      <style:text-properties style:text-underline-color="font-color" style:text-underline-style="solid" style:text-underline-width="auto"/>
    </style:style>
    <style:style style:family="text" style:name="T38">
      <style:text-properties officeooo:rsid="0010ae13" style:text-underline-color="font-color" style:text-underline-style="solid" style:text-underline-width="auto"/>
    </style:style>
    <style:style style:family="text" style:name="T39">
      <style:text-properties fo:country="BE" fo:font-size="10pt" fo:language="fr" style:font-name="Arial" style:font-name-complex="Calibri" style:font-size-asian="10pt" style:font-size-complex="10pt"/>
    </style:style>
    <style:style style:family="text" style:name="T40">
      <style:text-properties fo:background-color="#ffff00" fo:country="BE" fo:font-size="10pt" fo:language="fr" loext:char-shading-value="0" style:font-name="Arial" style:font-name-complex="Calibri" style:font-size-asian="10pt" style:font-size-complex="10pt"/>
    </style:style>
    <style:style style:family="text" style:name="T41">
      <style:text-properties fo:country="BE" fo:font-size="10pt" fo:font-style="normal" fo:language="fr" style:font-name="Arial" style:font-name-complex="Calibri" style:font-size-asian="10pt" style:font-size-complex="10pt" style:font-style-asian="normal" style:font-style-complex="normal"/>
    </style:style>
    <style:style style:family="text" style:name="T42">
      <style:text-properties fo:background-color="#99ff99" fo:country="BE" fo:font-size="10pt" fo:language="fr" loext:char-shading-value="0" style:font-name="Arial" style:font-name-complex="Calibri" style:font-size-asian="10pt" style:font-size-complex="10pt"/>
    </style:style>
    <style:style style:family="text" style:name="T43">
      <style:text-properties fo:background-color="transparent" fo:country="BE" fo:font-size="10pt" fo:language="fr" loext:char-shading-value="0" style:font-name="Arial" style:font-name-complex="Calibri" style:font-size-asian="10pt" style:font-size-complex="10pt"/>
    </style:style>
    <style:style style:family="text" style:name="T44">
      <style:text-properties fo:background-color="transparent" fo:country="BE" fo:language="fr" loext:char-shading-value="0" style:font-name="Arial" style:font-name-complex="Calibri"/>
    </style:style>
    <style:style style:family="text" style:name="T45">
      <style:text-properties fo:country="BE" fo:language="fr" style:font-name="Arial" style:font-name-complex="Calibri"/>
    </style:style>
    <style:style style:family="text" style:name="T46">
      <style:text-properties fo:background-color="#ffff00" fo:country="BE" fo:language="fr" loext:char-shading-value="0" style:font-name="Arial" style:font-name-complex="Calibri"/>
    </style:style>
    <style:style style:family="text" style:name="T47">
      <style:text-properties fo:country="BE" fo:font-weight="normal" fo:language="fr" style:font-name="Arial" style:font-name-complex="Calibri" style:font-weight-asian="normal" style:font-weight-complex="normal"/>
    </style:style>
    <style:style style:family="text" style:name="T48">
      <style:text-properties fo:background-color="transparent" loext:char-shading-value="0"/>
    </style:style>
    <style:style style:family="text" style:name="T49">
      <style:text-properties fo:background-color="#ffff00" loext:char-shading-value="0"/>
    </style:style>
    <style:style style:family="text" style:name="T50">
      <style:text-properties fo:background-color="#ffff00" loext:char-shading-value="0" style:font-name-complex="Calibri"/>
    </style:style>
    <style:style style:family="text" style:name="T51">
      <style:text-properties fo:letter-spacing="-0.004cm"/>
    </style:style>
    <style:style style:family="text" style:name="T52">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53">
      <style:text-properties fo:font-weight="bold" fo:letter-spacing="-0.004cm" style:font-name-complex="Times New Roman" style:font-weight-asian="bold" style:font-weight-complex="bold"/>
    </style:style>
    <style:style style:family="text" style:name="T54">
      <style:text-properties fo:letter-spacing="-0.004cm" style:font-name-complex="Times New Roman"/>
    </style:style>
    <style:style style:family="text" style:name="T55">
      <style:text-properties fo:font-weight="bold"/>
    </style:style>
    <style:style style:family="text" style:name="T56">
      <style:text-properties fo:font-weight="bold" style:font-weight-asian="bold" style:font-weight-complex="bold"/>
    </style:style>
    <style:style style:family="text" style:name="T57">
      <style:text-properties fo:country="none" fo:font-style="normal" fo:font-weight="normal" fo:language="zxx" style:font-style-asian="normal" style:font-weight-asian="normal" style:text-underline-style="none"/>
    </style:style>
    <style:style style:family="text" style:name="T58">
      <style:text-properties fo:country="none" fo:font-style="normal" fo:font-weight="normal" fo:language="zxx" style:font-style-asian="normal" style:font-weight-asian="normal"/>
    </style:style>
    <style:style style:family="text" style:name="T59">
      <style:text-properties fo:background-color="transparent" fo:font-weight="normal" loext:char-shading-value="0" style:font-weight-asian="normal" style:font-weight-complex="normal" style:use-window-font-color="true"/>
    </style:style>
    <style:style style:family="text" style:name="T60">
      <style:text-properties fo:background-color="transparent" fo:font-style="normal" fo:font-weight="normal" loext:char-shading-value="0" style:font-style-asian="normal" style:font-weight-asian="normal" style:font-weight-complex="normal" style:use-window-font-color="true"/>
    </style:style>
    <style:style style:family="text" style:name="T61">
      <style:text-properties fo:color="#0066ff"/>
    </style:style>
    <style:style style:family="text" style:name="T62">
      <style:text-properties fo:color="#0066ff" fo:country="none" fo:font-style="normal" fo:font-weight="normal" fo:language="zxx" style:font-style-asian="normal" style:font-weight-asian="normal" style:text-underline-style="none"/>
    </style:style>
    <style:style style:family="text" style:name="T63">
      <style:text-properties fo:color="#0066ff" fo:font-style="normal" fo:font-weight="normal" style:font-style-asian="normal" style:font-weight-asian="normal"/>
    </style:style>
    <style:style style:family="text" style:name="T64">
      <style:text-properties fo:color="#0066ff" fo:font-style="normal" fo:font-weight="normal" style:font-style-asian="normal" style:font-weight-asian="normal" style:text-underline-style="none"/>
    </style:style>
    <style:style style:family="text" style:name="T65">
      <style:text-properties fo:color="#0066ff" fo:country="BE" fo:font-size="10pt" fo:language="fr" style:font-name="Arial" style:font-name-complex="Calibri" style:font-size-asian="10pt" style:font-size-complex="10pt"/>
    </style:style>
    <style:style style:family="text" style:name="T66">
      <style:text-properties style:text-line-through-style="none" style:text-line-through-type="none"/>
    </style:style>
    <style:style style:family="text" style:name="T67">
      <style:text-properties fo:font-variant="normal" fo:text-transform="none"/>
    </style:style>
    <style:style style:family="text" style:name="T68">
      <style:text-properties fo:country="BE" fo:font-weight="normal" fo:language="fr" style:font-name-complex="Calibri" style:font-weight-asian="normal" style:font-weight-complex="normal" style:text-position="0% 100%" style:text-underline-style="none"/>
    </style:style>
    <style:style style:family="text" style:name="T69">
      <style:text-properties fo:country="BE" fo:font-weight="normal" fo:language="fr" style:font-name-complex="Calibri" style:font-weight-asian="normal" style:font-weight-complex="normal" style:text-position="0% 100%"/>
    </style:style>
    <style:style style:family="text" style:name="T70">
      <style:text-properties fo:background-color="#99ff99" loext:char-shading-value="0"/>
    </style:style>
    <style:style style:family="text" style:name="T71">
      <style:text-properties fo:background-color="#ffff00" fo:font-style="italic" loext:char-shading-value="0" style:font-style-asian="italic" style:font-style-complex="italic"/>
    </style:style>
    <style:style style:family="text" style:name="T72">
      <style:text-properties fo:color="#009900" fo:country="BE" fo:font-weight="bold" fo:language="fr" style:font-name-complex="Calibri" style:font-weight-asian="bold" style:font-weight-complex="bold"/>
    </style:style>
    <style:style style:family="text" style:name="T73">
      <style:text-properties fo:background-color="transparent" fo:font-weight="normal" loext:char-shading-value="0" style:font-weight-asian="normal" style:font-weight-complex="normal"/>
    </style:style>
    <style:style style:family="text" style:name="T74">
      <style:text-properties fo:font-weight="normal" style:font-weight-asian="normal" style:font-weight-complex="normal"/>
    </style:style>
    <style:style style:family="text" style:name="T75">
      <style:text-properties fo:background-color="#99ccff" loext:char-shading-value="0"/>
    </style:style>
    <style:style style:family="text" style:name="T76">
      <style:text-properties fo:background-color="#ffff00" fo:color="#800000" fo:font-weight="bold" fo:letter-spacing="-0.004cm" loext:char-shading-value="0" officeooo:rsid="000d568e" style:font-name-complex="Times New Roman" style:font-weight-asian="bold" style:font-weight-complex="bold"/>
    </style:style>
    <style:style style:family="text" style:name="T77">
      <style:text-properties fo:background-color="#ffff00" fo:color="#800000" fo:letter-spacing="-0.004cm" loext:char-shading-value="0" officeooo:rsid="000d568e" style:font-name-complex="Times New Roman"/>
    </style:style>
    <style:style style:family="text" style:name="T78">
      <style:text-properties fo:background-color="#ffff00" fo:color="#800000" loext:char-shading-value="0" officeooo:rsid="0010ae13"/>
    </style:style>
    <style:style style:family="text" style:name="T79">
      <style:text-properties fo:background-color="#ffff00" fo:color="#800000" loext:char-shading-value="0" officeooo:rsid="0010d9bf"/>
    </style:style>
    <style:style style:family="text" style:name="T80">
      <style:text-properties officeooo:rsid="001b2579"/>
    </style:style>
    <style:style style:family="text" style:name="T81">
      <style:text-properties officeooo:rsid="0010ae13"/>
    </style:style>
    <style:style style:family="text" style:name="T82">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3">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4">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5">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6">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7">
      <style:text-properties fo:color="#000000" fo:country="BE" fo:font-size="10pt" fo:font-style="normal" fo:font-weight="normal" fo:language="fr" fo:letter-spacing="normal" fo:text-shadow="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8">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9">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90">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bullet text:bullet-char="-" text:level="1" text:style-name="Bullet_20_Symbols">
        <style:list-level-properties text:list-level-position-and-space-mode="label-alignment">
          <style:list-level-label-alignment fo:margin-left="0.3cm" fo:text-indent="-0.3cm" text:label-followed-by="listtab" text:list-tab-stop-position="0.3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name="Cadre1" draw:style-name="fr1" draw:z-index="0" svg:width="17.692cm" svg:x="0.053cm" svg:y="0.189cm" text:anchor-type="paragraph"><draw:text-box fo:min-height="3.625cm"><text:p text:style-name="P30"><office:annotation><dc:creator>Gauthier Bastien</dc:creator><dc:date>2011-01-13T14:56:41</dc:date><text:p text:style-name="P70"><text:span text:style-name="T82">do text</text:span></text:p><text:p text:style-name="P70"><text:span text:style-name="T82">from document(at=header, format='odt')</text:span></text:p></office:annotation><text:span text:style-name="T2">Import depuis header.odt</text:span></text:p></draw:text-box></draw:frame></text:p>
      <text:p text:style-name="P51"/>
      <text:p text:style-name="P51"/>
      <text:p text:style-name="P51"/>
      <text:p text:style-name="P41">RAPPORT DU COLLÈGE COMMUNAL</text:p>
      <text:p text:style-name="P43">sur la demande de permis d'urbanis<text:span text:style-name="T81">ation</text:span></text:p>
      <text:p text:style-name="P44"><text:text-input text:description="">self.getReference()</text:text-input></text:p>
      <text:p text:style-name="P42"><text:span text:style-name="T8">Séance du </text:span><text:span text:style-name="T8"><text:text-input text:description="Date">urbanEventObj.getFormattedDate(withCityNamePrefix=False)</text:text-input></text:span></text:p>
      <text:p text:style-name="P32"><text:span text:style-name="T52">Présents</text:span><text:span text:style-name="T53">: <text:s/><text:tab/></text:span><text:span text:style-name="T76">XXX</text:span><text:span text:style-name="T53">, <text:s/>Bourgmestre-Président ;</text:span></text:p>
      <text:p text:style-name="P33"><text:tab/><text:span text:style-name="T76">XXX</text:span><text:span text:style-name="T56">, Échevins ;</text:span></text:p>
      <text:p text:style-name="P34"><text:tab/><text:span text:style-name="T77">XXX</text:span>, Président du C.P.A.S. ;</text:p>
      <text:p text:style-name="P33"><text:span text:style-name="T53"><text:tab/></text:span><text:span text:style-name="T76">XXX</text:span><text:span text:style-name="T53">, Directeur général.</text:span><text:span text:style-name="T51"> </text:span></text:p>
      <text:p text:style-name="P31"><text:span text:style-name="T52"><office:annotation><dc:creator>Pierre Millecamps</dc:creator><dc:date>2016-03-22T12:42:49</dc:date><text:p text:style-name="P70"><text:span text:style-name="T83">do text if not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text:span></text:p>
      <text:p text:style-name="P31"><text:span text:style-name="T52"><office:annotation><dc:creator>Pierre Millecamps</dc:creator><dc:date>2016-03-22T12:42:49</dc:date><text:p text:style-name="P70"><text:span text:style-name="T83">do text if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annonce de projet.</text:span></text:p>
      <text:p text:style-name="P31"><text:span text:style-name="T52"><office:annotation><dc:creator>Pierre Millecamps</dc:creator><dc:date>2016-03-22T12:42:49</dc:date><text:p text:style-name="P70"><text:span text:style-name="T83">do text if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enquête publique.</text:span></text:p>
      <text:p text:style-name="P29">Le <text:s/>Collège communal de <text:span text:style-name="T80"><text:text-input text:description="">tool.getCityName()</text:text-input></text:span>,</text:p>
      <text:p text:style-name="P3"><text:span text:style-name="T8">Vu le Code du Développement Territorial </text:span><text:span text:style-name="T6">(ci-après, le Code)</text:span><text:span text:style-name="T8">; </text:span></text:p>
      <text:p text:style-name="P3"><text:span text:style-name="T8">Vu le livre I</text:span><text:span text:style-name="T23">er</text:span><text:span text:style-name="T8"> du Code de l’environnement ; </text:span></text:p>
      <text:p text:style-name="P3"><text:span text:style-name="T8"><office:annotation><dc:creator>Auteur inconnu</dc:creator><dc:date>2017-07-05T13:27:38</dc:date><text:p text:style-name="P70"><text:span text:style-name="T87">do text if self.hasSingleApplicant()</text:span></text:p></office:annotation></text:span><text:span text:style-name="T8">Considérant que </text:span><text:span text:style-name="T8"><text:text-input text:description="Demandeur avec adresse">self.getApplicantsSignaletic(withaddress=True)</text:text-input></text:span><text:span text:style-name="T8">, a introduit une demande de permis </text:span><text:span text:style-name="T6">d’urbani</text:span><text:span text:style-name="T7">s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3"><text:span text:style-name="T8"><office:annotation><dc:creator>Auteur inconnu</dc:creator><dc:date>2017-07-05T13:27:38</dc:date><text:p text:style-name="P70"><text:span text:style-name="T87">do text if self.hasMultipleApplicants()</text:span></text:p></office:annotation></text:span><text:span text:style-name="T8">Considérant que </text:span><text:span text:style-name="T8"><text:text-input text:description="Demandeur avec adresse">self.getApplicantsSignaletic(withaddress=True)</text:text-input></text:span><text:span text:style-name="T8">, ont introduit une demande de permis </text:span><text:span text:style-name="T6">d’urbanis</text:span><text:span text:style-name="T7">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45"><text:span text:style-name="T1"><office:annotation><dc:creator>Auteur inconnu</dc:creator><dc:date>2016-09-20T11:52:32</dc:date><text:p text:style-name="P70"><text:span text:style-name="T90">do text if self.getLastDeposit().getEventDate() &lt;&gt; self.getFirstDeposit().getEventDate()</text:span></text:p></office:annotation></text:span><text:span text:style-name="T1">Considérant que cette demande a été introduite le </text:span><text:span text:style-name="T3"><text:text-input text:description="DatePremierDépôt">tool.formatDate(self.getFirstDeposit().getEventDate())</text:text-input></text:span><text:span text:style-name="T3"><text:s/>et qu'elle a été</text:span><text:span text:style-name="T1"> </text:span><text:span text:style-name="T4">complétée/modifiée</text:span><text:span text:style-name="T1"> le</text:span><text:span text:style-name="T58"> </text:span><text:span text:style-name="T58"><text:text-input text:description="Date du récépissé">tool.formatDate(self.getLastDeposit().getEventDate())</text:text-input></text:span><text:span text:style-name="T58"> ;</text:span></text:p>
      <text:p text:style-name="P3"><text:span text:style-name="T31"><office:annotation><dc:creator>Auteur inconnu</dc:creator><dc:date>2016-09-20T11:52:32</dc:date><text:p text:style-name="P70"><text:span text:style-name="T90">do text if self.getLastDeposit().getEventDate() == self.getFirstDeposit().getEventDate()</text:span></text:p></office:annotation></text:span><text:span text:style-name="T31">Considérant que cette demande a été introduite le </text:span><text:span text:style-name="T32"><text:text-input text:description="DatePremierDépôt">tool.formatDate(self.getFirstDeposit().getEventDate())</text:text-input></text:span><text:span text:style-name="T32"> ;</text:span></text:p>
      <text:p text:style-name="P3"><text:span text:style-name="T8">Considérant que la demande complète a fait l’objet, en application de l’article D.IV.33 du Code, d’un accusé de réception envoyé en date du</text:span><text:span text:style-name="T31"> </text:span><text:span text:style-name="T31"><text:text-input text:description="Date du récépissé">tool.formatDate(self.getLastAcknowledgment().getEventDate())</text:text-input></text:span><text:span text:style-name="T31"> ;</text:span></text:p>
      <text:p text:style-name="P7">Considérant qu’à défaut de l’envoi de l’accusé de réception visé à l’article D.IV.33 du Code, la demande est considérée comme recevable ;</text:p>
      <text:p text:style-name="P11"><text:span text:style-name="T42">Considérant que préalablement à l’introduction de la demande, une réunion de projet s’est tenue le </text:span><text:span text:style-name="T40">…</text:span><text:span text:style-name="T42"> ;</text:span></text:p>
      <text:p text:style-name="P6"><text:span text:style-name="T70">Considérant qu’un certificat d’urbanisme n° 2 non périmé relatif à l’objet de la demande a été délivré en date du </text:span><text:span text:style-name="T49">...</text:span><text:span text:style-name="T70"> ;</text:span></text:p>
      <text:p text:style-name="P5"><office:annotation><dc:creator>Auteur inconnu</dc:creator><dc:date>2017-07-05T15:21:13</dc:date><text:p text:style-name="P70"><text:span text:style-name="T85">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5"><office:annotation><dc:creator>Auteur inconnu</dc:creator><dc:date>2017-08-03T15:34:50</dc:date><text:p text:style-name="P70"><text:span text:style-name="T83">do text if licence_helper.prorogation</text:span></text:p></office:annotation>Considérant que le délai de décision imparti au Collège communal pour statuer sur la présente demande a été prorogé de <text:span text:style-name="T49">30</text:span> jours ; </text:p>
      <text:p text:style-name="P5"><office:annotation><dc:creator>Auteur inconnu</dc:creator><dc:date>2017-07-05T14:59:01</dc:date><text:p text:style-name="P70"><text:span text:style-name="T85">do text if self.getImpactStudy() is not True</text:span></text:p></office:annotation>Considérant que la demande de permis comprend une notice d'évaluation des incidences sur l'environnement ;</text:p>
      <text:p text:style-name="P10"><text:span text:style-name="T8"><office:annotation><dc:creator>Auteur inconnu</dc:creator><dc:date>2017-07-05T14:43:31</dc:date><text:p text:style-name="P70"><text:span text:style-name="T85">do text if self.getImpactStudy () is True</text:span></text:p></office:annotation></text:span><text:span text:style-name="T8">Considérant qu’une étude d'incidences sur l’environnement a été réalisée pour le motif <text:line-break/></text:span><text:soft-page-break/><text:span text:style-name="T8">suivant :</text:span></text:p>
      <text:p text:style-name="P2"><text:span text:style-name="T6"><office:annotation><dc:creator>Auteur inconnu</dc:creator><dc:date>2017-07-05T15:06:54</dc:date><text:p text:style-name="P70"><text:span text:style-name="T85">do text if self.getImpactStudy() is not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n'est pas susceptible d'avoir des incidences notables sur l'environnement pour les motifs suivants :</text:span></text:p>
      <text:p text:style-name="P9"><text:span text:style-name="T6"><office:annotation><dc:creator>Auteur inconnu</dc:creator><dc:date>2017-07-05T15:06:47</dc:date><text:p text:style-name="P70"><text:span text:style-name="T85">do text if self.getImpactStudy() is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est susceptible d'avoir des incidences notables sur l'environnement pour les motifs suivants :</text:span></text:p>
      <text:p text:style-name="P8"><office:annotation><dc:creator>Auteur inconnu</dc:creator><dc:date>2017-07-05T15:09:46</dc:date><text:p><text:span text:style-name="T89">do text</text:span></text:p><text:p><text:span text:style-name="T89">from xhtml(self.portal_urban.decorateHTML('UrbanTable', self.getValueForTemplate('description')))</text:span></text:p></office:annotation></text:p>
      <text:p text:style-name="P4">Considérant que la demande se rapporte :</text:p>
      <text:list text:style-name="WW8Num6" xml:id="list3843322134">
        <text:list-item>
          <text:p text:style-name="P53"><office:annotation><dc:creator>Auteur inconnu</dc:creator><dc:date>2017-07-05T15:25:01</dc:date><text:p text:style-name="P70"><text:span text:style-name="T85">do text if 'classe' in self.getProtectedBuilding()</text:span></text:p></office:annotation>à un <text:s/><text:span text:style-name="T49">site</text:span> <text:span text:style-name="T49">monument</text:span> <text:span text:style-name="T49">ensemble architectural</text:span> - <text:span text:style-name="T49">inscrit sur la liste de sauvegarde</text:span> - <text:span text:style-name="T49">classé</text:span> - <text:span text:style-name="T49">soumis provisoirement aux effets du classement en vertu de l’article 208 du Code wallon du patrimoine</text:span> - <text:span text:style-name="T49">figurant sur la liste du patrimoine immobilier exceptionnel visée à l’article 187,12° du Code wallon du patrimoine</text:span> (<text:span text:style-name="T49">...</text:span>) ;</text:p>
        </text:list-item>
        <text:list-item>
          <text:p text:style-name="P53"><office:annotation><dc:creator>Auteur inconnu</dc:creator><dc:date>2017-07-05T15:31:36</dc:date><text:p text:style-name="P70"><text:span text:style-name="T85">do text if 'zoneprotection' in self.getProtectedBuilding()</text:span></text:p></office:annotation>à un bien immobilier situé dans une zone de protection en vertu du Code wallon du patrimoine (<text:span text:style-name="T49">...</text:span>) ;</text:p>
        </text:list-item>
        <text:list-item>
          <text:p text:style-name="P53"><office:annotation><dc:creator>Auteur inconnu</dc:creator><dc:date>2017-07-05T15:31:36</dc:date><text:p text:style-name="P70"><text:span text:style-name="T85">do text if 'reprisinventaire' in self.getProtectedBuilding()</text:span></text:p></office:annotation>à un bien immobilier repris en page <text:span text:style-name="T49">...</text:span> du "Patrimoine Monumental de la Belgique" (<text:span text:style-name="T48">Volume 2</text:span>, Province du <text:span text:style-name="T79">XXX</text:span>, arrondissement de Nivelles) en vertu du Code wallon du patrimoine ;</text:p>
        </text:list-item>
        <text:list-item>
          <text:p text:style-name="P53"><office:annotation><dc:creator>Auteur inconnu</dc:creator><dc:date>2017-07-05T15:31:36</dc:date><text:p text:style-name="P70"><text:span text:style-name="T85">do text if 'archeologique' in self.getProtectedBuilding()</text:span></text:p></office:annotation>à un bien immobilier repris à l’inventaire du patrimoine archéologique en vertu du Code wallon du patrimoine (<text:span text:style-name="T49">...</text:span>) ;</text:p>
        </text:list-item>
        <text:list-item>
          <text:p text:style-name="P57"><text:span text:style-name="T21">à un bien comportant </text:span><text:span text:style-name="T16">un arbre</text:span><text:span text:style-name="T21"> - </text:span><text:span text:style-name="T16">arbuste</text:span><text:span text:style-name="T21"> - </text:span><text:span text:style-name="T16">une haie remarquable</text:span><text:span text:style-name="T21"> ;</text:span></text:p>
        </text:list-item>
        <text:list-item>
          <text:p text:style-name="P59"><text:span text:style-name="T14"><office:annotation><dc:creator>Auteur inconnu</dc:creator><dc:date>2017-08-03T16:08:25</dc:date><text:p text:style-name="P70"><text:span text:style-name="T85">do text if 'tr'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très faible ;</text:span></text:p>
        </text:list-item>
        <text:list-item>
          <text:p text:style-name="P59"><text:span text:style-name="T14"><office:annotation><dc:creator>Auteur inconnu</dc:creator><dc:date>2017-08-03T16:08:25</dc:date><text:p text:style-name="P70"><text:span text:style-name="T85">do text if not 'Non' in licence_helper.floodingLevel and not 'tr' in licence_helper.floodingLevel and not 'moy' in licence_helper.floodingLevel and not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faible;</text:span></text:p>
        </text:list-item>
        <text:list-item>
          <text:p text:style-name="P59"><text:span text:style-name="T8"><office:annotation><dc:creator>Auteur inconnu</dc:creator><dc:date>2017-08-03T16:08:25</dc:date><text:p text:style-name="P70"><text:span text:style-name="T85">do text if 'moyen' in licence_helper.floodingLevel</text:span></text:p></office:annotation></text:span><text:span text:style-name="T8">à un bien immobilier exposé à un risque naturel majeur : <text:s/>l’inondation comprise dans les zones soumises à l’aléa d'inondation au sens de l’article D.53 du Code de l’eau : bien situé </text:span><text:span text:style-name="T16">pour partie</text:span><text:span text:style-name="T8"> en zone d'aléa moyen ;</text:span></text:p>
        </text:list-item>
        <text:list-item>
          <text:p text:style-name="P59"><text:span text:style-name="T14"><office:annotation><dc:creator>Auteur inconnu</dc:creator><dc:date>2017-08-03T16:08:25</dc:date><text:p text:style-name="P70"><text:span text:style-name="T85">do text if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élevé;</text:span></text:p>
        </text:list-item>
        <text:list-item>
          <text:p text:style-name="P60"><text:span text:style-name="T44"><office:annotation><dc:creator>Auteur inconnu</dc:creator><dc:date>2017-08-03T16:08:25</dc:date><text:p text:style-name="P70"><text:span text:style-name="T85">do text if licence_helper.concentratedRunoffSRisk and len(licence_helper.concentratedRunoffSRisk) &lt; 50 </text:span></text:p></office:annotation></text:span><text:span text:style-name="T44">à un bien immobilier exposé à un risque naturel majeur : le bien est parcouru par un </text:span><text:span text:style-name="T44"><text:text-input text:description="Natura2000">self.concentratedRunoffSRisk</text:text-input></text:span><text:span text:style-name="T44"> ;</text:span></text:p>
        </text:list-item>
        <text:list-item>
          <text:p text:style-name="P61"><text:span text:style-name="T45"><office:annotation><dc:creator>Auteur inconnu</dc:creator><dc:date>2017-08-03T16:08:25</dc:date><text:p text:style-name="P70"><text:span text:style-name="T85">do text if len(licence_helper.concentratedRunoffSRisk) &gt; 50</text:span></text:p></office:annotation></text:span><text:span text:style-name="T45">à un bien immobilier exposé à un risque naturel majeur : le bien est parcouru par un </text:span><text:span text:style-name="T46"><text:text-input text:description="Natura2000">self.concentratedRunoffSRisk</text:text-input></text:span><text:span text:style-name="T45"> ;</text:span></text:p>
        </text:list-item>
      </text:list>
      <text:list text:style-name="WW8Num10" xml:id="list3887515546">
        <text:list-item>
          <text:p text:style-name="P62"><text:span text:style-name="T8"><office:annotation><dc:creator>Auteur inconnu</dc:creator><dc:date>2017-07-05T15:53:15</dc:date><text:p text:style-name="P70"><text:span text:style-name="T85">do text if licence_helper.natura_2000</text:span></text:p></office:annotation></text:span><text:span text:style-name="T8">à un bien immobilier</text:span><text:span text:style-name="T72"> </text:span><text:span text:style-name="T17"><text:text-input text:description="Avis FD">licence_helper.natura_2000</text:text-input></text:span><text:span text:style-name="T8"><text:s/>arrêté en application de la loi du 12 juillet 1973 sur la conservation de la nature ;</text:span></text:p>
        </text:list-item>
        <text:list-item>
          <text:p text:style-name="P58"><text:span text:style-name="T29">à un bien immobilier situé dans ou à proximité </text:span><text:span text:style-name="T28">d’une réserve naturelle agréée</text:span><text:span text:style-name="T29"> - </text:span><text:span text:style-name="T28">d’une zone humide d’intérêt biologique</text:span><text:span text:style-name="T29"> visée par la loi du 12 juillet 1973 sur la conservation de la nature… ;</text:span></text:p>
        </text:list-item>
        <text:list-item>
          <text:p text:style-name="P56">à la <text:span text:style-name="T49">création</text:span> - <text:span text:style-name="T49">modification</text:span> - d’un établissement présentant un risque d’accident majeur au sens du décret du 11 mars 1999 relatif au permis d’environnement… ; </text:p>
        </text:list-item>
        <text:list-item>
          <text:p text:style-name="P54"><office:annotation><dc:creator>Auteur inconnu</dc:creator><dc:date>2017-08-03T15:45:08</dc:date><text:p text:style-name="P70"><text:span text:style-name="T88">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bien <text:text-input text:description="SEVESO">self.sevesoSite</text:text-input> ;</text:p>
        </text:list-item>
        <text:list-item>
          <text:p text:style-name="P63"><office:annotation><dc:creator>Auteur inconnu</dc:creator><dc:date>2017-08-03T15:45:08</dc:date><text:p text:style-name="P70"><text:span text:style-name="T88">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55">à un bien situé dans le périmètre du Plan d’Assainissement par Sous-bassin Hydrographique de la Senne approuvé par le Gouvernement wallon en date du 22 décembre 2005 qui reprend celui-ci en <text:text-input text:description="Zone PASH">self.pash</text:text-input> ;</text:p>
        </text:list-item>
      </text:list>
      <text:p text:style-name="P14"><text:span text:style-name="T30">Considérant que le schéma </text:span><text:span text:style-name="T36">de développement du territoire s’applique à la localisation du projet en vertu de l’article D.II.16 pour le motif suivant : </text:span><text:span text:style-name="T35">demande de permis d'urbanisme relative à une infrastructure linéaire visée par la structure territoriale du schéma du développement du territoire</text:span><text:span text:style-name="T36"> ou </text:span><text:span text:style-name="T35">demande de permis d'urbanisme visant à urbaniser un terrain de plus de quinze hectares et portant sur …</text:span><text:span text:style-name="T36"> ;</text:span></text:p>
      <text:p text:style-name="P12">Considérant que le bien est soumis à l’application :</text:p>
      <text:p text:style-name="UrbanList1">-<text:tab/>du plan de secteur de Nivelles <text:span text:style-name="T57">approuvé par arrêté royal du 1</text:span><text:span text:style-name="T26">er</text:span><text:span text:style-name="T57"> décembre 1981 et qui n'a pas cessé de produire ses effets pour le bien précité: </text:span><text:span text:style-name="T62"><text:text-input text:description="Bien-Parcelles">self.folderZone</text:text-input></text:span> ;</text:p>
      <text:p text:style-name="UrbanList1">-<text:tab/>du schéma de développement communal entré en vigueur le 13 novembre 2012 qui situe le bien <text:span text:style-name="T63"><text:text-input text:description="Bien-Parcelles">self.SDC</text:text-input></text:span> ;</text:p>
      <text:p text:style-name="UrbanList1">-<text:tab/>du guide régional d'urbanisme, étant situé sur une partie du territoire communal où s'appliquent ses dispositions relatives :</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oft-page-break/><text:span text:style-name="T49">-<text:tab/>à la "zone protégée en matière d'urbanisme"</text:span> ;</text:p>
      <text:p text:style-name="UrbanList1"><text:span text:style-name="T39">-<text:tab/>du guide communal d’urbanisme entré en vigueur le 15 mars 2017 : </text:span><text:span text:style-name="T65"><text:text-input text:description="GCU">self.township_guide</text:text-input></text:span> ;</text:p>
      <text:p text:style-name="UrbanList1">-<text:tab/><office:annotation><dc:creator>Auteur inconnu</dc:creator><dc:date>2017-08-03T16:52:57</dc:date><text:p text:style-name="P70"><text:span text:style-name="T85">do text if self.getIsInSubdivision()</text:span></text:p></office:annotation>d’un permis d’urbanisation :<text:span text:style-name="T59"> </text:span><text:span text:style-name="T59"><text:text-input text:description="RéfLotissement">self.getParcellings().getLabel()</text:text-input></text:span><text:span text:style-name="T59"><text:s/>(délivré le </text:span><text:span text:style-name="T59"><text:text-input text:description="Date lotissement">tool.formatDate(self.getParcellings().getAuthorizationDate())</text:text-input></text:span><text:span text:style-name="T59"><text:s/>à </text:span><text:span text:style-name="T59"><text:text-input text:description="Lotisseur">self.getParcellings().getSubdividerName()</text:text-input></text:span><text:span text:style-name="T59">) - </text:span><text:span text:style-name="T59"><text:text-input text:description="NumLot">licence_view.display_html_as_text('subdivisionDetails')</text:text-input></text:span><text:span text:style-name="T59"> ;</text:span></text:p>
      <text:p text:style-name="P16"><text:span text:style-name="T65"><office:annotation><dc:creator>Auteur inconnu</dc:creator><dc:date>2017-08-04T08:58:29</dc:date><text:p text:style-name="P70"><text:span text:style-name="T83">do </text:span><text:span text:style-name="T84">text</text:span><text:span text:style-name="T83"> if 'gio' in licence_helper.divergence</text:span></text:p></office:annotation></text:span><text:span text:style-name="T65">Considérant que la demande s’écarte du guide régional d'urbanisme pour le(s) motif(s) suivant(s) :</text:span></text:p>
      <text:p text:style-name="P15"><office:annotation><dc:creator>Auteur inconnu</dc:creator><dc:date>2017-08-04T08:58:29</dc:date><text:p text:style-name="P70"><text:span text:style-name="T83">do </text:span><text:span text:style-name="T84">text</text:span><text:span text:style-name="T83"> if 'vel' in licence_helper.divergence</text:span></text:p></office:annotation>Considérant que la demande s’écarte du schéma de développement communal pour le(s) motif(s) suivant(s) :</text:p>
      <text:p text:style-name="P15"><office:annotation><dc:creator>Auteur inconnu</dc:creator><dc:date>2017-08-04T08:58:29</dc:date><text:p text:style-name="P70"><text:span text:style-name="T83">do </text:span><text:span text:style-name="T84">text</text:span><text:span text:style-name="T83"> if 'de co' in licence_helper.divergence</text:span></text:p></office:annotation>Considérant que la demande s’écarte du guide communal d'urbanisme pour le(s) motif(s) suivant(s) :</text:p>
      <text:p text:style-name="P15"><office:annotation><dc:creator>Auteur inconnu</dc:creator><dc:date>2017-08-04T08:58:29</dc:date><text:p text:style-name="P70"><text:span text:style-name="T83">do </text:span><text:span text:style-name="T84">text</text:span><text:span text:style-name="T83"> if 'per' in licence_helper.divergence</text:span></text:p></office:annotation>Considérant que la demande s’écarte du permis d'urbanisation pour le(s) motif(s) suivant(s) :</text:p>
      <text:p text:style-name="P15"><office:annotation><dc:creator>Auteur inconnu</dc:creator><dc:date>2017-08-04T08:58:29</dc:date><text:p text:style-name="P70"><text:span text:style-name="T83">do </text:span><text:span text:style-name="T84">text</text:span><text:span text:style-name="T83"> if 'ori' in licence_helper.divergence</text:span></text:p></office:annotation>Considérant que la demande s’écarte du schéma d'orientation local pour le(s) motif(s) suivant(s) :</text:p>
      <text:list text:style-name="L1" xml:id="list4124906136">
        <text:list-header>
          <text:p text:style-name="P67"><text:span text:style-name="T61"><office:annotation><dc:creator>Auteur inconnu</dc:creator><dc:date>2017-08-09T13:20:52</dc:date><text:p text:style-name="P70"><text:span text:style-name="T83">do </text:span><text:span text:style-name="T84">text</text:span><text:span text:style-name="T83"> if licence_helper.divergence</text:span></text:p></office:annotation></text:span><text:span text:style-name="T61"><office:annotation><dc:creator>Auteur inconnu</dc:creator><dc:date>2017-08-08T09:25:49</dc:date><text:p text:style-name="P70"><text:span text:style-name="T87">do text</text:span></text:p><text:p><text:span text:style-name="T87">from xhtml(self.portal_urban.decorateHTML('UrbanTable', self.getAnnouncementArticlesText()))</text:span></text:p></office:annotation></text:span></text:p>
        </text:list-header>
      </text:list>
      <text:p text:style-name="P12"><office:annotation><dc:creator>Auteur inconnu</dc:creator><dc:date>2017-08-09T13:22:01</dc:date><text:p text:style-name="P70"><text:span text:style-name="T83">do </text:span><text:span text:style-name="T84">text</text:span><text:span text:style-name="T83"> if 'pla' in licence_helper.derogation</text:span></text:p></office:annotation>Considérant que la demande déroge au plan de secteur pour le(s) motif(s) suivant(s) :</text:p>
      <text:p text:style-name="P12"><office:annotation><dc:creator>Auteur inconnu</dc:creator><dc:date>2017-08-04T08:58:29</dc:date><text:p text:style-name="P70"><text:span text:style-name="T83">do </text:span><text:span text:style-name="T84">text</text:span><text:span text:style-name="T83"> if 'nor' in licence_helper.derogation</text:span></text:p></office:annotation>Considérant que la demande déroge à une ou des norme(s) du guide régional d'urbanisme pour le(s) motif(s) suivant(s) :</text:p>
      <text:p text:style-name="P36"><office:annotation><dc:creator>Auteur inconnu</dc:creator><dc:date>2017-08-09T13:28:22</dc:date><text:p text:style-name="P70"><text:span text:style-name="T83">do </text:span><text:span text:style-name="T84">text</text:span><text:span text:style-name="T83"> if licence_helper.derogation</text:span></text:p></office:annotation><office:annotation><dc:creator>Auteur inconnu</dc:creator><dc:date>2017-08-08T09:24:35</dc:date><text:p text:style-name="P70"><text:span text:style-name="T87">do text</text:span></text:p><text:p><text:span text:style-name="T87">from xhtml(self.portal_urban.decorateHTML('UrbanTable', self.getInvestigationReasons()))</text:span></text:p></office:annotation></text:p>
      <text:p text:style-name="P22"><text:span text:style-name="T22"><office:annotation><dc:creator>Auteur inconnu</dc:creator><dc:date>2017-07-31T11:34:40</dc:date><text:p text:style-name="P70"><text:span text:style-name="T85">do text if hasattr(self, 'getRoadAdaptation') and 'odification' in </text:span><text:span text:style-name="T83">licence_helper.r</text:span><text:span text:style-name="T85">oadAdaptation</text:span></text:p></office:annotation></text:span><text:span text:style-name="T8">Considérant que la demande comporte </text:span>une demande <text:span text:style-name="T48">de modification</text:span> de la voirie communale portant sur :</text:p>
      <text:p text:style-name="P36"><office:annotation><dc:creator>Auteur inconnu</dc:creator><dc:date>2017-08-09T13:58:06</dc:date><text:p text:style-name="P70"><text:span text:style-name="T85">do text if hasattr(self, 'getRoadAdaptation') and 'odification' in </text:span><text:span text:style-name="T83">licence_helper.r</text:span><text:span text:style-name="T85">oadAdaptation</text:span></text:p></office:annotation><text:span text:style-name="T33"><office:annotation><dc:creator>Auteur inconnu</dc:creator><dc:date>2017-08-09T13:58:56</dc:date><text:p><text:span text:style-name="T87">do text</text:span></text:p><text:p><text:span text:style-name="T87">from xhtml(self.portal_urban.decorateHTML('UrbanTable', self.getRoadModificationSubject()))</text:span></text:p></office:annotation></text:span></text:p>
      <text:p text:style-name="P22"><text:span text:style-name="T39"><office:annotation><dc:creator>Auteur inconnu</dc:creator><dc:date>2017-08-09T14:00:23</dc:date><text:p text:style-name="P70"><text:span text:style-name="T85">do text if hasattr(self, 'getRoadAdaptation') and 'odification' in </text:span><text:span text:style-name="T83">licence_helper.r</text:span><text:span text:style-name="T85">oadAdaptation</text:span></text:p></office:annotation></text:span><text:span text:style-name="T39">Considérant 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ture' in </text:span><text:span text:style-name="T83">licence_helper.r</text:span><text:span text:style-name="T85">oadAdaptation</text:span></text:p></office:annotation></text:span><text:span text:style-name="T8">Considérant que la demande comporte</text:span> une demande<text:span text:style-name="T48"> de création </text:span>d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press' in </text:span><text:span text:style-name="T83">licence_helper.r</text:span><text:span text:style-name="T85">oadAdaptation</text:span></text:p></office:annotation></text:span><text:span text:style-name="T8">Considérant que la demande comporte</text:span> une demande<text:span text:style-name="T48"> </text:span><text:span text:style-name="T66">de suppression</text:span> <text:span text:style-name="T49">partielle</text:span> d'un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12"><office:annotation><dc:creator>Auteur inconnu</dc:creator><dc:date>2017-08-09T14:30:01</dc:date><text:p text:style-name="P70"><text:span text:style-name="T83">do </text:span><text:span text:style-name="T84">text</text:span><text:span text:style-name="T83"> if licence_helper.divergence and not licence_helper.derogation</text:span></text:p></office:annotation>Considérant que la demande est soumise à une annonce de projet pour le(s) motif(s) suivant(s) :</text:p>
      <text:list text:style-name="L2" xml:id="list4006245741">
        <text:list-item>
          <text:p text:style-name="P68"><text:span text:style-name="T62"><office:annotation><dc:creator>Auteur inconnu</dc:creator><dc:date>2017-08-09T16:02:41</dc:date><text:p text:style-name="P70"><text:span text:style-name="T83">do </text:span><text:span text:style-name="T84">text</text:span><text:span text:style-name="T83"> if licence_helper.divergence and not licence_helper.derogation</text:span></text:p></office:annotation></text:span><text:span text:style-name="T64"><text:text-input text:description="Bien-Parcelles">self.announcementArticles</text:text-input></text:span></text:p>
        </text:list-item>
      </text:list>
      <text:p text:style-name="P24"><office:annotation><dc:creator>Auteur inconnu</dc:creator><dc:date>2017-08-09T15:33:48</dc:date><text:p text:style-name="P70"><text:span text:style-name="T83">do text if licence_helper.derogation</text:span></text:p></office:annotation>Considérant que la demande est soumise à une enquête publique pour le(s) motif(s) suivant(s) :</text:p>
      <text:list text:continue-numbering="true" text:style-name="L2" xml:id="list143951044418614">
        <text:list-item>
          <text:p text:style-name="P69"><text:span text:style-name="T5"><office:annotation><dc:creator>Auteur inconnu</dc:creator><dc:date>2017-08-09T16:14:54</dc:date><text:p text:style-name="P70"><text:span text:style-name="T83">do text if licence_helper.derogation</text:span></text:p></office:annotation></text:span><text:span text:style-name="T5"><text:text-input text:description="Bien-Parcelles">self.investigationArticles</text:text-input></text:span></text:p>
        </text:list-item>
        <text:list-item>
          <text:p text:style-name="P69"><text:span text:style-name="T5"><office:annotation><dc:creator>Auteur inconnu</dc:creator><dc:date>2017-08-09T16:36:04</dc:date><text:p text:style-name="P70"><text:span text:style-name="T83">do text if licence_helper.derogation and licence_helper.divergence</text:span></text:p></office:annotation></text:span><text:span text:style-name="T5"><text:text-input text:description="écarts">self.announcementArticles</text:text-input></text:span></text:p>
        </text:list-item>
      </text:list>
      <text:p text:style-name="P25"><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lt;1</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aucune réclamation n’a été introduite;</text:p>
      <text:p text:style-name="P21"><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gt;0</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1</text:span></text:p></office:annotation>-<text:tab/><text:text-input text:description="NbRéclamationsOrales">licence_helper.getLastAnnouncement().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gt;1</text:span></text:p></office:annotation>-<text:tab/><text:text-input text:description="NbRéclamationsOrales">licence_helper.getLastAnnouncement().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1</text:span></text:p></office:annotation>-<text:tab/><text:text-input text:description="NbRéclamationsOrales">licence_helper.getLastAnnouncement().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gt;1</text:span></text:p></office:annotation>-<text:tab/><text:text-input text:description="NbRéclamationsOrales">licence_helper.getLastAnnouncement().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1</text:span></text:p></office:annotation>-<text:tab/><text:text-input text:description="NbRéclamationsOrales">licence_helper.getLastAnnouncement().getNumberOfPetition()</text:text-input> pétition de <text:text-input text:description="NbRéclamationsOrales">licence_helper.getLastAnnouncement().getNumberOfSignature()</text:text-input><text:s/>signatur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gt;1</text:span></text:p></office:annotation>-<text:tab/><text:text-input text:description="NbRéclamationsOrales">licence_helper.getLastAnnouncement().getNumberOfPetition()</text:text-input> pétitions pour un total de <text:text-input text:description="NbRéclamationsOrales">licence_helper.getLastAnnouncement().getNumberOfSignature()</text:text-input><text:s/>signatures ;</text:p>
      <text:p text:style-name="P19"><office:annotation><dc:creator>Auteur inconnu</dc:creator><dc:date>2017-08-10T11:11:29</dc:date><text:p text:style-name="P70"><text:span text:style-name="T83">do </text:span><text:span text:style-name="T84">text</text:span><text:span text:style-name="T83"> if licence_helper.derogation and len(licence_helper.getLastInquiry().getClaimants())&lt;1</text:span></text:p></office:annotation>Considérant que l’enquête publique a eu lieu <text:span text:style-name="T74">du <text:s/></text:span><text:span text:style-name="T74"><text:text-input text:description="">licence_view.format_date(licence_helper.getLastInquiry().getInvestigationStart())</text:text-input></text:span><text:span text:style-name="T74"><text:s/>au </text:span><text:span text:style-name="T74"><text:text-input text:description="">licence_view.format_date(licence_helper.getLastInquiry().getInvestigationEnd())</text:text-input></text:span><text:span text:style-name="T74"><text:s text:c="2"/></text:span>, conformément aux articles D.VIII.6 et suivants du Code; qu'aucune réclamation n'a été introduite;</text:p>
      <text:p text:style-name="P49"><office:annotation><dc:creator>Auteur inconnu</dc:creator><dc:date>2017-08-10T11:11:29</dc:date><text:p text:style-name="P70"><text:span text:style-name="T83">do </text:span><text:span text:style-name="T84">text</text:span><text:span text:style-name="T83"> if licence_helper.derogation and len(licence_helper.getLastInquiry().getClaimants())&gt;0</text:span></text:p></office:annotation>Considérant que l’enquête publique a eu lieu <text:span text:style-name="T73">du </text:span><text:span text:style-name="T73"><text:text-input text:description="">licence_view.format_date(licence_helper.getLastInquiry().getInvestigationStart())</text:text-input></text:span><text:span text:style-name="T73"><text:s/>au </text:span><text:span text:style-name="T73"><text:text-input text:description="">licence_view.format_date(licence_helper.getLastInquiry().getInvestigationEnd())</text:text-input></text:span><text:span text:style-name="T73"><text:s/></text:span>, conformément aux articles <text:soft-page-break/>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1</text:span></text:p></office:annotation>-<text:tab/><text:text-input text:description="NbRéclamationsOrales">licence_helper.getLastInquiry().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1</text:span></text:p></office:annotation>-<text:tab/><text:text-input text:description="NbRéclamationsOrales">licence_helper.getLastInquiry().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0"><office:annotation><dc:creator>Auteur inconnu</dc:creator><dc:date>2017-08-22T16:18:49</dc:date><text:p text:style-name="P70"><text:span text:style-name="T83">do text if 'Ann' in licence_helper.inquiry_type and len(licence_helper.getLastAnnouncement().getClaimants())&gt;0</text:span></text:p></office:annotation>Considérant que les réclamations et observations suscitées par l'annonce de projet peuvent être résumées comme suit : <text:span text:style-name="T49">XXX</text:span></text:p>
      <text:p text:style-name="P20"><office:annotation><dc:creator>Auteur inconnu</dc:creator><dc:date>2017-08-22T16:19:15</dc:date><text:p text:style-name="P70"><text:span text:style-name="T83">do text if licence_helper.derogation and len(licence_helper.getLastInquiry().getClaimants())&gt;0</text:span></text:p></office:annotation>Considérant que les réclamations et observations suscitées par <text:s/>l'enquête publique peuvent être résumées comme suit : <text:span text:style-name="T49">XXX</text:span></text:p>
      <text:p text:style-name="P22"><text:span text:style-name="T60"><office:annotation><dc:creator>Auteur inconnu</dc:creator><dc:date>2016-06-14T17:02:33</dc:date><text:p text:style-name="P70"><text:span text:style-name="T85">do text if len(self.solicitOpinionsTo == 1</text:span></text:p></office:annotation></text:span><text:span text:style-name="T60">Considérant que le service visé ci-après a été consulté :</text:span></text:p>
      <text:p text:style-name="P23"><office:annotation><dc:creator>Auteur inconnu</dc:creator><dc:date>2016-06-14T17:02:33</dc:date><text:p text:style-name="P70"><text:span text:style-name="T85">do text if len(self.solicitOpinionsTo) &gt; 1</text:span></text:p></office:annotation>Considérant que les services visés ci-après ont été consultés :</text:p>
      <text:section text:name="Section2" text:style-name="Sect1">
        <text:list text:style-name="L3" xml:id="list571414849">
          <text:list-item>
            <text:p text:style-name="P66"><text:span text:style-name="T60"><office:annotation><dc:creator>Ngaha </dc:creator><dc:date>2016-06-14T11:01:56</dc:date><text:p text:style-name="P70"><text:span text:style-name="T86">do section- for opinion in self.getUrbanEventOpinionRequests()</text:span></text:p></office:annotation></text:span><text:span text:style-name="T60"><text:text-input text:description="">opinion.Title()</text:text-input></text:span><text:span text:style-name="T60"> :</text:span></text:p>
          </text:list-item>
        </text:list>
        <text:p text:style-name="P50">pour le(s) motif(s) suivant(s) :</text:p>
        <text:list text:continue-numbering="true" text:style-name="L3" xml:id="list143951248213669">
          <text:list-header>
            <text:p text:style-name="P64"><office:annotation><dc:creator>Ngaha </dc:creator><dc:date>2016-06-14T13:45:07</dc:date><text:p text:style-name="P70"><text:span text:style-name="T86">do text</text:span></text:p><text:p text:style-name="P70"><text:span text:style-name="T86">from xhtml(self.portal_urban.decorateHTML('UrbanBody', opinion.getOpinionText()))</text:span></text:p></office:annotation></text:p>
            <text:p text:style-name="P65">que son avis sollicité en date du <text:text-input text:description="">tool.formatDate(opinion.getEventDate())</text:text-input>, transmis en date du <text:span text:style-name="T49">XXX</text:span> et réceptionné en date du <text:text-input text:description="">tool.formatDate(opinion.getReceiptDate())</text:text-input>, sous les références <text:text-input text:description="">opinion.getReceivedDocumentReference()</text:text-input>, est <text:text-input text:description="">opinion.getExternalDecision()</text:text-input>; qu'il est libellé comme suit :</text:p>
            <text:p text:style-name="P64"><office:annotation><dc:creator>Ngaha </dc:creator><dc:date>2016-06-14T13:44:03</dc:date><text:p text:style-name="P70"><text:span text:style-name="T86">do text</text:span></text:p><text:p text:style-name="P70"><text:span text:style-name="T86">from xhtml(self.portal_urban.decorateHTML('UrbanBody', opinion.getDecisionText()))</text:span></text:p></office:annotation></text:p>
          </text:list-header>
        </text:list>
      </text:section>
      <text:p text:style-name="P17"><text:span text:style-name="T6">Considérant que le demandeur a produit des plans modificatifs ayant fait l’objet</text:span><text:span text:style-name="T8">, en application de l’article D.IV.43 du Code,</text:span><text:span text:style-name="T6"> d’un accusé de réception daté du </text:span><text:span text:style-name="T50">…</text:span><text:span text:style-name="T6"> ; que ces plans ont été <text:s/>soumis </text:span><text:span text:style-name="T8">à une </text:span><text:span text:style-name="T16">annonce de projet</text:span><text:span text:style-name="T8"> <text:s/></text:span><text:span text:style-name="T16">enquête publique</text:span><text:span text:style-name="T8"> </text:span><text:span text:style-name="T16">et à </text:span><text:span text:style-name="T50">la consultation des services ou commissions suivants : ...</text:span><text:span text:style-name="T6"> ; que </text:span><text:span text:style-name="T50">…</text:span><text:span text:style-name="T6"> ;</text:span></text:p>
      <text:p text:style-name="P28">Considérant que l'avis du Fonctionnaire délégué sur les plans modifiés a été sollicité en vertu de l’article <text:span text:style-name="T49">D.IV.15</text:span><text:span text:style-name="T71"> (avis facultatif)</text:span> - <text:span text:style-name="T49">D.IV.16 </text:span><text:span text:style-name="T71">(écarts)</text:span> - <text:span text:style-name="T49">D.IV.17 </text:span><text:span text:style-name="T71">(avis conforme)</text:span> du Code en date du <text:span text:style-name="T49">…</text:span> ; que son avis <text:span text:style-name="T49">conforme</text:span> est <text:span text:style-name="T49">réputé favorable par défaut en vertu de l'article <text:s/>D. IV.39 du Code</text:span> <text:span text:style-name="T49">favorable</text:span> <text:span text:style-name="T49">conditionnel</text:span> <text:span text:style-name="T49">défavorable</text:span> ; qu'il est libellé comme suit (avis complet joint en annexe) : <text:span text:style-name="T49">…</text:span> ; </text:p>
      <text:p text:style-name="P12">Considérant que <text:span text:style-name="T49">XXX</text:span> ;</text:p>
      <text:p text:style-name="P12">Considérant que les charges imposées en vertu de l’article D.IV.54 du Code sont justifiées comme suit : <text:span text:style-name="T49">XXX</text:span> ;</text:p>
      <text:p text:style-name="P26"><office:annotation><dc:creator>Pierre Millecamps</dc:creator><dc:date>2017-09-06T15:07:39</dc:date><text:p text:style-name="P70"><text:span text:style-name="T85">do text if self.getIsInSubdivision() and not </text:span><text:span text:style-name="T83">'per' in licence_helper.divergence</text:span></text:p></office:annotation>Considérant que le projet respecte les prescriptions urbanistiques du lotissement ;</text:p>
      <text:p text:style-name="P26"><office:annotation><dc:creator>Pierre Millecamps</dc:creator><dc:date>2017-09-06T15:07:51</dc:date><text:p text:style-name="P70"><text:span text:style-name="T85">do text if self.getIsInSubdivision() and </text:span><text:span text:style-name="T83">'per' in licence_helper.divergence</text:span></text:p></office:annotation>Considérant qu'en dehors <text:span text:style-name="T49">de la dérogation sollicitée</text:span> <text:span text:style-name="T34">des dérogations sollicitées</text:span>, le projet respecte les prescriptions urbanistiques du lotissement ;</text:p>
      <text:p text:style-name="P26">Considérant que le projet de construction respecte le caractère général de la zone ;</text:p>
      <text:p text:style-name="P26">Considérant que le projet d'agrandissement, situé à l'arrière de la construction principale, n'est pas de nature à compromettre l'harmonie du quartier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gio'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guide régional d'urbanisme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vel'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e développement communal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de co'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guide communal d'urbanisme et que les travaux projetés ne sont pas d'impact limité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per'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permis d'urbanisation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ori'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orientation local et que les travaux projetés ne sont pas d'impact limité ;</text:p>
      <text:p text:style-name="P27"><office:annotation><dc:creator>Pierre Millecamps</dc:creator><dc:date>2017-09-19T16:45:49</dc:date><text:p text:style-name="P70"><text:span text:style-name="T83">do </text:span><text:span text:style-name="T84">text</text:span><text:span text:style-name="T83"> if 'pla' in licence_helper.derogation</text:span></text:p></office:annotation>Considérant qu'en application de l'article D.IV.17, alinéa 1<text:span text:style-name="T22">er</text:span>, 1° du Code, l'avis conforme du Fonctionnaire délégué est requis parce que la demande implique une dérogation au plan de secteur ;</text:p>
      <text:p text:style-name="P27"><office:annotation><dc:creator>Pierre Millecamps</dc:creator><dc:date>2017-09-19T16:45:49</dc:date><text:p text:style-name="P70"><text:span text:style-name="T83">do </text:span><text:span text:style-name="T84">text</text:span><text:span text:style-name="T83"> if 'nor' in licence_helper.derogation</text:span></text:p></office:annotation>Considérant qu'en application de l'article D.IV.17, alinéa 1<text:span text:style-name="T22">er</text:span>, 1° du Code, l'avis conforme du Fonctionnaire délégué est requis parce que la demande implique une dérogation à <text:span text:style-name="T49">une norme</text:span> <text:span text:style-name="T49">des normes</text:span> du guide régional <text:soft-page-break/>d'urbanisme ;</text:p>
      <text:p text:style-name="P27"><office:annotation><dc:creator>Pierre Millecamps</dc:creator><dc:date>2017-09-19T16:45:49</dc:date><text:p text:style-name="P70"><text:span text:style-name="T85">do text if licence_helper.natura_2000</text:span></text:p></office:annotation>Considérant qu'en application de l'article D.IV.17, alinéa 1<text:span text:style-name="T22">er</text:span>, 2° du Code, l'avis conforme du Fonctionnaire délégué est requis parce que la demande concerne un bien inscrit dans un site Natura 2000 ;</text:p>
      <text:p text:style-name="P46"><office:annotation><dc:creator>Auteur inconnu</dc:creator><dc:date>2017-07-05T15:25:01</dc:date><text:p text:style-name="P70"><text:span text:style-name="T85">do text if 'class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 </text:span><text:span text:style-name="T49">inscrit sur la liste de sauvegarde</text:span> - <text:span text:style-name="T49">classé</text:span> - <text:span text:style-name="T49">soumis provisoirement aux effets du classement</text:span> ;</text:p>
      <text:p text:style-name="P46"><office:annotation><dc:creator>Auteur inconnu</dc:creator><dc:date>2017-07-05T15:31:36</dc:date><text:p text:style-name="P70"><text:span text:style-name="T85">do text if 'zoneprotection'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text:span> situé dans une zone de protection visée à l'article 209 du Code wallon du patrimoine (<text:span text:style-name="T49">...</text:span>) ;</text:p>
      <text:p text:style-name="P46"><office:annotation><dc:creator>Auteur inconnu</dc:creator><dc:date>2017-07-05T15:31:36</dc:date><text:p text:style-name="P70"><text:span text:style-name="T85">do text if 'archeologiqu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text:span> bien localisé dans un site repris à l’inventaire du patrimoine archéologique visée à l'article 233 du Code wallon du patrimoine (<text:span text:style-name="T49">...</text:span>) ;</text:p>
      <text:p text:style-name="P18">Pour les motifs précités,</text:p>
      <text:p text:style-name="P13">Ouï Monsieur Stéphane LACROIX, Échevin de l'urbanisme, en son rapport</text:p>
      <text:p text:style-name="P13">À l'unanimité,</text:p>
      <text:p text:style-name="P40"><text:span text:style-name="T12"><office:annotation><dc:creator>Pierre Millecamps</dc:creator><dc:date>2017-09-07T14:17:50</dc:date><text:p text:style-name="P70"><text:span text:style-name="T83">do </text:span><text:span text:style-name="T84">text</text:span><text:span text:style-name="T83"> if licence_helper.divergence and not licence_helper.derogation</text:span></text:p></office:annotation></text:span><text:span text:style-name="T12">Article 1</text:span><text:span text:style-name="T24">er</text:span><text:span text:style-name="T68"> :<text:tab/></text:span><text:span text:style-name="T9">ÉMET L'AVIS QU'IL Y A LIEU D'ACCEPTER</text:span><text:span text:style-name="T47"> </text:span><text:span text:style-name="T19">l'écart sollicité</text:span><text:span text:style-name="T17"> </text:span><text:span text:style-name="T19">les écarts sollicités</text:span><text:span text:style-name="T18"> </text:span><text:span text:style-name="T17">(</text:span><text:span text:style-name="T20">liste des écarts</text:span><text:span text:style-name="T17">) <text:s/>par </text:span><text:span text:style-name="T17"><text:text-input text:description="Demandeur avec adresse">self.getApplicantsSignaletic(withaddress=False)</text:text-input></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not licence_helper.divergence and licence_helper.derogation</text:span></text:p></office:annotation></text:span><text:span text:style-name="T12">Article 1</text:span><text:span text:style-name="T24">er</text:span><text:span text:style-name="T69"> :<text:tab/></text:span><text:span text:style-name="T9">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7"> </text:span><text:span text:style-name="T19">les dérogations sollicitées</text:span><text:span text:style-name="T18"> </text:span><text:span text:style-name="T17">(</text:span><text:span text:style-name="T20">liste des dérogations</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licence_helper.divergence and licence_helper.derogation</text:span></text:p></office:annotation></text:span><text:span text:style-name="T12">Article 1</text:span><text:span text:style-name="T24">er</text:span><text:span text:style-name="T69"> :<text:tab/></text:span><text:span text:style-name="T10">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8"> </text:span><text:span text:style-name="T19">les dérogations sollicitées</text:span><text:span text:style-name="T18"> (</text:span><text:span text:style-name="T20">liste des dérogations</text:span><text:span text:style-name="T18">) et </text:span><text:span text:style-name="T11">D'ACCEPTER </text:span><text:span text:style-name="T19">l'écart sollicité</text:span><text:span text:style-name="T18"> <text:s/></text:span><text:span text:style-name="T19">les écarts sollicités</text:span><text:span text:style-name="T18"> </text:span><text:span text:style-name="T17">(</text:span><text:span text:style-name="T20">liste des écarts</text:span><text:span text:style-name="T17">).</text:span></text:p>
      <text:p text:style-name="P38"><text:span text:style-name="T37">Article 2:</text:span> <text:tab/><text:span text:style-name="T55">ÉMET UN AVIS FAVORABLE</text:span> sur la demande de permis d'urbanis<text:span text:style-name="T81">ation</text:span><text:span text:style-name="T49">, sous réserve</text:span> :</text:p>
      <text:p text:style-name="P35">-<text:tab/>de respecter le niveau du sol naturel sur une largeur d'1 mètre le long des limites mitoyennes de la parcelle, sauf en ce qui concerne la rampe d'accès commune avec la parcelle voisine, qui ne pourra être réalisée qu'avec l'accord explicite du propriétaire concerné, à présenter au collège avant la délivrance du permis d'urbanis<text:span text:style-name="T81">ation</text:span>;</text:p>
      <text:p text:style-name="P35">-<text:tab/>de se conformer aux avis susvisés des différents services consultés dont, plus particulièrement, celui de la zone de secours , favorable à condition de prévoir des modifications qui nécessiteront l'introduction de nouveaux plans, modifiés en conséquence et visés par le Service régional d'Incendie, <text:span text:style-name="T37">avant la délivrance du permis d'urbanis</text:span><text:span text:style-name="T38">ation</text:span>;</text:p>
      <text:p text:style-name="P35">-<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5">-<text:tab/>de supprimer le filtre bactérien;</text:p>
      <text:p text:style-name="P35">-<text:tab/>de raccorder toutes les évacuations d'eaux usées à la nouvelle fosse septique "toutes eaux";</text:p>
      <text:p text:style-name="P35">-<text:tab/>d'installer une fosse septique toutes eaux (by-passable et munie d'un dégraisseur) pour le traitement des eaux usées et un regard de visite accessible avant le rejet dans l'égout public.</text:p>
      <text:p text:style-name="P35">-<text:tab/>de raccorder l'évacuation des eaux pluviales au réseau d'égouts de l'habitation;</text:p>
      <text:p text:style-name="P35">-<text:tab/>lors des vidanges de la piscine, de faire évacuer les eaux par un vidangeur, tout déversement de celles-ci dans les égouts publics étant interdit;</text:p>
      <text:p text:style-name="P35">-<text:span text:style-name="T67"><text:tab/></text:span>d'introduire, préalablement à la délivrance du permis d'urbanis<text:span text:style-name="T81">ation</text:span>,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text:span text:style-name="T81">ation</text:span>;</text:p>
      <text:p text:style-name="P35">-<text:span text:style-name="T6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5">-<text:tab/>de présenter au collège, avant la délivrance du permis d'urbanis<text:span text:style-name="T81">ation</text:span>,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5">-<text:tab/>appliquer la peinture extérieure dans les deux ans de la fin de la construction, dans une teinte à soumettre à l'accord préalable du collège, </text:p>
      <text:p text:style-name="P35">-<text:tab/>de présenter au collège, avant la délivrance du permis d'urbanis<text:span text:style-name="T81">ation</text:span>, l'autorisation des services de la Division de l'Eau, pour le rejet des eaux pluviales dans <text:span text:style-name="T78">XXX</text:span>;</text:p>
      <text:p text:style-name="P35"><text:soft-page-break/>-<text:tab/>d'obtenir, préalablement à la délivrance du permis d'urbanis<text:span text:style-name="T81">ation</text:span>, l'autorisation du collège provincial du <text:span text:style-name="T78">XXX</text:span> pour la dérogation sollicitée;</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not licence_helper.derogation</text:span></text:p></office:annotation></text:span><text:span text:style-name="T37">Article 3:</text:span> <text:tab/><text:span text:style-name="T55">DÉCIDE</text:span> de solliciter l'avis préalable du Fonctionnaire délégué sur la demande<text:span text:style-name="T48"> </text:span><text:span text:style-name="T49">d'écart</text:span><text:span text:style-name="T48"> </text:span><text:span text:style-name="T49">d'écart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not licence_helper.divergence and licence_helper.derogation</text:span></text:p></office:annotation></text:span><text:span text:style-name="T37">Article 3:</text:span> <text:tab/><text:span text:style-name="T55">DÉCIDE</text:span> de solliciter l'avis conforme du Fonctionnaire délégué sur la demande <text:span text:style-name="T48">de </text:span><text:span text:style-name="T49">dérogation</text:span> <text:span text:style-name="T48"><text:s/></text:span><text:span text:style-name="T49">dérogation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licence_helper.derogation</text:span></text:p></office:annotation></text:span><text:span text:style-name="T37">Article 3:</text:span> <text:tab/><text:span text:style-name="T55">DÉCIDE</text:span> de solliciter l'avis préalable du Fonctionnaire délégué sur la demande <text:span text:style-name="T49">d'écart</text:span> <text:span text:style-name="T49">d'écarts</text:span> et son avis conforme sur la demande <text:span text:style-name="T48">de </text:span><text:span text:style-name="T49">dérogation</text:span><text:span text:style-name="T48"> </text:span><text:span text:style-name="T49">dérogations</text:span><text:span text:style-name="T48">.</text:span></text:p>
      <text:p text:style-name="P37">La présente délibération sera transmise au Fonctionnaire délégué du centre de <text:span text:style-name="T78">XXX</text:span> de la DGO4 (Aménagement du Territoire, Logement, Patrimoine et Énergie), accompagnée du dossier d'instruction de la demande.</text:p>
      <text:p text:style-name="P37"/>
      <text:p text:style-name="P47"><text:span text:style-name="T39"><office:annotation><dc:creator>Gauthier Bastien</dc:creator><dc:date>2011-01-13T14:56:41</dc:date><text:p text:style-name="P70"><text:span text:style-name="T82">do text</text:span></text:p><text:p text:style-name="P70"><text:span text:style-name="T82">from document(at=signatures, format='odt')</text:span></text:p></office:annotation></text:span><text:span text:style-name="T41">Import depuis signatures.odt</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1" svg:font-family="'Courier New'" style:font-family-generic="modern"/>
    <style:font-face style:name="DejaVu Sans2" svg:font-family="'DejaVu Sans'" style:font-family-generic="swiss"/>
    <style:font-face style:name="Ubuntu" svg:font-family="Ubuntu" style:font-family-generic="swiss"/>
    <style:font-face style:name="Courier New"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zxx"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style:font-size-asian="10.5pt" style:font-style-asian="italic" style:font-size-complex="12pt" style:font-style-complex="italic"/>
    </style:style>
    <style:style style:name="WW8Num1z0" style:family="text">
      <style:text-properties style:font-name="Tahoma1" fo:font-family="Tahoma" style:font-family-generic="swiss" style:font-pitch="variable" style:font-name-complex="Tahoma1" style:font-family-complex="Tahoma" style:font-family-generic-complex="swiss" style:font-pitch-complex="variable"/>
    </style:style>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1" fo:font-family="Tahoma" style:font-family-generic="swiss" style:font-pitch="variable" fo:font-size="8pt" fo:language="fr" fo:country="FR" style:font-size-asian="8pt" style:font-name-complex="Tahoma1"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64cm" fo:margin-bottom="1.4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ORMULAIRE D’OCTROI OU DE REFUS DU PERMIS/CERTIFICAT D’URBANISME N 2 PAR LE COLLEGE COMMUNAL/ LE FONCTIONNAIRE DELEGUE/LE GOUVERNEMENT</dc:title>
    <meta:initial-creator>WARNOTTE</meta:initial-creator>
    <meta:creation-date>2017-06-26T11:27:00</meta:creation-date>
    <dc:date>2021-01-18T14:39:50.075298664</dc:date>
    <meta:print-date>2016-08-23T16:12:00</meta:print-date>
    <meta:editing-cycles>228</meta:editing-cycles>
    <meta:editing-duration>P1DT21H4M15S</meta:editing-duration>
    <meta:generator>LibreOffice/6.4.6.2$Linux_X86_64 LibreOffice_project/40$Build-2</meta:generator>
    <meta:document-statistic meta:table-count="0" meta:image-count="0" meta:object-count="0" meta:page-count="6" meta:paragraph-count="147" meta:word-count="3425" meta:character-count="23048" meta:non-whitespace-character-count="19915"/>
  </office:meta>
</office:document-meta>
</file>